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3.5894in" svg:y="16.9181in">
            <draw:object draw:notify-on-update-of-ranges="Sheet1.J97:Sheet1.J101 Sheet1.M96:Sheet1.M96 Sheet1.M97:Sheet1.M101 Sheet1.N96:Sheet1.N96 Sheet1.N97:Sheet1.N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2374in" svg:y="19.0094in">
            <draw:object draw:notify-on-update-of-ranges="Sheet1.M96:Sheet1.M96 Sheet1.J97:Sheet1.J101 Sheet1.N96:Sheet1.N96 Sheet1.N97:Sheet1.N101 Sheet1.M96:Sheet1.M96 Sheet1.M97:Sheet1.M101 Sheet1.J97:Sheet1.J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6" table:default-cell-style-name="Default"/>
        <table:table-row table:style-name="ro1">
          <table:table-cell office:value-type="string" calcext:value-type="string">
            <text:p>./arrhythmia/arrhythmia 8 32 1 1 helib 65536 717 23 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0</text:p>
          </table:table-cell>
          <table:table-cell office:value-type="string" calcext:value-type="string">
            <text:p>output:</text:p>
          </table:table-cell>
          <table:table-cell office:value-type="float" office:value="0.12577" calcext:value-type="float">
            <text:p>0.12577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18575" calcext:value-type="float">
            <text:p>0.18575</text:p>
          </table:table-cell>
          <table:table-cell office:value-type="float" office:value="0.20791" calcext:value-type="float">
            <text:p>0.20791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43065" calcext:value-type="float">
            <text:p>0.43065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44574" calcext:value-type="float">
            <text:p>0.44574</text:p>
          </table:table-cell>
          <table:table-cell office:value-type="float" office:value="0.4089" calcext:value-type="float">
            <text:p>0.4089</text:p>
          </table:table-cell>
          <table:table-cell office:value-type="float" office:value="0.46399" calcext:value-type="float">
            <text:p>0.46399</text:p>
          </table:table-cell>
          <table:table-cell office:value-type="float" office:value="0.12385" calcext:value-type="float">
            <text:p>0.1238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1.58636" calcext:value-type="float">
            <text:p>1.5863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1.22614" calcext:value-type="float">
            <text:p>1.22614</text:p>
          </table:table-cell>
          <table:table-cell office:value-type="float" office:value="0.35357" calcext:value-type="float">
            <text:p>0.35357</text:p>
          </table:table-cell>
          <table:table-cell office:value-type="float" office:value="0.25392" calcext:value-type="float">
            <text:p>0.25392</text:p>
          </table:table-cell>
          <table:table-cell office:value-type="float" office:value="0.06305" calcext:value-type="float">
            <text:p>0.06305</text:p>
          </table:table-cell>
          <table:table-cell office:value-type="float" office:value="0.45904" calcext:value-type="float">
            <text:p>0.45904</text:p>
          </table:table-cell>
          <table:table-cell office:value-type="float" office:value="0.12686" calcext:value-type="float">
            <text:p>0.12686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5523" calcext:value-type="float">
            <text:p>0.05523</text:p>
          </table:table-cell>
          <table:table-cell office:value-type="float" office:value="0.99421" calcext:value-type="float">
            <text:p>0.99421</text:p>
          </table:table-cell>
          <table:table-cell office:value-type="float" office:value="0.25514" calcext:value-type="float">
            <text:p>0.25514</text:p>
          </table:table-cell>
          <table:table-cell office:value-type="float" office:value="0.07165" calcext:value-type="float">
            <text:p>0.07165</text:p>
          </table:table-cell>
          <table:table-cell office:value-type="float" office:value="0.30708" calcext:value-type="float">
            <text:p>0.30708</text:p>
          </table:table-cell>
          <table:table-cell office:value-type="float" office:value="0.72109" calcext:value-type="float">
            <text:p>0.72109</text:p>
          </table:table-cell>
          <table:table-cell office:value-type="float" office:value="0.20622" calcext:value-type="float">
            <text:p>0.20622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1</text:p>
          </table:table-cell>
          <table:table-cell office:value-type="string" calcext:value-type="string">
            <text:p>output:</text:p>
          </table:table-cell>
          <table:table-cell office:value-type="float" office:value="0.17805" calcext:value-type="float">
            <text:p>0.17805</text:p>
          </table:table-cell>
          <table:table-cell office:value-type="float" office:value="0.47117" calcext:value-type="float">
            <text:p>0.47117</text:p>
          </table:table-cell>
          <table:table-cell office:value-type="float" office:value="0.02757" calcext:value-type="float">
            <text:p>0.02757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12143" calcext:value-type="float">
            <text:p>0.12143</text:p>
          </table:table-cell>
          <table:table-cell office:value-type="float" office:value="0.21673" calcext:value-type="float">
            <text:p>0.21673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48548" calcext:value-type="float">
            <text:p>0.48548</text:p>
          </table:table-cell>
          <table:table-cell office:value-type="float" office:value="-0" calcext:value-type="float">
            <text:p>0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9487" calcext:value-type="float">
            <text:p>0.09487</text:p>
          </table:table-cell>
          <table:table-cell office:value-type="float" office:value="0.13799" calcext:value-type="float">
            <text:p>0.137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4732" calcext:value-type="float">
            <text:p>0.14732</text:p>
          </table:table-cell>
          <table:table-cell office:value-type="float" office:value="0.22322" calcext:value-type="float">
            <text:p>0.22322</text:p>
          </table:table-cell>
          <table:table-cell office:value-type="float" office:value="0.04384" calcext:value-type="float">
            <text:p>0.04384</text:p>
          </table:table-cell>
          <table:table-cell office:value-type="float" office:value="0.17814" calcext:value-type="float">
            <text:p>0.17814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20177" calcext:value-type="float">
            <text:p>0.20177</text:p>
          </table:table-cell>
          <table:table-cell office:value-type="float" office:value="0.26004" calcext:value-type="float">
            <text:p>0.26004</text:p>
          </table:table-cell>
          <table:table-cell office:value-type="float" office:value="0.30199" calcext:value-type="float">
            <text:p>0.30199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56275" calcext:value-type="float">
            <text:p>0.56275</text:p>
          </table:table-cell>
          <table:table-cell office:value-type="float" office:value="0.01154" calcext:value-type="float">
            <text:p>0.01154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25392" calcext:value-type="float">
            <text:p>0.25392</text:p>
          </table:table-cell>
          <table:table-cell office:value-type="float" office:value="0.17583" calcext:value-type="float">
            <text:p>0.17583</text:p>
          </table:table-cell>
          <table:table-cell office:value-type="float" office:value="0.13993" calcext:value-type="float">
            <text:p>0.13993</text:p>
          </table:table-cell>
          <table:table-cell office:value-type="float" office:value="0.12993" calcext:value-type="float">
            <text:p>0.12993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2</text:p>
          </table:table-cell>
          <table:table-cell office:value-type="string" calcext:value-type="string">
            <text:p>output:</text:p>
          </table:table-cell>
          <table:table-cell office:value-type="float" office:value="18.39636" calcext:value-type="float">
            <text:p>18.39636</text:p>
          </table:table-cell>
          <table:table-cell office:value-type="float" office:value="-12.28166" calcext:value-type="float">
            <text:p>-12.28166</text:p>
          </table:table-cell>
          <table:table-cell office:value-type="float" office:value="67.8053" calcext:value-type="float">
            <text:p>67.8053</text:p>
          </table:table-cell>
          <table:table-cell office:value-type="float" office:value="377.09079" calcext:value-type="float">
            <text:p>377.09079</text:p>
          </table:table-cell>
          <table:table-cell office:value-type="float" office:value="-65.99879" calcext:value-type="float">
            <text:p>-65.99879</text:p>
          </table:table-cell>
          <table:table-cell office:value-type="float" office:value="54.93807" calcext:value-type="float">
            <text:p>54.93807</text:p>
          </table:table-cell>
          <table:table-cell office:value-type="float" office:value="-38.7282" calcext:value-type="float">
            <text:p>-38.7282</text:p>
          </table:table-cell>
          <table:table-cell office:value-type="float" office:value="1.15241" calcext:value-type="float">
            <text:p>1.15241</text:p>
          </table:table-cell>
          <table:table-cell office:value-type="float" office:value="-300.32157" calcext:value-type="float">
            <text:p>-300.32157</text:p>
          </table:table-cell>
          <table:table-cell office:value-type="float" office:value="38.5862" calcext:value-type="float">
            <text:p>38.5862</text:p>
          </table:table-cell>
          <table:table-cell office:value-type="float" office:value="-12.1088" calcext:value-type="float">
            <text:p>-12.1088</text:p>
          </table:table-cell>
          <table:table-cell office:value-type="float" office:value="368.86954" calcext:value-type="float">
            <text:p>368.86954</text:p>
          </table:table-cell>
          <table:table-cell office:value-type="float" office:value="46.53369" calcext:value-type="float">
            <text:p>46.53369</text:p>
          </table:table-cell>
          <table:table-cell office:value-type="float" office:value="-50.03079" calcext:value-type="float">
            <text:p>-50.03079</text:p>
          </table:table-cell>
          <table:table-cell office:value-type="float" office:value="-16.52791" calcext:value-type="float">
            <text:p>-16.52791</text:p>
          </table:table-cell>
          <table:table-cell office:value-type="float" office:value="143.43822" calcext:value-type="float">
            <text:p>143.43822</text:p>
          </table:table-cell>
          <table:table-cell office:value-type="float" office:value="-165.72981" calcext:value-type="float">
            <text:p>-165.72981</text:p>
          </table:table-cell>
          <table:table-cell office:value-type="float" office:value="-18.27761" calcext:value-type="float">
            <text:p>-18.27761</text:p>
          </table:table-cell>
          <table:table-cell office:value-type="float" office:value="-34.42127" calcext:value-type="float">
            <text:p>-34.42127</text:p>
          </table:table-cell>
          <table:table-cell office:value-type="float" office:value="-54.04542" calcext:value-type="float">
            <text:p>-54.04542</text:p>
          </table:table-cell>
          <table:table-cell office:value-type="float" office:value="164.06958" calcext:value-type="float">
            <text:p>164.06958</text:p>
          </table:table-cell>
          <table:table-cell office:value-type="float" office:value="-20.19482" calcext:value-type="float">
            <text:p>-20.19482</text:p>
          </table:table-cell>
          <table:table-cell office:value-type="float" office:value="-41.15113" calcext:value-type="float">
            <text:p>-41.15113</text:p>
          </table:table-cell>
          <table:table-cell office:value-type="float" office:value="34.44392" calcext:value-type="float">
            <text:p>34.44392</text:p>
          </table:table-cell>
          <table:table-cell office:value-type="float" office:value="-38.68666" calcext:value-type="float">
            <text:p>-38.68666</text:p>
          </table:table-cell>
          <table:table-cell office:value-type="float" office:value="44.92115" calcext:value-type="float">
            <text:p>44.92115</text:p>
          </table:table-cell>
          <table:table-cell office:value-type="float" office:value="-10.58252" calcext:value-type="float">
            <text:p>-10.58252</text:p>
          </table:table-cell>
          <table:table-cell office:value-type="float" office:value="-83.34533" calcext:value-type="float">
            <text:p>-83.34533</text:p>
          </table:table-cell>
          <table:table-cell office:value-type="float" office:value="-30.08271" calcext:value-type="float">
            <text:p>-30.08271</text:p>
          </table:table-cell>
          <table:table-cell office:value-type="float" office:value="17.71095" calcext:value-type="float">
            <text:p>17.71095</text:p>
          </table:table-cell>
          <table:table-cell office:value-type="float" office:value="139.93009" calcext:value-type="float">
            <text:p>139.93009</text:p>
          </table:table-cell>
          <table:table-cell office:value-type="float" office:value="501.95958" calcext:value-type="float">
            <text:p>501.95958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3</text:p>
          </table:table-cell>
          <table:table-cell office:value-type="string" calcext:value-type="string">
            <text:p>output:</text:p>
          </table:table-cell>
          <table:table-cell office:value-type="float" office:value="-7.29937804735786E+018" calcext:value-type="float">
            <text:p>-7.29937804735786E+018</text:p>
          </table:table-cell>
          <table:table-cell office:value-type="float" office:value="4.66334947462439E+018" calcext:value-type="float">
            <text:p>4.66334947462439E+018</text:p>
          </table:table-cell>
          <table:table-cell office:value-type="float" office:value="-6.04395851881349E+018" calcext:value-type="float">
            <text:p>-6.04395851881349E+018</text:p>
          </table:table-cell>
          <table:table-cell office:value-type="float" office:value="1.24104618584013E+018" calcext:value-type="float">
            <text:p>1.24104618584013E+018</text:p>
          </table:table-cell>
          <table:table-cell office:value-type="float" office:value="-1.50520557542016E+019" calcext:value-type="float">
            <text:p>-1.50520557542016E+019</text:p>
          </table:table-cell>
          <table:table-cell office:value-type="float" office:value="-1.70015400063304E+018" calcext:value-type="float">
            <text:p>-1.70015400063304E+018</text:p>
          </table:table-cell>
          <table:table-cell office:value-type="float" office:value="9.16987371158713E+018" calcext:value-type="float">
            <text:p>9.16987371158713E+018</text:p>
          </table:table-cell>
          <table:table-cell office:value-type="float" office:value="9.66963731004492E+018" calcext:value-type="float">
            <text:p>9.66963731004492E+018</text:p>
          </table:table-cell>
          <table:table-cell office:value-type="float" office:value="2.019658908379E+018" calcext:value-type="float">
            <text:p>2.019658908379E+018</text:p>
          </table:table-cell>
          <table:table-cell office:value-type="float" office:value="6.37318153674459E+018" calcext:value-type="float">
            <text:p>6.37318153674459E+018</text:p>
          </table:table-cell>
          <table:table-cell office:value-type="float" office:value="5.20154667201583E+019" calcext:value-type="float">
            <text:p>5.20154667201583E+019</text:p>
          </table:table-cell>
          <table:table-cell office:value-type="float" office:value="-1.47262761287582E+019" calcext:value-type="float">
            <text:p>-1.47262761287582E+019</text:p>
          </table:table-cell>
          <table:table-cell office:value-type="float" office:value="-6.22565581754528E+018" calcext:value-type="float">
            <text:p>-6.22565581754528E+018</text:p>
          </table:table-cell>
          <table:table-cell office:value-type="float" office:value="2.76106860897304E+019" calcext:value-type="float">
            <text:p>2.76106860897304E+019</text:p>
          </table:table-cell>
          <table:table-cell office:value-type="float" office:value="-8.05906236907591E+019" calcext:value-type="float">
            <text:p>-8.05906236907591E+019</text:p>
          </table:table-cell>
          <table:table-cell office:value-type="float" office:value="2.26728462773814E+020" calcext:value-type="float">
            <text:p>2.26728462773814E+020</text:p>
          </table:table-cell>
          <table:table-cell office:value-type="float" office:value="6.91234865644281E+018" calcext:value-type="float">
            <text:p>6.91234865644281E+018</text:p>
          </table:table-cell>
          <table:table-cell office:value-type="float" office:value="1.67508168525799E+018" calcext:value-type="float">
            <text:p>1.67508168525799E+018</text:p>
          </table:table-cell>
          <table:table-cell office:value-type="float" office:value="1.34910339556041E+019" calcext:value-type="float">
            <text:p>1.34910339556041E+019</text:p>
          </table:table-cell>
          <table:table-cell office:value-type="float" office:value="-3.19630461056316E+018" calcext:value-type="float">
            <text:p>-3.19630461056316E+018</text:p>
          </table:table-cell>
          <table:table-cell office:value-type="float" office:value="-2.28465844949423E+018" calcext:value-type="float">
            <text:p>-2.28465844949423E+018</text:p>
          </table:table-cell>
          <table:table-cell office:value-type="float" office:value="8.23839698942184E+018" calcext:value-type="float">
            <text:p>8.23839698942184E+018</text:p>
          </table:table-cell>
          <table:table-cell office:value-type="float" office:value="7.06737376648795E+019" calcext:value-type="float">
            <text:p>7.06737376648795E+019</text:p>
          </table:table-cell>
          <table:table-cell office:value-type="float" office:value="3.44600035815553E+019" calcext:value-type="float">
            <text:p>3.44600035815553E+019</text:p>
          </table:table-cell>
          <table:table-cell office:value-type="float" office:value="6.20770949736717E+018" calcext:value-type="float">
            <text:p>6.20770949736717E+018</text:p>
          </table:table-cell>
          <table:table-cell office:value-type="float" office:value="9.89792230625588E+018" calcext:value-type="float">
            <text:p>9.89792230625588E+018</text:p>
          </table:table-cell>
          <table:table-cell office:value-type="float" office:value="1.52841152064235E+019" calcext:value-type="float">
            <text:p>1.52841152064235E+019</text:p>
          </table:table-cell>
          <table:table-cell office:value-type="float" office:value="1.11072589550308E+019" calcext:value-type="float">
            <text:p>1.11072589550308E+019</text:p>
          </table:table-cell>
          <table:table-cell office:value-type="float" office:value="-9.28204515513548E+018" calcext:value-type="float">
            <text:p>-9.28204515513548E+018</text:p>
          </table:table-cell>
          <table:table-cell office:value-type="float" office:value="3.91640420488427E+018" calcext:value-type="float">
            <text:p>3.91640420488427E+018</text:p>
          </table:table-cell>
          <table:table-cell office:value-type="float" office:value="-4.404327611352E+018" calcext:value-type="float">
            <text:p>-4.404327611352E+018</text:p>
          </table:table-cell>
          <table:table-cell office:value-type="float" office:value="4.30202243691146E+018" calcext:value-type="float">
            <text:p>4.30202243691146E+018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4</text:p>
          </table:table-cell>
          <table:table-cell office:value-type="string" calcext:value-type="string">
            <text:p>output:</text:p>
          </table:table-cell>
          <table:table-cell office:value-type="float" office:value="1.1003944068261E+048" calcext:value-type="float">
            <text:p>1.1003944068261E+048</text:p>
          </table:table-cell>
          <table:table-cell office:value-type="float" office:value="4.45213068741429E+048" calcext:value-type="float">
            <text:p>4.45213068741429E+048</text:p>
          </table:table-cell>
          <table:table-cell office:value-type="float" office:value="-5.17276869580474E+048" calcext:value-type="float">
            <text:p>-5.17276869580474E+048</text:p>
          </table:table-cell>
          <table:table-cell office:value-type="float" office:value="-5.90511812775285E+046" calcext:value-type="float">
            <text:p>-5.90511812775285E+046</text:p>
          </table:table-cell>
          <table:table-cell office:value-type="float" office:value="-2.30614146248605E+047" calcext:value-type="float">
            <text:p>-2.30614146248605E+047</text:p>
          </table:table-cell>
          <table:table-cell office:value-type="float" office:value="3.07406795550619E+046" calcext:value-type="float">
            <text:p>3.07406795550619E+046</text:p>
          </table:table-cell>
          <table:table-cell office:value-type="float" office:value="2.78533444529903E+046" calcext:value-type="float">
            <text:p>2.78533444529903E+046</text:p>
          </table:table-cell>
          <table:table-cell office:value-type="float" office:value="1.96931370068294E+046" calcext:value-type="float">
            <text:p>1.96931370068294E+046</text:p>
          </table:table-cell>
          <table:table-cell office:value-type="float" office:value="8.0867602989353E+047" calcext:value-type="float">
            <text:p>8.0867602989353E+047</text:p>
          </table:table-cell>
          <table:table-cell office:value-type="float" office:value="1.43121709909604E+046" calcext:value-type="float">
            <text:p>1.43121709909604E+046</text:p>
          </table:table-cell>
          <table:table-cell office:value-type="float" office:value="-1.71319858082887E+047" calcext:value-type="float">
            <text:p>-1.71319858082887E+047</text:p>
          </table:table-cell>
          <table:table-cell office:value-type="float" office:value="-3.83963602699734E+046" calcext:value-type="float">
            <text:p>-3.83963602699734E+046</text:p>
          </table:table-cell>
          <table:table-cell office:value-type="float" office:value="2.15935673170494E+047" calcext:value-type="float">
            <text:p>2.15935673170494E+047</text:p>
          </table:table-cell>
          <table:table-cell office:value-type="float" office:value="-2.96867102920973E+046" calcext:value-type="float">
            <text:p>-2.96867102920973E+046</text:p>
          </table:table-cell>
          <table:table-cell office:value-type="float" office:value="1.60298700824114E+047" calcext:value-type="float">
            <text:p>1.60298700824114E+047</text:p>
          </table:table-cell>
          <table:table-cell office:value-type="float" office:value="5.0014870162231E+046" calcext:value-type="float">
            <text:p>5.0014870162231E+046</text:p>
          </table:table-cell>
          <table:table-cell office:value-type="float" office:value="-7.95503507843154E+046" calcext:value-type="float">
            <text:p>-7.95503507843154E+046</text:p>
          </table:table-cell>
          <table:table-cell office:value-type="float" office:value="-3.00558602746247E+047" calcext:value-type="float">
            <text:p>-3.00558602746247E+047</text:p>
          </table:table-cell>
          <table:table-cell office:value-type="float" office:value="5.85744638012511E+047" calcext:value-type="float">
            <text:p>5.85744638012511E+047</text:p>
          </table:table-cell>
          <table:table-cell office:value-type="float" office:value="-2.91944376896828E+047" calcext:value-type="float">
            <text:p>-2.91944376896828E+047</text:p>
          </table:table-cell>
          <table:table-cell office:value-type="float" office:value="2.34489344111461E+047" calcext:value-type="float">
            <text:p>2.34489344111461E+047</text:p>
          </table:table-cell>
          <table:table-cell office:value-type="float" office:value="1.6868177325371E+047" calcext:value-type="float">
            <text:p>1.6868177325371E+047</text:p>
          </table:table-cell>
          <table:table-cell office:value-type="float" office:value="-2.5438691205859E+047" calcext:value-type="float">
            <text:p>-2.5438691205859E+047</text:p>
          </table:table-cell>
          <table:table-cell office:value-type="float" office:value="-2.20599312658498E+047" calcext:value-type="float">
            <text:p>-2.20599312658498E+047</text:p>
          </table:table-cell>
          <table:table-cell office:value-type="float" office:value="-1.39518544794687E+048" calcext:value-type="float">
            <text:p>-1.39518544794687E+048</text:p>
          </table:table-cell>
          <table:table-cell office:value-type="float" office:value="1.14211624852304E+046" calcext:value-type="float">
            <text:p>1.14211624852304E+046</text:p>
          </table:table-cell>
          <table:table-cell office:value-type="float" office:value="-1.96772614065782E+047" calcext:value-type="float">
            <text:p>-1.96772614065782E+047</text:p>
          </table:table-cell>
          <table:table-cell office:value-type="float" office:value="1.33056892170987E+047" calcext:value-type="float">
            <text:p>1.33056892170987E+047</text:p>
          </table:table-cell>
          <table:table-cell office:value-type="float" office:value="-1.47953278445484E+047" calcext:value-type="float">
            <text:p>-1.47953278445484E+047</text:p>
          </table:table-cell>
          <table:table-cell office:value-type="float" office:value="3.98973637111224E+047" calcext:value-type="float">
            <text:p>3.98973637111224E+047</text:p>
          </table:table-cell>
          <table:table-cell office:value-type="float" office:value="-1.26722907639225E+047" calcext:value-type="float">
            <text:p>-1.26722907639225E+047</text:p>
          </table:table-cell>
          <table:table-cell office:value-type="float" office:value="-2.00197566878372E+047" calcext:value-type="float">
            <text:p>-2.00197566878372E+047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5</text:p>
          </table:table-cell>
          <table:table-cell office:value-type="string" calcext:value-type="string">
            <text:p>output:</text:p>
          </table:table-cell>
          <table:table-cell office:value-type="float" office:value="2.62038443796638E+111" calcext:value-type="float">
            <text:p>2.62038443796638E+111</text:p>
          </table:table-cell>
          <table:table-cell office:value-type="float" office:value="-1.1907225267084E+112" calcext:value-type="float">
            <text:p>-1.1907225267084E+112</text:p>
          </table:table-cell>
          <table:table-cell office:value-type="float" office:value="2.14089872475245E+113" calcext:value-type="float">
            <text:p>2.14089872475245E+113</text:p>
          </table:table-cell>
          <table:table-cell office:value-type="float" office:value="2.07838833646898E+112" calcext:value-type="float">
            <text:p>2.07838833646898E+112</text:p>
          </table:table-cell>
          <table:table-cell office:value-type="float" office:value="4.1721020265504E+113" calcext:value-type="float">
            <text:p>4.1721020265504E+113</text:p>
          </table:table-cell>
          <table:table-cell office:value-type="float" office:value="-7.46832859656053E+112" calcext:value-type="float">
            <text:p>-7.46832859656053E+112</text:p>
          </table:table-cell>
          <table:table-cell office:value-type="float" office:value="2.98054249558302E+111" calcext:value-type="float">
            <text:p>2.98054249558302E+111</text:p>
          </table:table-cell>
          <table:table-cell office:value-type="float" office:value="-2.39667139345269E+113" calcext:value-type="float">
            <text:p>-2.39667139345269E+113</text:p>
          </table:table-cell>
          <table:table-cell office:value-type="float" office:value="-8.26363538301479E+112" calcext:value-type="float">
            <text:p>-8.26363538301479E+112</text:p>
          </table:table-cell>
          <table:table-cell office:value-type="float" office:value="2.42727943646881E+110" calcext:value-type="float">
            <text:p>2.42727943646881E+110</text:p>
          </table:table-cell>
          <table:table-cell office:value-type="float" office:value="-5.13063791474343E+112" calcext:value-type="float">
            <text:p>-5.13063791474343E+112</text:p>
          </table:table-cell>
          <table:table-cell office:value-type="float" office:value="-3.47260772368251E+111" calcext:value-type="float">
            <text:p>-3.47260772368251E+111</text:p>
          </table:table-cell>
          <table:table-cell office:value-type="float" office:value="-5.54786617774716E+110" calcext:value-type="float">
            <text:p>-5.54786617774716E+110</text:p>
          </table:table-cell>
          <table:table-cell office:value-type="float" office:value="-1.95355790145451E+112" calcext:value-type="float">
            <text:p>-1.95355790145451E+112</text:p>
          </table:table-cell>
          <table:table-cell office:value-type="float" office:value="7.81165195237636E+113" calcext:value-type="float">
            <text:p>7.81165195237636E+113</text:p>
          </table:table-cell>
          <table:table-cell office:value-type="float" office:value="1.26188181634569E+112" calcext:value-type="float">
            <text:p>1.26188181634569E+112</text:p>
          </table:table-cell>
          <table:table-cell office:value-type="float" office:value="3.43574832669377E+112" calcext:value-type="float">
            <text:p>3.43574832669377E+112</text:p>
          </table:table-cell>
          <table:table-cell office:value-type="float" office:value="-5.14380312040163E+112" calcext:value-type="float">
            <text:p>-5.14380312040163E+112</text:p>
          </table:table-cell>
          <table:table-cell office:value-type="float" office:value="-6.56063027689893E+112" calcext:value-type="float">
            <text:p>-6.56063027689893E+112</text:p>
          </table:table-cell>
          <table:table-cell office:value-type="float" office:value="7.40264532481046E+111" calcext:value-type="float">
            <text:p>7.40264532481046E+111</text:p>
          </table:table-cell>
          <table:table-cell office:value-type="float" office:value="9.55848930693062E+112" calcext:value-type="float">
            <text:p>9.55848930693062E+112</text:p>
          </table:table-cell>
          <table:table-cell office:value-type="float" office:value="1.14200987287546E+113" calcext:value-type="float">
            <text:p>1.14200987287546E+113</text:p>
          </table:table-cell>
          <table:table-cell office:value-type="float" office:value="5.2245524353861E+110" calcext:value-type="float">
            <text:p>5.2245524353861E+110</text:p>
          </table:table-cell>
          <table:table-cell office:value-type="float" office:value="4.47784847324072E+112" calcext:value-type="float">
            <text:p>4.47784847324072E+112</text:p>
          </table:table-cell>
          <table:table-cell office:value-type="float" office:value="9.76736502597421E+110" calcext:value-type="float">
            <text:p>9.76736502597421E+110</text:p>
          </table:table-cell>
          <table:table-cell office:value-type="float" office:value="-1.34646148386633E+112" calcext:value-type="float">
            <text:p>-1.34646148386633E+112</text:p>
          </table:table-cell>
          <table:table-cell office:value-type="float" office:value="-2.24935027797715E+112" calcext:value-type="float">
            <text:p>-2.24935027797715E+112</text:p>
          </table:table-cell>
          <table:table-cell office:value-type="float" office:value="5.57734801598578E+111" calcext:value-type="float">
            <text:p>5.57734801598578E+111</text:p>
          </table:table-cell>
          <table:table-cell office:value-type="float" office:value="-1.7878795727744E+113" calcext:value-type="float">
            <text:p>-1.7878795727744E+113</text:p>
          </table:table-cell>
          <table:table-cell office:value-type="float" office:value="-7.49214642613274E+111" calcext:value-type="float">
            <text:p>-7.49214642613274E+111</text:p>
          </table:table-cell>
          <table:table-cell office:value-type="float" office:value="1.50842126049313E+112" calcext:value-type="float">
            <text:p>1.50842126049313E+112</text:p>
          </table:table-cell>
          <table:table-cell office:value-type="float" office:value="1.29738468557302E+111" calcext:value-type="float">
            <text:p>1.29738468557302E+111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6</text:p>
          </table:table-cell>
          <table:table-cell office:value-type="string" calcext:value-type="string">
            <text:p>output:</text:p>
          </table:table-cell>
          <table:table-cell office:value-type="float" office:value="3.81355810255356E+238" calcext:value-type="float">
            <text:p>3.81355810255356E+238</text:p>
          </table:table-cell>
          <table:table-cell office:value-type="float" office:value="-1.32608812132827E+239" calcext:value-type="float">
            <text:p>-1.32608812132827E+239</text:p>
          </table:table-cell>
          <table:table-cell office:value-type="float" office:value="1.28038242218482E+238" calcext:value-type="float">
            <text:p>1.28038242218482E+238</text:p>
          </table:table-cell>
          <table:table-cell office:value-type="float" office:value="-1.36643059821218E+240" calcext:value-type="float">
            <text:p>-1.36643059821218E+240</text:p>
          </table:table-cell>
          <table:table-cell office:value-type="float" office:value="4.36124465333052E+239" calcext:value-type="float">
            <text:p>4.36124465333052E+239</text:p>
          </table:table-cell>
          <table:table-cell office:value-type="float" office:value="-3.58358660078479E+238" calcext:value-type="float">
            <text:p>-3.58358660078479E+238</text:p>
          </table:table-cell>
          <table:table-cell office:value-type="float" office:value="1.26797809549525E+239" calcext:value-type="float">
            <text:p>1.26797809549525E+239</text:p>
          </table:table-cell>
          <table:table-cell office:value-type="float" office:value="-2.25410031554951E+240" calcext:value-type="float">
            <text:p>-2.25410031554951E+240</text:p>
          </table:table-cell>
          <table:table-cell office:value-type="float" office:value="-1.47723700563265E+239" calcext:value-type="float">
            <text:p>-1.47723700563265E+239</text:p>
          </table:table-cell>
          <table:table-cell office:value-type="float" office:value="6.06783413951984E+238" calcext:value-type="float">
            <text:p>6.06783413951984E+238</text:p>
          </table:table-cell>
          <table:table-cell office:value-type="float" office:value="-8.14934322180494E+238" calcext:value-type="float">
            <text:p>-8.14934322180494E+238</text:p>
          </table:table-cell>
          <table:table-cell office:value-type="float" office:value="1.77951157023004E+238" calcext:value-type="float">
            <text:p>1.77951157023004E+238</text:p>
          </table:table-cell>
          <table:table-cell office:value-type="float" office:value="2.81066423031617E+240" calcext:value-type="float">
            <text:p>2.81066423031617E+240</text:p>
          </table:table-cell>
          <table:table-cell office:value-type="float" office:value="-2.94190903622234E+237" calcext:value-type="float">
            <text:p>-2.94190903622234E+237</text:p>
          </table:table-cell>
          <table:table-cell office:value-type="float" office:value="8.77739321492465E+239" calcext:value-type="float">
            <text:p>8.77739321492465E+239</text:p>
          </table:table-cell>
          <table:table-cell office:value-type="float" office:value="5.26123037395655E+238" calcext:value-type="float">
            <text:p>5.26123037395655E+238</text:p>
          </table:table-cell>
          <table:table-cell office:value-type="float" office:value="9.45420291329302E+239" calcext:value-type="float">
            <text:p>9.45420291329302E+239</text:p>
          </table:table-cell>
          <table:table-cell office:value-type="float" office:value="-4.16276704073122E+238" calcext:value-type="float">
            <text:p>-4.16276704073122E+238</text:p>
          </table:table-cell>
          <table:table-cell office:value-type="float" office:value="-7.58510486383055E+238" calcext:value-type="float">
            <text:p>-7.58510486383055E+238</text:p>
          </table:table-cell>
          <table:table-cell office:value-type="float" office:value="-1.04764463414022E+240" calcext:value-type="float">
            <text:p>-1.04764463414022E+240</text:p>
          </table:table-cell>
          <table:table-cell office:value-type="float" office:value="-4.63223514125506E+236" calcext:value-type="float">
            <text:p>-4.63223514125506E+236</text:p>
          </table:table-cell>
          <table:table-cell office:value-type="float" office:value="-5.26493877793102E+238" calcext:value-type="float">
            <text:p>-5.26493877793102E+238</text:p>
          </table:table-cell>
          <table:table-cell office:value-type="float" office:value="4.49623247645575E+238" calcext:value-type="float">
            <text:p>4.49623247645575E+238</text:p>
          </table:table-cell>
          <table:table-cell office:value-type="float" office:value="5.32897282671148E+238" calcext:value-type="float">
            <text:p>5.32897282671148E+238</text:p>
          </table:table-cell>
          <table:table-cell office:value-type="float" office:value="-1.21168741795195E+240" calcext:value-type="float">
            <text:p>-1.21168741795195E+240</text:p>
          </table:table-cell>
          <table:table-cell office:value-type="float" office:value="8.68877884101023E+238" calcext:value-type="float">
            <text:p>8.68877884101023E+238</text:p>
          </table:table-cell>
          <table:table-cell office:value-type="float" office:value="-9.82221407244119E+237" calcext:value-type="float">
            <text:p>-9.82221407244119E+237</text:p>
          </table:table-cell>
          <table:table-cell office:value-type="float" office:value="3.77278911024401E+239" calcext:value-type="float">
            <text:p>3.77278911024401E+239</text:p>
          </table:table-cell>
          <table:table-cell office:value-type="float" office:value="-1.98833211912309E+239" calcext:value-type="float">
            <text:p>-1.98833211912309E+239</text:p>
          </table:table-cell>
          <table:table-cell office:value-type="float" office:value="1.83241960000007E+238" calcext:value-type="float">
            <text:p>1.83241960000007E+238</text:p>
          </table:table-cell>
          <table:table-cell office:value-type="float" office:value="-1.60631740501155E+239" calcext:value-type="float">
            <text:p>-1.60631740501155E+239</text:p>
          </table:table-cell>
          <table:table-cell office:value-type="float" office:value="-1.33919893456104E+240" calcext:value-type="float">
            <text:p>-1.33919893456104E+240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7</text:p>
          </table:table-cell>
          <table:table-cell office:value-type="string" calcext:value-type="string">
            <text:p>output:</text:p>
          </table:table-cell>
          <table:table-cell office:value-type="string" calcext:value-type="string">
            <text:p>inf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table:number-columns-repeated="4" office:value-type="string" calcext:value-type="string">
            <text:p>-inf</text:p>
          </table:table-cell>
          <table:table-cell table:number-columns-repeated="2" office:value-type="string" calcext:value-type="string">
            <text:p>inf</text:p>
          </table:table-cell>
          <table:table-cell table:number-columns-repeated="3"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table:number-columns-repeated="3"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table:number-columns-repeated="4" office:value-type="string" calcext:value-type="string">
            <text:p>-inf</text:p>
          </table:table-cell>
          <table:table-cell table:number-columns-repeated="4" office:value-type="string" calcext:value-type="string">
            <text:p>inf</text:p>
          </table:table-cell>
          <table:table-cell table:number-columns-repeated="2" office:value-type="string" calcext:value-type="string">
            <text:p>-inf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8</text:p>
          </table:table-cell>
          <table:table-cell office:value-type="string" calcext:value-type="string">
            <text:p>output: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table:number-columns-repeated="7" office:value-type="string" calcext:value-type="string">
            <text:p>inf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5" office:value-type="string" calcext:value-type="string">
            <text:p>inf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seal 32768 60 17 40 4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0</text:p>
          </table:table-cell>
          <table:table-cell office:value-type="string" calcext:value-type="string">
            <text:p>output:</text:p>
          </table:table-cell>
          <table:table-cell office:value-type="float" office:value="0.12577" calcext:value-type="float">
            <text:p>0.12577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18575" calcext:value-type="float">
            <text:p>0.18575</text:p>
          </table:table-cell>
          <table:table-cell office:value-type="float" office:value="0.20791" calcext:value-type="float">
            <text:p>0.20791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43065" calcext:value-type="float">
            <text:p>0.43065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02641" calcext:value-type="float">
            <text:p>0.02641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44574" calcext:value-type="float">
            <text:p>0.44574</text:p>
          </table:table-cell>
          <table:table-cell office:value-type="float" office:value="0.4089" calcext:value-type="float">
            <text:p>0.4089</text:p>
          </table:table-cell>
          <table:table-cell office:value-type="float" office:value="0.46399" calcext:value-type="float">
            <text:p>0.46399</text:p>
          </table:table-cell>
          <table:table-cell office:value-type="float" office:value="0.12385" calcext:value-type="float">
            <text:p>0.1238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1.58636" calcext:value-type="float">
            <text:p>1.5863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1.22614" calcext:value-type="float">
            <text:p>1.22614</text:p>
          </table:table-cell>
          <table:table-cell office:value-type="float" office:value="0.35357" calcext:value-type="float">
            <text:p>0.35357</text:p>
          </table:table-cell>
          <table:table-cell office:value-type="float" office:value="0.25392" calcext:value-type="float">
            <text:p>0.25392</text:p>
          </table:table-cell>
          <table:table-cell office:value-type="float" office:value="0.06305" calcext:value-type="float">
            <text:p>0.06305</text:p>
          </table:table-cell>
          <table:table-cell office:value-type="float" office:value="0.45904" calcext:value-type="float">
            <text:p>0.45904</text:p>
          </table:table-cell>
          <table:table-cell office:value-type="float" office:value="0.12686" calcext:value-type="float">
            <text:p>0.12686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5523" calcext:value-type="float">
            <text:p>0.05523</text:p>
          </table:table-cell>
          <table:table-cell office:value-type="float" office:value="0.99421" calcext:value-type="float">
            <text:p>0.99421</text:p>
          </table:table-cell>
          <table:table-cell office:value-type="float" office:value="0.25514" calcext:value-type="float">
            <text:p>0.25514</text:p>
          </table:table-cell>
          <table:table-cell office:value-type="float" office:value="0.07165" calcext:value-type="float">
            <text:p>0.07165</text:p>
          </table:table-cell>
          <table:table-cell office:value-type="float" office:value="0.30708" calcext:value-type="float">
            <text:p>0.30708</text:p>
          </table:table-cell>
          <table:table-cell office:value-type="float" office:value="0.72109" calcext:value-type="float">
            <text:p>0.72109</text:p>
          </table:table-cell>
          <table:table-cell office:value-type="float" office:value="0.20622" calcext:value-type="float">
            <text:p>0.20622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1</text:p>
          </table:table-cell>
          <table:table-cell office:value-type="string" calcext:value-type="string">
            <text:p>output:</text:p>
          </table:table-cell>
          <table:table-cell office:value-type="float" office:value="0.17805" calcext:value-type="float">
            <text:p>0.17805</text:p>
          </table:table-cell>
          <table:table-cell office:value-type="float" office:value="0.47117" calcext:value-type="float">
            <text:p>0.47117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12143" calcext:value-type="float">
            <text:p>0.12143</text:p>
          </table:table-cell>
          <table:table-cell office:value-type="float" office:value="0.21673" calcext:value-type="float">
            <text:p>0.21673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48548" calcext:value-type="float">
            <text:p>0.48548</text:p>
          </table:table-cell>
          <table:table-cell office:value-type="float" office:value="0" calcext:value-type="float">
            <text:p>0</text:p>
          </table:table-cell>
          <table:table-cell office:value-type="float" office:value="0.02941" calcext:value-type="float">
            <text:p>0.02941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9487" calcext:value-type="float">
            <text:p>0.09487</text:p>
          </table:table-cell>
          <table:table-cell office:value-type="float" office:value="0.13799" calcext:value-type="float">
            <text:p>0.1379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4733" calcext:value-type="float">
            <text:p>0.14733</text:p>
          </table:table-cell>
          <table:table-cell office:value-type="float" office:value="0.22323" calcext:value-type="float">
            <text:p>0.22323</text:p>
          </table:table-cell>
          <table:table-cell office:value-type="float" office:value="0.04384" calcext:value-type="float">
            <text:p>0.04384</text:p>
          </table:table-cell>
          <table:table-cell office:value-type="float" office:value="0.17815" calcext:value-type="float">
            <text:p>0.17815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20177" calcext:value-type="float">
            <text:p>0.20177</text:p>
          </table:table-cell>
          <table:table-cell office:value-type="float" office:value="0.26003" calcext:value-type="float">
            <text:p>0.26003</text:p>
          </table:table-cell>
          <table:table-cell office:value-type="float" office:value="0.302" calcext:value-type="float">
            <text:p>0.302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56274" calcext:value-type="float">
            <text:p>0.56274</text:p>
          </table:table-cell>
          <table:table-cell office:value-type="float" office:value="0.01154" calcext:value-type="float">
            <text:p>0.01154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25393" calcext:value-type="float">
            <text:p>0.25393</text:p>
          </table:table-cell>
          <table:table-cell office:value-type="float" office:value="0.17582" calcext:value-type="float">
            <text:p>0.17582</text:p>
          </table:table-cell>
          <table:table-cell office:value-type="float" office:value="0.13993" calcext:value-type="float">
            <text:p>0.13993</text:p>
          </table:table-cell>
          <table:table-cell office:value-type="float" office:value="0.12993" calcext:value-type="float">
            <text:p>0.12993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2</text:p>
          </table:table-cell>
          <table:table-cell office:value-type="string" calcext:value-type="string">
            <text:p>output:</text:p>
          </table:table-cell>
          <table:table-cell office:value-type="float" office:value="0.28088" calcext:value-type="float">
            <text:p>0.28088</text:p>
          </table:table-cell>
          <table:table-cell office:value-type="float" office:value="0.05376" calcext:value-type="float">
            <text:p>0.05376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06821" calcext:value-type="float">
            <text:p>0.06821</text:p>
          </table:table-cell>
          <table:table-cell office:value-type="float" office:value="0.07757" calcext:value-type="float">
            <text:p>0.07757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17955" calcext:value-type="float">
            <text:p>0.17955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23529" calcext:value-type="float">
            <text:p>0.23529</text:p>
          </table:table-cell>
          <table:table-cell office:value-type="float" office:value="0.05402" calcext:value-type="float">
            <text:p>0.05402</text:p>
          </table:table-cell>
          <table:table-cell office:value-type="float" office:value="0.02872" calcext:value-type="float">
            <text:p>0.02872</text:p>
          </table:table-cell>
          <table:table-cell office:value-type="float" office:value="0.04777" calcext:value-type="float">
            <text:p>0.04777</text:p>
          </table:table-cell>
          <table:table-cell office:value-type="float" office:value="0.06887" calcext:value-type="float">
            <text:p>0.06887</text:p>
          </table:table-cell>
          <table:table-cell office:value-type="float" office:value="0.01894" calcext:value-type="float">
            <text:p>0.0189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2576" calcext:value-type="float">
            <text:p>0.02576</text:p>
          </table:table-cell>
          <table:table-cell office:value-type="float" office:value="0.02474" calcext:value-type="float">
            <text:p>0.02474</text:p>
          </table:table-cell>
          <table:table-cell office:value-type="float" office:value="0.04812" calcext:value-type="float">
            <text:p>0.04812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3739" calcext:value-type="float">
            <text:p>0.03739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3</text:p>
          </table:table-cell>
          <table:table-cell office:value-type="string" calcext:value-type="string">
            <text:p>output: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2121" calcext:value-type="float">
            <text:p>0.02121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2185" calcext:value-type="float">
            <text:p>0.02185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1464" calcext:value-type="float">
            <text:p>0.0146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213" calcext:value-type="float">
            <text:p>0.00213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4</text:p>
          </table:table-cell>
          <table:table-cell office:value-type="string" calcext:value-type="string">
            <text:p>output: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" calcext:value-type="float">
            <text:p>0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1" calcext:value-type="float">
            <text:p>0.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" calcext:value-type="float">
            <text:p>0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65" calcext:value-type="float">
            <text:p>0.00065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5</text:p>
          </table:table-cell>
          <table:table-cell office:value-type="string" calcext:value-type="string">
            <text:p>output:</text:p>
          </table:table-cell>
          <table:table-cell table:number-columns-repeated="11"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table:number-columns-repeated="4"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table:number-columns-repeated="3" office:value-type="float" office:value="0.00004" calcext:value-type="float">
            <text:p>0.00004</text:p>
          </table:table-cell>
          <table:table-cell table:number-columns-repeated="2" office:value-type="float" office:value="0.00003" calcext:value-type="float">
            <text:p>0.00003</text:p>
          </table:table-cell>
          <table:table-cell table:number-columns-repeated="3"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table:number-columns-repeated="4" office:value-type="float" office:value="0.00004" calcext:value-type="float">
            <text:p>0.00004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6</text:p>
          </table:table-cell>
          <table:table-cell office:value-type="string" calcext:value-type="string">
            <text:p>output:</text:p>
          </table:table-cell>
          <table:table-cell table:number-columns-repeated="32" office:value-type="float" office:value="0.00004" calcext:value-type="float">
            <text:p>0.00004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7</text:p>
          </table:table-cell>
          <table:table-cell office:value-type="string" calcext:value-type="string">
            <text:p>output: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table:number-columns-repeated="2" office:value-type="float" office:value="0.00004" calcext:value-type="float">
            <text:p>0.0000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table:number-columns-repeated="4"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table:number-columns-repeated="2"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table:number-columns-repeated="5" office:value-type="float" office:value="0.00004" calcext:value-type="float">
            <text:p>0.00004</text:p>
          </table:table-cell>
          <table:table-cell office:value-type="float" office:value="0.00003" calcext:value-type="float">
            <text:p>0.00003</text:p>
          </table:table-cell>
          <table:table-cell table:number-columns-repeated="2" office:value-type="float" office:value="0.00004" calcext:value-type="float">
            <text:p>0.00004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0004" calcext:value-type="float">
            <text:p>0.00004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8</text:p>
          </table:table-cell>
          <table:table-cell office:value-type="string" calcext:value-type="string">
            <text:p>output:</text:p>
          </table:table-cell>
          <table:table-cell office:value-type="float" office:value="1.89528" calcext:value-type="float">
            <text:p>1.89528</text:p>
          </table:table-cell>
          <table:table-cell office:value-type="float" office:value="0.19818" calcext:value-type="float">
            <text:p>0.19818</text:p>
          </table:table-cell>
          <table:table-cell office:value-type="float" office:value="-0.81408" calcext:value-type="float">
            <text:p>-0.81408</text:p>
          </table:table-cell>
          <table:table-cell office:value-type="float" office:value="-0.79742" calcext:value-type="float">
            <text:p>-0.79742</text:p>
          </table:table-cell>
          <table:table-cell office:value-type="float" office:value="-0.93736" calcext:value-type="float">
            <text:p>-0.93736</text:p>
          </table:table-cell>
          <table:table-cell office:value-type="float" office:value="-0.36473" calcext:value-type="float">
            <text:p>-0.36473</text:p>
          </table:table-cell>
          <table:table-cell office:value-type="float" office:value="-1.6934" calcext:value-type="float">
            <text:p>-1.6934</text:p>
          </table:table-cell>
          <table:table-cell office:value-type="float" office:value="-1.82468" calcext:value-type="float">
            <text:p>-1.82468</text:p>
          </table:table-cell>
          <table:table-cell office:value-type="float" office:value="-1.27613" calcext:value-type="float">
            <text:p>-1.27613</text:p>
          </table:table-cell>
          <table:table-cell office:value-type="float" office:value="0.34347" calcext:value-type="float">
            <text:p>0.34347</text:p>
          </table:table-cell>
          <table:table-cell office:value-type="float" office:value="-2.02368" calcext:value-type="float">
            <text:p>-2.02368</text:p>
          </table:table-cell>
          <table:table-cell office:value-type="float" office:value="-2.04641" calcext:value-type="float">
            <text:p>-2.04641</text:p>
          </table:table-cell>
          <table:table-cell office:value-type="float" office:value="-2.0841" calcext:value-type="float">
            <text:p>-2.0841</text:p>
          </table:table-cell>
          <table:table-cell office:value-type="float" office:value="-1.64462" calcext:value-type="float">
            <text:p>-1.64462</text:p>
          </table:table-cell>
          <table:table-cell office:value-type="float" office:value="-1.54868" calcext:value-type="float">
            <text:p>-1.54868</text:p>
          </table:table-cell>
          <table:table-cell office:value-type="float" office:value="-0.4958" calcext:value-type="float">
            <text:p>-0.4958</text:p>
          </table:table-cell>
          <table:table-cell table:number-columns-repeated="17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3"/>
          <table:table-cell table:formula="of:=ABS([.D13]-[.D2])" office:value-type="float" office:value="0" calcext:value-type="float">
            <text:p>0</text:p>
          </table:table-cell>
          <table:table-cell table:formula="of:=ABS([.E13]-[.E2])" office:value-type="float" office:value="0" calcext:value-type="float">
            <text:p>0</text:p>
          </table:table-cell>
          <table:table-cell table:formula="of:=ABS([.F13]-[.F2])" office:value-type="float" office:value="0" calcext:value-type="float">
            <text:p>0</text:p>
          </table:table-cell>
          <table:table-cell table:formula="of:=ABS([.G13]-[.G2])" office:value-type="float" office:value="0" calcext:value-type="float">
            <text:p>0</text:p>
          </table:table-cell>
          <table:table-cell table:formula="of:=ABS([.H13]-[.H2])" office:value-type="float" office:value="0" calcext:value-type="float">
            <text:p>0</text:p>
          </table:table-cell>
          <table:table-cell table:formula="of:=ABS([.I13]-[.I2])" office:value-type="float" office:value="0" calcext:value-type="float">
            <text:p>0</text:p>
          </table:table-cell>
          <table:table-cell table:formula="of:=ABS([.J13]-[.J2])" office:value-type="float" office:value="0" calcext:value-type="float">
            <text:p>0</text:p>
          </table:table-cell>
          <table:table-cell table:formula="of:=ABS([.K13]-[.K2])" office:value-type="float" office:value="0" calcext:value-type="float">
            <text:p>0</text:p>
          </table:table-cell>
          <table:table-cell table:formula="of:=ABS([.L13]-[.L2])" office:value-type="float" office:value="0" calcext:value-type="float">
            <text:p>0</text:p>
          </table:table-cell>
          <table:table-cell table:formula="of:=ABS([.M13]-[.M2])" office:value-type="float" office:value="0" calcext:value-type="float">
            <text:p>0</text:p>
          </table:table-cell>
          <table:table-cell table:formula="of:=ABS([.N13]-[.N2])" office:value-type="float" office:value="0" calcext:value-type="float">
            <text:p>0</text:p>
          </table:table-cell>
          <table:table-cell table:formula="of:=ABS([.O13]-[.O2])" office:value-type="float" office:value="0" calcext:value-type="float">
            <text:p>0</text:p>
          </table:table-cell>
          <table:table-cell table:formula="of:=ABS([.P13]-[.P2])" office:value-type="float" office:value="0" calcext:value-type="float">
            <text:p>0</text:p>
          </table:table-cell>
          <table:table-cell table:formula="of:=ABS([.Q13]-[.Q2])" office:value-type="float" office:value="0" calcext:value-type="float">
            <text:p>0</text:p>
          </table:table-cell>
          <table:table-cell table:formula="of:=ABS([.R13]-[.R2])" office:value-type="float" office:value="0" calcext:value-type="float">
            <text:p>0</text:p>
          </table:table-cell>
          <table:table-cell table:formula="of:=ABS([.S13]-[.S2])" office:value-type="float" office:value="0" calcext:value-type="float">
            <text:p>0</text:p>
          </table:table-cell>
          <table:table-cell table:formula="of:=ABS([.T13]-[.T2])" office:value-type="float" office:value="0" calcext:value-type="float">
            <text:p>0</text:p>
          </table:table-cell>
          <table:table-cell table:formula="of:=ABS([.U13]-[.U2])" office:value-type="float" office:value="0" calcext:value-type="float">
            <text:p>0</text:p>
          </table:table-cell>
          <table:table-cell table:formula="of:=ABS([.V13]-[.V2])" office:value-type="float" office:value="0" calcext:value-type="float">
            <text:p>0</text:p>
          </table:table-cell>
          <table:table-cell table:formula="of:=ABS([.W13]-[.W2])" office:value-type="float" office:value="0" calcext:value-type="float">
            <text:p>0</text:p>
          </table:table-cell>
          <table:table-cell table:formula="of:=ABS([.X13]-[.X2])" office:value-type="float" office:value="0" calcext:value-type="float">
            <text:p>0</text:p>
          </table:table-cell>
          <table:table-cell table:formula="of:=ABS([.Y13]-[.Y2])" office:value-type="float" office:value="0" calcext:value-type="float">
            <text:p>0</text:p>
          </table:table-cell>
          <table:table-cell table:formula="of:=ABS([.Z13]-[.Z2])" office:value-type="float" office:value="0" calcext:value-type="float">
            <text:p>0</text:p>
          </table:table-cell>
          <table:table-cell table:formula="of:=ABS([.AA13]-[.AA2])" office:value-type="float" office:value="0" calcext:value-type="float">
            <text:p>0</text:p>
          </table:table-cell>
          <table:table-cell table:formula="of:=ABS([.AB13]-[.AB2])" office:value-type="float" office:value="0" calcext:value-type="float">
            <text:p>0</text:p>
          </table:table-cell>
          <table:table-cell table:formula="of:=ABS([.AC13]-[.AC2])" office:value-type="float" office:value="0" calcext:value-type="float">
            <text:p>0</text:p>
          </table:table-cell>
          <table:table-cell table:formula="of:=ABS([.AD13]-[.AD2])" office:value-type="float" office:value="0" calcext:value-type="float">
            <text:p>0</text:p>
          </table:table-cell>
          <table:table-cell table:formula="of:=ABS([.AE13]-[.AE2])" office:value-type="float" office:value="0" calcext:value-type="float">
            <text:p>0</text:p>
          </table:table-cell>
          <table:table-cell table:formula="of:=ABS([.AF13]-[.AF2])" office:value-type="float" office:value="0" calcext:value-type="float">
            <text:p>0</text:p>
          </table:table-cell>
          <table:table-cell table:formula="of:=ABS([.AG13]-[.AG2])" office:value-type="float" office:value="0" calcext:value-type="float">
            <text:p>0</text:p>
          </table:table-cell>
          <table:table-cell table:formula="of:=ABS([.AH13]-[.AH2])" office:value-type="float" office:value="0" calcext:value-type="float">
            <text:p>0</text:p>
          </table:table-cell>
          <table:table-cell table:formula="of:=ABS([.AI13]-[.AI2])" office:value-type="float" office:value="0" calcext:value-type="float">
            <text:p>0</text:p>
          </table:table-cell>
          <table:table-cell table:formula="of:=AVERAGE([.D25:.AI25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ABS([.D14]-[.D3])" office:value-type="float" office:value="0" calcext:value-type="float">
            <text:p>0</text:p>
          </table:table-cell>
          <table:table-cell table:formula="of:=ABS([.E14]-[.E3])" office:value-type="float" office:value="0" calcext:value-type="float">
            <text:p>0</text:p>
          </table:table-cell>
          <table:table-cell table:formula="of:=ABS([.F14]-[.F3])" office:value-type="float" office:value="0.0000199999999999992" calcext:value-type="float">
            <text:p>1.99999999999992E-05</text:p>
          </table:table-cell>
          <table:table-cell table:formula="of:=ABS([.G14]-[.G3])" office:value-type="float" office:value="0.00000999999999999959" calcext:value-type="float">
            <text:p>9.99999999999959E-06</text:p>
          </table:table-cell>
          <table:table-cell table:formula="of:=ABS([.H14]-[.H3])" office:value-type="float" office:value="0" calcext:value-type="float">
            <text:p>0</text:p>
          </table:table-cell>
          <table:table-cell table:formula="of:=ABS([.I14]-[.I3])" office:value-type="float" office:value="0" calcext:value-type="float">
            <text:p>0</text:p>
          </table:table-cell>
          <table:table-cell table:formula="of:=ABS([.J14]-[.J3])" office:value-type="float" office:value="0" calcext:value-type="float">
            <text:p>0</text:p>
          </table:table-cell>
          <table:table-cell table:formula="of:=ABS([.K14]-[.K3])" office:value-type="float" office:value="0" calcext:value-type="float">
            <text:p>0</text:p>
          </table:table-cell>
          <table:table-cell table:formula="of:=ABS([.L14]-[.L3])" office:value-type="float" office:value="0" calcext:value-type="float">
            <text:p>0</text:p>
          </table:table-cell>
          <table:table-cell table:formula="of:=ABS([.M14]-[.M3])" office:value-type="float" office:value="0" calcext:value-type="float">
            <text:p>0</text:p>
          </table:table-cell>
          <table:table-cell table:formula="of:=ABS([.N14]-[.N3])" office:value-type="float" office:value="0" calcext:value-type="float">
            <text:p>0</text:p>
          </table:table-cell>
          <table:table-cell table:formula="of:=ABS([.O14]-[.O3])" office:value-type="float" office:value="0" calcext:value-type="float">
            <text:p>0</text:p>
          </table:table-cell>
          <table:table-cell table:formula="of:=ABS([.P14]-[.P3])" office:value-type="float" office:value="0" calcext:value-type="float">
            <text:p>0</text:p>
          </table:table-cell>
          <table:table-cell table:formula="of:=ABS([.Q14]-[.Q3])" office:value-type="float" office:value="0" calcext:value-type="float">
            <text:p>0</text:p>
          </table:table-cell>
          <table:table-cell table:formula="of:=ABS([.R14]-[.R3])" office:value-type="float" office:value="0" calcext:value-type="float">
            <text:p>0</text:p>
          </table:table-cell>
          <table:table-cell table:formula="of:=ABS([.S14]-[.S3])" office:value-type="float" office:value="0.00000999999999998225" calcext:value-type="float">
            <text:p>9.99999999998225E-06</text:p>
          </table:table-cell>
          <table:table-cell table:formula="of:=ABS([.T14]-[.T3])" office:value-type="float" office:value="0.00001000000000001" calcext:value-type="float">
            <text:p>1.000000000001E-05</text:p>
          </table:table-cell>
          <table:table-cell table:formula="of:=ABS([.U14]-[.U3])" office:value-type="float" office:value="0" calcext:value-type="float">
            <text:p>0</text:p>
          </table:table-cell>
          <table:table-cell table:formula="of:=ABS([.V14]-[.V3])" office:value-type="float" office:value="0.00001000000000001" calcext:value-type="float">
            <text:p>1.000000000001E-05</text:p>
          </table:table-cell>
          <table:table-cell table:formula="of:=ABS([.W14]-[.W3])" office:value-type="float" office:value="0" calcext:value-type="float">
            <text:p>0</text:p>
          </table:table-cell>
          <table:table-cell table:formula="of:=ABS([.X14]-[.X3])" office:value-type="float" office:value="0" calcext:value-type="float">
            <text:p>0</text:p>
          </table:table-cell>
          <table:table-cell table:formula="of:=ABS([.Y14]-[.Y3])" office:value-type="float" office:value="0" calcext:value-type="float">
            <text:p>0</text:p>
          </table:table-cell>
          <table:table-cell table:formula="of:=ABS([.Z14]-[.Z3])" office:value-type="float" office:value="0.00001000000000001" calcext:value-type="float">
            <text:p>1.000000000001E-05</text:p>
          </table:table-cell>
          <table:table-cell table:formula="of:=ABS([.AA14]-[.AA3])" office:value-type="float" office:value="0.00001000000000001" calcext:value-type="float">
            <text:p>1.000000000001E-05</text:p>
          </table:table-cell>
          <table:table-cell table:formula="of:=ABS([.AB14]-[.AB3])" office:value-type="float" office:value="0" calcext:value-type="float">
            <text:p>0</text:p>
          </table:table-cell>
          <table:table-cell table:formula="of:=ABS([.AC14]-[.AC3])" office:value-type="float" office:value="0.00000999999999995449" calcext:value-type="float">
            <text:p>9.99999999995449E-06</text:p>
          </table:table-cell>
          <table:table-cell table:formula="of:=ABS([.AD14]-[.AD3])" office:value-type="float" office:value="0" calcext:value-type="float">
            <text:p>0</text:p>
          </table:table-cell>
          <table:table-cell table:formula="of:=ABS([.AE14]-[.AE3])" office:value-type="float" office:value="0" calcext:value-type="float">
            <text:p>0</text:p>
          </table:table-cell>
          <table:table-cell table:formula="of:=ABS([.AF14]-[.AF3])" office:value-type="float" office:value="0.00001000000000001" calcext:value-type="float">
            <text:p>1.000000000001E-05</text:p>
          </table:table-cell>
          <table:table-cell table:formula="of:=ABS([.AG14]-[.AG3])" office:value-type="float" office:value="0.00000999999999998225" calcext:value-type="float">
            <text:p>9.99999999998225E-06</text:p>
          </table:table-cell>
          <table:table-cell table:formula="of:=ABS([.AH14]-[.AH3])" office:value-type="float" office:value="0" calcext:value-type="float">
            <text:p>0</text:p>
          </table:table-cell>
          <table:table-cell table:formula="of:=ABS([.AI14]-[.AI3])" office:value-type="float" office:value="0" calcext:value-type="float">
            <text:p>0</text:p>
          </table:table-cell>
          <table:table-cell table:formula="of:=AVERAGE([.D26:.AI26])" office:value-type="float" office:value="0.00000343749999999899" calcext:value-type="float">
            <text:p>3.43749999999899E-06</text:p>
          </table:table-cell>
        </table:table-row>
        <table:table-row table:style-name="ro1">
          <table:table-cell table:number-columns-repeated="3"/>
          <table:table-cell table:formula="of:=ABS([.D15]-[.D4])" office:value-type="float" office:value="18.11548" calcext:value-type="float">
            <text:p>18.11548</text:p>
          </table:table-cell>
          <table:table-cell table:formula="of:=ABS([.E15]-[.E4])" office:value-type="float" office:value="12.33542" calcext:value-type="float">
            <text:p>12.33542</text:p>
          </table:table-cell>
          <table:table-cell table:formula="of:=ABS([.F15]-[.F4])" office:value-type="float" office:value="67.80038" calcext:value-type="float">
            <text:p>67.80038</text:p>
          </table:table-cell>
          <table:table-cell table:formula="of:=ABS([.G15]-[.G4])" office:value-type="float" office:value="377.09076" calcext:value-type="float">
            <text:p>377.09076</text:p>
          </table:table-cell>
          <table:table-cell table:formula="of:=ABS([.H15]-[.H4])" office:value-type="float" office:value="66.02828" calcext:value-type="float">
            <text:p>66.02828</text:p>
          </table:table-cell>
          <table:table-cell table:formula="of:=ABS([.I15]-[.I4])" office:value-type="float" office:value="54.91973" calcext:value-type="float">
            <text:p>54.91973</text:p>
          </table:table-cell>
          <table:table-cell table:formula="of:=ABS([.J15]-[.J4])" office:value-type="float" office:value="38.79641" calcext:value-type="float">
            <text:p>38.79641</text:p>
          </table:table-cell>
          <table:table-cell table:formula="of:=ABS([.K15]-[.K4])" office:value-type="float" office:value="1.07484" calcext:value-type="float">
            <text:p>1.07484</text:p>
          </table:table-cell>
          <table:table-cell table:formula="of:=ABS([.L15]-[.L4])" office:value-type="float" office:value="300.32189" calcext:value-type="float">
            <text:p>300.32189</text:p>
          </table:table-cell>
          <table:table-cell table:formula="of:=ABS([.M15]-[.M4])" office:value-type="float" office:value="38.58612" calcext:value-type="float">
            <text:p>38.58612</text:p>
          </table:table-cell>
          <table:table-cell table:formula="of:=ABS([.N15]-[.N4])" office:value-type="float" office:value="12.13892" calcext:value-type="float">
            <text:p>12.13892</text:p>
          </table:table-cell>
          <table:table-cell table:formula="of:=ABS([.O15]-[.O4])" office:value-type="float" office:value="368.84494" calcext:value-type="float">
            <text:p>368.84494</text:p>
          </table:table-cell>
          <table:table-cell table:formula="of:=ABS([.P15]-[.P4])" office:value-type="float" office:value="46.35414" calcext:value-type="float">
            <text:p>46.35414</text:p>
          </table:table-cell>
          <table:table-cell table:formula="of:=ABS([.Q15]-[.Q4])" office:value-type="float" office:value="50.03246" calcext:value-type="float">
            <text:p>50.03246</text:p>
          </table:table-cell>
          <table:table-cell table:formula="of:=ABS([.R15]-[.R4])" office:value-type="float" office:value="16.5345" calcext:value-type="float">
            <text:p>16.5345</text:p>
          </table:table-cell>
          <table:table-cell table:formula="of:=ABS([.S15]-[.S4])" office:value-type="float" office:value="143.41374" calcext:value-type="float">
            <text:p>143.41374</text:p>
          </table:table-cell>
          <table:table-cell table:formula="of:=ABS([.T15]-[.T4])" office:value-type="float" office:value="165.7325" calcext:value-type="float">
            <text:p>165.7325</text:p>
          </table:table-cell>
          <table:table-cell table:formula="of:=ABS([.U15]-[.U4])" office:value-type="float" office:value="18.27764" calcext:value-type="float">
            <text:p>18.27764</text:p>
          </table:table-cell>
          <table:table-cell table:formula="of:=ABS([.V15]-[.V4])" office:value-type="float" office:value="34.46637" calcext:value-type="float">
            <text:p>34.46637</text:p>
          </table:table-cell>
          <table:table-cell table:formula="of:=ABS([.W15]-[.W4])" office:value-type="float" office:value="54.04567" calcext:value-type="float">
            <text:p>54.04567</text:p>
          </table:table-cell>
          <table:table-cell table:formula="of:=ABS([.X15]-[.X4])" office:value-type="float" office:value="163.83429" calcext:value-type="float">
            <text:p>163.83429</text:p>
          </table:table-cell>
          <table:table-cell table:formula="of:=ABS([.Y15]-[.Y4])" office:value-type="float" office:value="20.24884" calcext:value-type="float">
            <text:p>20.24884</text:p>
          </table:table-cell>
          <table:table-cell table:formula="of:=ABS([.Z15]-[.Z4])" office:value-type="float" office:value="41.17985" calcext:value-type="float">
            <text:p>41.17985</text:p>
          </table:table-cell>
          <table:table-cell table:formula="of:=ABS([.AA15]-[.AA4])" office:value-type="float" office:value="34.39615" calcext:value-type="float">
            <text:p>34.39615</text:p>
          </table:table-cell>
          <table:table-cell table:formula="of:=ABS([.AB15]-[.AB4])" office:value-type="float" office:value="38.75553" calcext:value-type="float">
            <text:p>38.75553</text:p>
          </table:table-cell>
          <table:table-cell table:formula="of:=ABS([.AC15]-[.AC4])" office:value-type="float" office:value="44.90221" calcext:value-type="float">
            <text:p>44.90221</text:p>
          </table:table-cell>
          <table:table-cell table:formula="of:=ABS([.AD15]-[.AD4])" office:value-type="float" office:value="10.58335" calcext:value-type="float">
            <text:p>10.58335</text:p>
          </table:table-cell>
          <table:table-cell table:formula="of:=ABS([.AE15]-[.AE4])" office:value-type="float" office:value="83.37109" calcext:value-type="float">
            <text:p>83.37109</text:p>
          </table:table-cell>
          <table:table-cell table:formula="of:=ABS([.AF15]-[.AF4])" office:value-type="float" office:value="30.10745" calcext:value-type="float">
            <text:p>30.10745</text:p>
          </table:table-cell>
          <table:table-cell table:formula="of:=ABS([.AG15]-[.AG4])" office:value-type="float" office:value="17.66283" calcext:value-type="float">
            <text:p>17.66283</text:p>
          </table:table-cell>
          <table:table-cell table:formula="of:=ABS([.AH15]-[.AH4])" office:value-type="float" office:value="139.92693" calcext:value-type="float">
            <text:p>139.92693</text:p>
          </table:table-cell>
          <table:table-cell table:formula="of:=ABS([.AI15]-[.AI4])" office:value-type="float" office:value="501.92219" calcext:value-type="float">
            <text:p>501.92219</text:p>
          </table:table-cell>
          <table:table-cell table:formula="of:=AVERAGE([.D27:.AI27])" office:value-type="float" office:value="94.118778125" calcext:value-type="float">
            <text:p>94.118778125</text:p>
          </table:table-cell>
        </table:table-row>
        <table:table-row table:style-name="ro1">
          <table:table-cell table:number-columns-repeated="3"/>
          <table:table-cell table:formula="of:=ABS([.D16]-[.D5])" office:value-type="float" office:value="7.29937804735786E+018" calcext:value-type="float">
            <text:p>7.29937804735786E+018</text:p>
          </table:table-cell>
          <table:table-cell table:formula="of:=ABS([.E16]-[.E5])" office:value-type="float" office:value="4.66334947462439E+018" calcext:value-type="float">
            <text:p>4.66334947462439E+018</text:p>
          </table:table-cell>
          <table:table-cell table:formula="of:=ABS([.F16]-[.F5])" office:value-type="float" office:value="6.04395851881349E+018" calcext:value-type="float">
            <text:p>6.04395851881349E+018</text:p>
          </table:table-cell>
          <table:table-cell table:formula="of:=ABS([.G16]-[.G5])" office:value-type="float" office:value="1.24104618584013E+018" calcext:value-type="float">
            <text:p>1.24104618584013E+018</text:p>
          </table:table-cell>
          <table:table-cell table:formula="of:=ABS([.H16]-[.H5])" office:value-type="float" office:value="1.50520557542016E+019" calcext:value-type="float">
            <text:p>1.50520557542016E+019</text:p>
          </table:table-cell>
          <table:table-cell table:formula="of:=ABS([.I16]-[.I5])" office:value-type="float" office:value="1.70015400063304E+018" calcext:value-type="float">
            <text:p>1.70015400063304E+018</text:p>
          </table:table-cell>
          <table:table-cell table:formula="of:=ABS([.J16]-[.J5])" office:value-type="float" office:value="9.16987371158713E+018" calcext:value-type="float">
            <text:p>9.16987371158713E+018</text:p>
          </table:table-cell>
          <table:table-cell table:formula="of:=ABS([.K16]-[.K5])" office:value-type="float" office:value="9.66963731004492E+018" calcext:value-type="float">
            <text:p>9.66963731004492E+018</text:p>
          </table:table-cell>
          <table:table-cell table:formula="of:=ABS([.L16]-[.L5])" office:value-type="float" office:value="2.019658908379E+018" calcext:value-type="float">
            <text:p>2.019658908379E+018</text:p>
          </table:table-cell>
          <table:table-cell table:formula="of:=ABS([.M16]-[.M5])" office:value-type="float" office:value="6.37318153674459E+018" calcext:value-type="float">
            <text:p>6.37318153674459E+018</text:p>
          </table:table-cell>
          <table:table-cell table:formula="of:=ABS([.N16]-[.N5])" office:value-type="float" office:value="5.20154667201583E+019" calcext:value-type="float">
            <text:p>5.20154667201583E+019</text:p>
          </table:table-cell>
          <table:table-cell table:formula="of:=ABS([.O16]-[.O5])" office:value-type="float" office:value="1.47262761287582E+019" calcext:value-type="float">
            <text:p>1.47262761287582E+019</text:p>
          </table:table-cell>
          <table:table-cell table:formula="of:=ABS([.P16]-[.P5])" office:value-type="float" office:value="6.22565581754528E+018" calcext:value-type="float">
            <text:p>6.22565581754528E+018</text:p>
          </table:table-cell>
          <table:table-cell table:formula="of:=ABS([.Q16]-[.Q5])" office:value-type="float" office:value="2.76106860897304E+019" calcext:value-type="float">
            <text:p>2.76106860897304E+019</text:p>
          </table:table-cell>
          <table:table-cell table:formula="of:=ABS([.R16]-[.R5])" office:value-type="float" office:value="8.05906236907591E+019" calcext:value-type="float">
            <text:p>8.05906236907591E+019</text:p>
          </table:table-cell>
          <table:table-cell table:formula="of:=ABS([.S16]-[.S5])" office:value-type="float" office:value="2.26728462773814E+020" calcext:value-type="float">
            <text:p>2.26728462773814E+020</text:p>
          </table:table-cell>
          <table:table-cell table:formula="of:=ABS([.T16]-[.T5])" office:value-type="float" office:value="6.91234865644281E+018" calcext:value-type="float">
            <text:p>6.91234865644281E+018</text:p>
          </table:table-cell>
          <table:table-cell table:formula="of:=ABS([.U16]-[.U5])" office:value-type="float" office:value="1.67508168525799E+018" calcext:value-type="float">
            <text:p>1.67508168525799E+018</text:p>
          </table:table-cell>
          <table:table-cell table:formula="of:=ABS([.V16]-[.V5])" office:value-type="float" office:value="1.34910339556041E+019" calcext:value-type="float">
            <text:p>1.34910339556041E+019</text:p>
          </table:table-cell>
          <table:table-cell table:formula="of:=ABS([.W16]-[.W5])" office:value-type="float" office:value="3.19630461056316E+018" calcext:value-type="float">
            <text:p>3.19630461056316E+018</text:p>
          </table:table-cell>
          <table:table-cell table:formula="of:=ABS([.X16]-[.X5])" office:value-type="float" office:value="2.28465844949423E+018" calcext:value-type="float">
            <text:p>2.28465844949423E+018</text:p>
          </table:table-cell>
          <table:table-cell table:formula="of:=ABS([.Y16]-[.Y5])" office:value-type="float" office:value="8.23839698942184E+018" calcext:value-type="float">
            <text:p>8.23839698942184E+018</text:p>
          </table:table-cell>
          <table:table-cell table:formula="of:=ABS([.Z16]-[.Z5])" office:value-type="float" office:value="7.06737376648795E+019" calcext:value-type="float">
            <text:p>7.06737376648795E+019</text:p>
          </table:table-cell>
          <table:table-cell table:formula="of:=ABS([.AA16]-[.AA5])" office:value-type="float" office:value="3.44600035815553E+019" calcext:value-type="float">
            <text:p>3.44600035815553E+019</text:p>
          </table:table-cell>
          <table:table-cell table:formula="of:=ABS([.AB16]-[.AB5])" office:value-type="float" office:value="6.20770949736717E+018" calcext:value-type="float">
            <text:p>6.20770949736717E+018</text:p>
          </table:table-cell>
          <table:table-cell table:formula="of:=ABS([.AC16]-[.AC5])" office:value-type="float" office:value="9.89792230625588E+018" calcext:value-type="float">
            <text:p>9.89792230625588E+018</text:p>
          </table:table-cell>
          <table:table-cell table:formula="of:=ABS([.AD16]-[.AD5])" office:value-type="float" office:value="1.52841152064235E+019" calcext:value-type="float">
            <text:p>1.52841152064235E+019</text:p>
          </table:table-cell>
          <table:table-cell table:formula="of:=ABS([.AE16]-[.AE5])" office:value-type="float" office:value="1.11072589550308E+019" calcext:value-type="float">
            <text:p>1.11072589550308E+019</text:p>
          </table:table-cell>
          <table:table-cell table:formula="of:=ABS([.AF16]-[.AF5])" office:value-type="float" office:value="9.28204515513548E+018" calcext:value-type="float">
            <text:p>9.28204515513548E+018</text:p>
          </table:table-cell>
          <table:table-cell table:formula="of:=ABS([.AG16]-[.AG5])" office:value-type="float" office:value="3.91640420488427E+018" calcext:value-type="float">
            <text:p>3.91640420488427E+018</text:p>
          </table:table-cell>
          <table:table-cell table:formula="of:=ABS([.AH16]-[.AH5])" office:value-type="float" office:value="4.404327611352E+018" calcext:value-type="float">
            <text:p>4.404327611352E+018</text:p>
          </table:table-cell>
          <table:table-cell table:formula="of:=ABS([.AI16]-[.AI5])" office:value-type="float" office:value="4.30202243691146E+018" calcext:value-type="float">
            <text:p>4.30202243691146E+018</text:p>
          </table:table-cell>
          <table:table-cell table:formula="of:=AVERAGE([.D28:.AI28])" office:value-type="float" office:value="2.11394636136116E+019" calcext:value-type="float">
            <text:p>2.11394636136116E+019</text:p>
          </table:table-cell>
        </table:table-row>
        <table:table-row table:style-name="ro1">
          <table:table-cell table:number-columns-repeated="3"/>
          <table:table-cell table:formula="of:=ABS([.D17]-[.D6])" office:value-type="float" office:value="1.1003944068261E+048" calcext:value-type="float">
            <text:p>1.1003944068261E+048</text:p>
          </table:table-cell>
          <table:table-cell table:formula="of:=ABS([.E17]-[.E6])" office:value-type="float" office:value="4.45213068741429E+048" calcext:value-type="float">
            <text:p>4.45213068741429E+048</text:p>
          </table:table-cell>
          <table:table-cell table:formula="of:=ABS([.F17]-[.F6])" office:value-type="float" office:value="5.17276869580474E+048" calcext:value-type="float">
            <text:p>5.17276869580474E+048</text:p>
          </table:table-cell>
          <table:table-cell table:formula="of:=ABS([.G17]-[.G6])" office:value-type="float" office:value="5.90511812775285E+046" calcext:value-type="float">
            <text:p>5.90511812775285E+046</text:p>
          </table:table-cell>
          <table:table-cell table:formula="of:=ABS([.H17]-[.H6])" office:value-type="float" office:value="2.30614146248605E+047" calcext:value-type="float">
            <text:p>2.30614146248605E+047</text:p>
          </table:table-cell>
          <table:table-cell table:formula="of:=ABS([.I17]-[.I6])" office:value-type="float" office:value="3.07406795550619E+046" calcext:value-type="float">
            <text:p>3.07406795550619E+046</text:p>
          </table:table-cell>
          <table:table-cell table:formula="of:=ABS([.J17]-[.J6])" office:value-type="float" office:value="2.78533444529903E+046" calcext:value-type="float">
            <text:p>2.78533444529903E+046</text:p>
          </table:table-cell>
          <table:table-cell table:formula="of:=ABS([.K17]-[.K6])" office:value-type="float" office:value="1.96931370068294E+046" calcext:value-type="float">
            <text:p>1.96931370068294E+046</text:p>
          </table:table-cell>
          <table:table-cell table:formula="of:=ABS([.L17]-[.L6])" office:value-type="float" office:value="8.0867602989353E+047" calcext:value-type="float">
            <text:p>8.0867602989353E+047</text:p>
          </table:table-cell>
          <table:table-cell table:formula="of:=ABS([.M17]-[.M6])" office:value-type="float" office:value="1.43121709909604E+046" calcext:value-type="float">
            <text:p>1.43121709909604E+046</text:p>
          </table:table-cell>
          <table:table-cell table:formula="of:=ABS([.N17]-[.N6])" office:value-type="float" office:value="1.71319858082887E+047" calcext:value-type="float">
            <text:p>1.71319858082887E+047</text:p>
          </table:table-cell>
          <table:table-cell table:formula="of:=ABS([.O17]-[.O6])" office:value-type="float" office:value="3.83963602699734E+046" calcext:value-type="float">
            <text:p>3.83963602699734E+046</text:p>
          </table:table-cell>
          <table:table-cell table:formula="of:=ABS([.P17]-[.P6])" office:value-type="float" office:value="2.15935673170494E+047" calcext:value-type="float">
            <text:p>2.15935673170494E+047</text:p>
          </table:table-cell>
          <table:table-cell table:formula="of:=ABS([.Q17]-[.Q6])" office:value-type="float" office:value="2.96867102920973E+046" calcext:value-type="float">
            <text:p>2.96867102920973E+046</text:p>
          </table:table-cell>
          <table:table-cell table:formula="of:=ABS([.R17]-[.R6])" office:value-type="float" office:value="1.60298700824114E+047" calcext:value-type="float">
            <text:p>1.60298700824114E+047</text:p>
          </table:table-cell>
          <table:table-cell table:formula="of:=ABS([.S17]-[.S6])" office:value-type="float" office:value="5.0014870162231E+046" calcext:value-type="float">
            <text:p>5.0014870162231E+046</text:p>
          </table:table-cell>
          <table:table-cell table:formula="of:=ABS([.T17]-[.T6])" office:value-type="float" office:value="7.95503507843154E+046" calcext:value-type="float">
            <text:p>7.95503507843154E+046</text:p>
          </table:table-cell>
          <table:table-cell table:formula="of:=ABS([.U17]-[.U6])" office:value-type="float" office:value="3.00558602746247E+047" calcext:value-type="float">
            <text:p>3.00558602746247E+047</text:p>
          </table:table-cell>
          <table:table-cell table:formula="of:=ABS([.V17]-[.V6])" office:value-type="float" office:value="5.85744638012511E+047" calcext:value-type="float">
            <text:p>5.85744638012511E+047</text:p>
          </table:table-cell>
          <table:table-cell table:formula="of:=ABS([.W17]-[.W6])" office:value-type="float" office:value="2.91944376896828E+047" calcext:value-type="float">
            <text:p>2.91944376896828E+047</text:p>
          </table:table-cell>
          <table:table-cell table:formula="of:=ABS([.X17]-[.X6])" office:value-type="float" office:value="2.34489344111461E+047" calcext:value-type="float">
            <text:p>2.34489344111461E+047</text:p>
          </table:table-cell>
          <table:table-cell table:formula="of:=ABS([.Y17]-[.Y6])" office:value-type="float" office:value="1.6868177325371E+047" calcext:value-type="float">
            <text:p>1.6868177325371E+047</text:p>
          </table:table-cell>
          <table:table-cell table:formula="of:=ABS([.Z17]-[.Z6])" office:value-type="float" office:value="2.5438691205859E+047" calcext:value-type="float">
            <text:p>2.5438691205859E+047</text:p>
          </table:table-cell>
          <table:table-cell table:formula="of:=ABS([.AA17]-[.AA6])" office:value-type="float" office:value="2.20599312658498E+047" calcext:value-type="float">
            <text:p>2.20599312658498E+047</text:p>
          </table:table-cell>
          <table:table-cell table:formula="of:=ABS([.AB17]-[.AB6])" office:value-type="float" office:value="1.39518544794687E+048" calcext:value-type="float">
            <text:p>1.39518544794687E+048</text:p>
          </table:table-cell>
          <table:table-cell table:formula="of:=ABS([.AC17]-[.AC6])" office:value-type="float" office:value="1.14211624852304E+046" calcext:value-type="float">
            <text:p>1.14211624852304E+046</text:p>
          </table:table-cell>
          <table:table-cell table:formula="of:=ABS([.AD17]-[.AD6])" office:value-type="float" office:value="1.96772614065782E+047" calcext:value-type="float">
            <text:p>1.96772614065782E+047</text:p>
          </table:table-cell>
          <table:table-cell table:formula="of:=ABS([.AE17]-[.AE6])" office:value-type="float" office:value="1.33056892170987E+047" calcext:value-type="float">
            <text:p>1.33056892170987E+047</text:p>
          </table:table-cell>
          <table:table-cell table:formula="of:=ABS([.AF17]-[.AF6])" office:value-type="float" office:value="1.47953278445484E+047" calcext:value-type="float">
            <text:p>1.47953278445484E+047</text:p>
          </table:table-cell>
          <table:table-cell table:formula="of:=ABS([.AG17]-[.AG6])" office:value-type="float" office:value="3.98973637111224E+047" calcext:value-type="float">
            <text:p>3.98973637111224E+047</text:p>
          </table:table-cell>
          <table:table-cell table:formula="of:=ABS([.AH17]-[.AH6])" office:value-type="float" office:value="1.26722907639225E+047" calcext:value-type="float">
            <text:p>1.26722907639225E+047</text:p>
          </table:table-cell>
          <table:table-cell table:formula="of:=ABS([.AI17]-[.AI6])" office:value-type="float" office:value="2.00197566878372E+047" calcext:value-type="float">
            <text:p>2.00197566878372E+047</text:p>
          </table:table-cell>
          <table:table-cell table:formula="of:=AVERAGE([.D29:.AI29])" office:value-type="float" office:value="5.41503920923055E+047" calcext:value-type="float">
            <text:p>5.41503920923055E+047</text:p>
          </table:table-cell>
        </table:table-row>
        <table:table-row table:style-name="ro1">
          <table:table-cell table:number-columns-repeated="3"/>
          <table:table-cell table:formula="of:=ABS([.D18]-[.D7])" office:value-type="float" office:value="2.62038443796638E+111" calcext:value-type="float">
            <text:p>2.62038443796638E+111</text:p>
          </table:table-cell>
          <table:table-cell table:formula="of:=ABS([.E18]-[.E7])" office:value-type="float" office:value="1.1907225267084E+112" calcext:value-type="float">
            <text:p>1.1907225267084E+112</text:p>
          </table:table-cell>
          <table:table-cell table:formula="of:=ABS([.F18]-[.F7])" office:value-type="float" office:value="2.14089872475245E+113" calcext:value-type="float">
            <text:p>2.14089872475245E+113</text:p>
          </table:table-cell>
          <table:table-cell table:formula="of:=ABS([.G18]-[.G7])" office:value-type="float" office:value="2.07838833646898E+112" calcext:value-type="float">
            <text:p>2.07838833646898E+112</text:p>
          </table:table-cell>
          <table:table-cell table:formula="of:=ABS([.H18]-[.H7])" office:value-type="float" office:value="4.1721020265504E+113" calcext:value-type="float">
            <text:p>4.1721020265504E+113</text:p>
          </table:table-cell>
          <table:table-cell table:formula="of:=ABS([.I18]-[.I7])" office:value-type="float" office:value="7.46832859656053E+112" calcext:value-type="float">
            <text:p>7.46832859656053E+112</text:p>
          </table:table-cell>
          <table:table-cell table:formula="of:=ABS([.J18]-[.J7])" office:value-type="float" office:value="2.98054249558302E+111" calcext:value-type="float">
            <text:p>2.98054249558302E+111</text:p>
          </table:table-cell>
          <table:table-cell table:formula="of:=ABS([.K18]-[.K7])" office:value-type="float" office:value="2.39667139345269E+113" calcext:value-type="float">
            <text:p>2.39667139345269E+113</text:p>
          </table:table-cell>
          <table:table-cell table:formula="of:=ABS([.L18]-[.L7])" office:value-type="float" office:value="8.26363538301479E+112" calcext:value-type="float">
            <text:p>8.26363538301479E+112</text:p>
          </table:table-cell>
          <table:table-cell table:formula="of:=ABS([.M18]-[.M7])" office:value-type="float" office:value="2.42727943646881E+110" calcext:value-type="float">
            <text:p>2.42727943646881E+110</text:p>
          </table:table-cell>
          <table:table-cell table:formula="of:=ABS([.N18]-[.N7])" office:value-type="float" office:value="5.13063791474343E+112" calcext:value-type="float">
            <text:p>5.13063791474343E+112</text:p>
          </table:table-cell>
          <table:table-cell table:formula="of:=ABS([.O18]-[.O7])" office:value-type="float" office:value="3.47260772368251E+111" calcext:value-type="float">
            <text:p>3.47260772368251E+111</text:p>
          </table:table-cell>
          <table:table-cell table:formula="of:=ABS([.P18]-[.P7])" office:value-type="float" office:value="5.54786617774716E+110" calcext:value-type="float">
            <text:p>5.54786617774716E+110</text:p>
          </table:table-cell>
          <table:table-cell table:formula="of:=ABS([.Q18]-[.Q7])" office:value-type="float" office:value="1.95355790145451E+112" calcext:value-type="float">
            <text:p>1.95355790145451E+112</text:p>
          </table:table-cell>
          <table:table-cell table:formula="of:=ABS([.R18]-[.R7])" office:value-type="float" office:value="7.81165195237636E+113" calcext:value-type="float">
            <text:p>7.81165195237636E+113</text:p>
          </table:table-cell>
          <table:table-cell table:formula="of:=ABS([.S18]-[.S7])" office:value-type="float" office:value="1.26188181634569E+112" calcext:value-type="float">
            <text:p>1.26188181634569E+112</text:p>
          </table:table-cell>
          <table:table-cell table:formula="of:=ABS([.T18]-[.T7])" office:value-type="float" office:value="3.43574832669377E+112" calcext:value-type="float">
            <text:p>3.43574832669377E+112</text:p>
          </table:table-cell>
          <table:table-cell table:formula="of:=ABS([.U18]-[.U7])" office:value-type="float" office:value="5.14380312040163E+112" calcext:value-type="float">
            <text:p>5.14380312040163E+112</text:p>
          </table:table-cell>
          <table:table-cell table:formula="of:=ABS([.V18]-[.V7])" office:value-type="float" office:value="6.56063027689893E+112" calcext:value-type="float">
            <text:p>6.56063027689893E+112</text:p>
          </table:table-cell>
          <table:table-cell table:formula="of:=ABS([.W18]-[.W7])" office:value-type="float" office:value="7.40264532481046E+111" calcext:value-type="float">
            <text:p>7.40264532481046E+111</text:p>
          </table:table-cell>
          <table:table-cell table:formula="of:=ABS([.X18]-[.X7])" office:value-type="float" office:value="9.55848930693062E+112" calcext:value-type="float">
            <text:p>9.55848930693062E+112</text:p>
          </table:table-cell>
          <table:table-cell table:formula="of:=ABS([.Y18]-[.Y7])" office:value-type="float" office:value="1.14200987287546E+113" calcext:value-type="float">
            <text:p>1.14200987287546E+113</text:p>
          </table:table-cell>
          <table:table-cell table:formula="of:=ABS([.Z18]-[.Z7])" office:value-type="float" office:value="5.2245524353861E+110" calcext:value-type="float">
            <text:p>5.2245524353861E+110</text:p>
          </table:table-cell>
          <table:table-cell table:formula="of:=ABS([.AA18]-[.AA7])" office:value-type="float" office:value="4.47784847324072E+112" calcext:value-type="float">
            <text:p>4.47784847324072E+112</text:p>
          </table:table-cell>
          <table:table-cell table:formula="of:=ABS([.AB18]-[.AB7])" office:value-type="float" office:value="9.76736502597421E+110" calcext:value-type="float">
            <text:p>9.76736502597421E+110</text:p>
          </table:table-cell>
          <table:table-cell table:formula="of:=ABS([.AC18]-[.AC7])" office:value-type="float" office:value="1.34646148386633E+112" calcext:value-type="float">
            <text:p>1.34646148386633E+112</text:p>
          </table:table-cell>
          <table:table-cell table:formula="of:=ABS([.AD18]-[.AD7])" office:value-type="float" office:value="2.24935027797715E+112" calcext:value-type="float">
            <text:p>2.24935027797715E+112</text:p>
          </table:table-cell>
          <table:table-cell table:formula="of:=ABS([.AE18]-[.AE7])" office:value-type="float" office:value="5.57734801598578E+111" calcext:value-type="float">
            <text:p>5.57734801598578E+111</text:p>
          </table:table-cell>
          <table:table-cell table:formula="of:=ABS([.AF18]-[.AF7])" office:value-type="float" office:value="1.7878795727744E+113" calcext:value-type="float">
            <text:p>1.7878795727744E+113</text:p>
          </table:table-cell>
          <table:table-cell table:formula="of:=ABS([.AG18]-[.AG7])" office:value-type="float" office:value="7.49214642613274E+111" calcext:value-type="float">
            <text:p>7.49214642613274E+111</text:p>
          </table:table-cell>
          <table:table-cell table:formula="of:=ABS([.AH18]-[.AH7])" office:value-type="float" office:value="1.50842126049313E+112" calcext:value-type="float">
            <text:p>1.50842126049313E+112</text:p>
          </table:table-cell>
          <table:table-cell table:formula="of:=ABS([.AI18]-[.AI7])" office:value-type="float" office:value="1.29738468557302E+111" calcext:value-type="float">
            <text:p>1.29738468557302E+111</text:p>
          </table:table-cell>
          <table:table-cell table:formula="of:=AVERAGE([.D30:.AI30])" office:value-type="float" office:value="8.10793803035454E+112" calcext:value-type="float">
            <text:p>8.10793803035454E+112</text:p>
          </table:table-cell>
        </table:table-row>
        <table:table-row table:style-name="ro1">
          <table:table-cell table:number-columns-repeated="3"/>
          <table:table-cell table:formula="of:=ABS([.D19]-[.D8])" office:value-type="float" office:value="3.81355810255356E+238" calcext:value-type="float">
            <text:p>3.81355810255356E+238</text:p>
          </table:table-cell>
          <table:table-cell table:formula="of:=ABS([.E19]-[.E8])" office:value-type="float" office:value="1.32608812132827E+239" calcext:value-type="float">
            <text:p>1.32608812132827E+239</text:p>
          </table:table-cell>
          <table:table-cell table:formula="of:=ABS([.F19]-[.F8])" office:value-type="float" office:value="1.28038242218482E+238" calcext:value-type="float">
            <text:p>1.28038242218482E+238</text:p>
          </table:table-cell>
          <table:table-cell table:formula="of:=ABS([.G19]-[.G8])" office:value-type="float" office:value="1.36643059821218E+240" calcext:value-type="float">
            <text:p>1.36643059821218E+240</text:p>
          </table:table-cell>
          <table:table-cell table:formula="of:=ABS([.H19]-[.H8])" office:value-type="float" office:value="4.36124465333052E+239" calcext:value-type="float">
            <text:p>4.36124465333052E+239</text:p>
          </table:table-cell>
          <table:table-cell table:formula="of:=ABS([.I19]-[.I8])" office:value-type="float" office:value="3.58358660078479E+238" calcext:value-type="float">
            <text:p>3.58358660078479E+238</text:p>
          </table:table-cell>
          <table:table-cell table:formula="of:=ABS([.J19]-[.J8])" office:value-type="float" office:value="1.26797809549525E+239" calcext:value-type="float">
            <text:p>1.26797809549525E+239</text:p>
          </table:table-cell>
          <table:table-cell table:formula="of:=ABS([.K19]-[.K8])" office:value-type="float" office:value="2.25410031554951E+240" calcext:value-type="float">
            <text:p>2.25410031554951E+240</text:p>
          </table:table-cell>
          <table:table-cell table:formula="of:=ABS([.L19]-[.L8])" office:value-type="float" office:value="1.47723700563265E+239" calcext:value-type="float">
            <text:p>1.47723700563265E+239</text:p>
          </table:table-cell>
          <table:table-cell table:formula="of:=ABS([.M19]-[.M8])" office:value-type="float" office:value="6.06783413951984E+238" calcext:value-type="float">
            <text:p>6.06783413951984E+238</text:p>
          </table:table-cell>
          <table:table-cell table:formula="of:=ABS([.N19]-[.N8])" office:value-type="float" office:value="8.14934322180494E+238" calcext:value-type="float">
            <text:p>8.14934322180494E+238</text:p>
          </table:table-cell>
          <table:table-cell table:formula="of:=ABS([.O19]-[.O8])" office:value-type="float" office:value="1.77951157023004E+238" calcext:value-type="float">
            <text:p>1.77951157023004E+238</text:p>
          </table:table-cell>
          <table:table-cell table:formula="of:=ABS([.P19]-[.P8])" office:value-type="float" office:value="2.81066423031617E+240" calcext:value-type="float">
            <text:p>2.81066423031617E+240</text:p>
          </table:table-cell>
          <table:table-cell table:formula="of:=ABS([.Q19]-[.Q8])" office:value-type="float" office:value="2.94190903622234E+237" calcext:value-type="float">
            <text:p>2.94190903622234E+237</text:p>
          </table:table-cell>
          <table:table-cell table:formula="of:=ABS([.R19]-[.R8])" office:value-type="float" office:value="8.77739321492465E+239" calcext:value-type="float">
            <text:p>8.77739321492465E+239</text:p>
          </table:table-cell>
          <table:table-cell table:formula="of:=ABS([.S19]-[.S8])" office:value-type="float" office:value="5.26123037395655E+238" calcext:value-type="float">
            <text:p>5.26123037395655E+238</text:p>
          </table:table-cell>
          <table:table-cell table:formula="of:=ABS([.T19]-[.T8])" office:value-type="float" office:value="9.45420291329302E+239" calcext:value-type="float">
            <text:p>9.45420291329302E+239</text:p>
          </table:table-cell>
          <table:table-cell table:formula="of:=ABS([.U19]-[.U8])" office:value-type="float" office:value="4.16276704073122E+238" calcext:value-type="float">
            <text:p>4.16276704073122E+238</text:p>
          </table:table-cell>
          <table:table-cell table:formula="of:=ABS([.V19]-[.V8])" office:value-type="float" office:value="7.58510486383055E+238" calcext:value-type="float">
            <text:p>7.58510486383055E+238</text:p>
          </table:table-cell>
          <table:table-cell table:formula="of:=ABS([.W19]-[.W8])" office:value-type="float" office:value="1.04764463414022E+240" calcext:value-type="float">
            <text:p>1.04764463414022E+240</text:p>
          </table:table-cell>
          <table:table-cell table:formula="of:=ABS([.X19]-[.X8])" office:value-type="float" office:value="4.63223514125506E+236" calcext:value-type="float">
            <text:p>4.63223514125506E+236</text:p>
          </table:table-cell>
          <table:table-cell table:formula="of:=ABS([.Y19]-[.Y8])" office:value-type="float" office:value="5.26493877793102E+238" calcext:value-type="float">
            <text:p>5.26493877793102E+238</text:p>
          </table:table-cell>
          <table:table-cell table:formula="of:=ABS([.Z19]-[.Z8])" office:value-type="float" office:value="4.49623247645575E+238" calcext:value-type="float">
            <text:p>4.49623247645575E+238</text:p>
          </table:table-cell>
          <table:table-cell table:formula="of:=ABS([.AA19]-[.AA8])" office:value-type="float" office:value="5.32897282671148E+238" calcext:value-type="float">
            <text:p>5.32897282671148E+238</text:p>
          </table:table-cell>
          <table:table-cell table:formula="of:=ABS([.AB19]-[.AB8])" office:value-type="float" office:value="1.21168741795195E+240" calcext:value-type="float">
            <text:p>1.21168741795195E+240</text:p>
          </table:table-cell>
          <table:table-cell table:formula="of:=ABS([.AC19]-[.AC8])" office:value-type="float" office:value="8.68877884101023E+238" calcext:value-type="float">
            <text:p>8.68877884101023E+238</text:p>
          </table:table-cell>
          <table:table-cell table:formula="of:=ABS([.AD19]-[.AD8])" office:value-type="float" office:value="9.82221407244119E+237" calcext:value-type="float">
            <text:p>9.82221407244119E+237</text:p>
          </table:table-cell>
          <table:table-cell table:formula="of:=ABS([.AE19]-[.AE8])" office:value-type="float" office:value="3.77278911024401E+239" calcext:value-type="float">
            <text:p>3.77278911024401E+239</text:p>
          </table:table-cell>
          <table:table-cell table:formula="of:=ABS([.AF19]-[.AF8])" office:value-type="float" office:value="1.98833211912309E+239" calcext:value-type="float">
            <text:p>1.98833211912309E+239</text:p>
          </table:table-cell>
          <table:table-cell table:formula="of:=ABS([.AG19]-[.AG8])" office:value-type="float" office:value="1.83241960000007E+238" calcext:value-type="float">
            <text:p>1.83241960000007E+238</text:p>
          </table:table-cell>
          <table:table-cell table:formula="of:=ABS([.AH19]-[.AH8])" office:value-type="float" office:value="1.60631740501155E+239" calcext:value-type="float">
            <text:p>1.60631740501155E+239</text:p>
          </table:table-cell>
          <table:table-cell table:formula="of:=ABS([.AI19]-[.AI8])" office:value-type="float" office:value="1.33919893456104E+240" calcext:value-type="float">
            <text:p>1.33919893456104E+240</text:p>
          </table:table-cell>
          <table:table-cell table:formula="of:=AVERAGE([.D31:.AI31])" office:value-type="float" office:value="4.41220573430288E+239" calcext:value-type="float">
            <text:p>4.41220573430288E+239</text:p>
          </table:table-cell>
        </table:table-row>
        <table:table-row table:style-name="ro1">
          <table:table-cell table:number-columns-repeated="3"/>
          <table:table-cell table:formula="of:=ABS([.D20]-[.D9])" office:value-type="string" office:string-value="" calcext:value-type="error">
            <text:p>#VALUE!</text:p>
          </table:table-cell>
          <table:table-cell table:formula="of:=ABS([.E20]-[.E9])" office:value-type="string" office:string-value="" calcext:value-type="error">
            <text:p>#VALUE!</text:p>
          </table:table-cell>
          <table:table-cell table:formula="of:=ABS([.F20]-[.F9])" office:value-type="string" office:string-value="" calcext:value-type="error">
            <text:p>#VALUE!</text:p>
          </table:table-cell>
          <table:table-cell table:formula="of:=ABS([.G20]-[.G9])" office:value-type="string" office:string-value="" calcext:value-type="error">
            <text:p>#VALUE!</text:p>
          </table:table-cell>
          <table:table-cell table:formula="of:=ABS([.H20]-[.H9])" office:value-type="string" office:string-value="" calcext:value-type="error">
            <text:p>#VALUE!</text:p>
          </table:table-cell>
          <table:table-cell table:formula="of:=ABS([.I20]-[.I9])" office:value-type="string" office:string-value="" calcext:value-type="error">
            <text:p>#VALUE!</text:p>
          </table:table-cell>
          <table:table-cell table:formula="of:=ABS([.J20]-[.J9])" office:value-type="string" office:string-value="" calcext:value-type="error">
            <text:p>#VALUE!</text:p>
          </table:table-cell>
          <table:table-cell table:formula="of:=ABS([.K20]-[.K9])" office:value-type="string" office:string-value="" calcext:value-type="error">
            <text:p>#VALUE!</text:p>
          </table:table-cell>
          <table:table-cell table:formula="of:=ABS([.L20]-[.L9])" office:value-type="string" office:string-value="" calcext:value-type="error">
            <text:p>#VALUE!</text:p>
          </table:table-cell>
          <table:table-cell table:formula="of:=ABS([.M20]-[.M9])" office:value-type="string" office:string-value="" calcext:value-type="error">
            <text:p>#VALUE!</text:p>
          </table:table-cell>
          <table:table-cell table:formula="of:=ABS([.N20]-[.N9])" office:value-type="string" office:string-value="" calcext:value-type="error">
            <text:p>#VALUE!</text:p>
          </table:table-cell>
          <table:table-cell table:formula="of:=ABS([.O20]-[.O9])" office:value-type="string" office:string-value="" calcext:value-type="error">
            <text:p>#VALUE!</text:p>
          </table:table-cell>
          <table:table-cell table:formula="of:=ABS([.P20]-[.P9])" office:value-type="string" office:string-value="" calcext:value-type="error">
            <text:p>#VALUE!</text:p>
          </table:table-cell>
          <table:table-cell table:formula="of:=ABS([.Q20]-[.Q9])" office:value-type="string" office:string-value="" calcext:value-type="error">
            <text:p>#VALUE!</text:p>
          </table:table-cell>
          <table:table-cell table:formula="of:=ABS([.R20]-[.R9])" office:value-type="string" office:string-value="" calcext:value-type="error">
            <text:p>#VALUE!</text:p>
          </table:table-cell>
          <table:table-cell table:formula="of:=ABS([.S20]-[.S9])" office:value-type="string" office:string-value="" calcext:value-type="error">
            <text:p>#VALUE!</text:p>
          </table:table-cell>
          <table:table-cell table:number-columns-repeated="16"/>
          <table:table-cell table:formula="of:=AVERAGE([.D32:.AI32])" office:value-type="string" office:string-value="" calcext:value-type="error">
            <text:p>#VALUE!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 calcext:value-type="string">
            <text:p>./arrhythmia/arrhythmia 8 32 1 1 helib 65536 717 8 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0</text:p>
          </table:table-cell>
          <table:table-cell office:value-type="string" calcext:value-type="string">
            <text:p>output:</text:p>
          </table:table-cell>
          <table:table-cell office:value-type="float" office:value="0.12448" calcext:value-type="float">
            <text:p>0.12448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18672" calcext:value-type="float">
            <text:p>0.18672</text:p>
          </table:table-cell>
          <table:table-cell office:value-type="float" office:value="0.20582" calcext:value-type="float">
            <text:p>0.20582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0.43077" calcext:value-type="float">
            <text:p>0.43077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24666" calcext:value-type="float">
            <text:p>0.24666</text:p>
          </table:table-cell>
          <table:table-cell office:value-type="float" office:value="0.25389" calcext:value-type="float">
            <text:p>0.25389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8395" calcext:value-type="float">
            <text:p>0.08395</text:p>
          </table:table-cell>
          <table:table-cell office:value-type="float" office:value="0.44004" calcext:value-type="float">
            <text:p>0.44004</text:p>
          </table:table-cell>
          <table:table-cell office:value-type="float" office:value="0.40414" calcext:value-type="float">
            <text:p>0.40414</text:p>
          </table:table-cell>
          <table:table-cell office:value-type="float" office:value="0.46661" calcext:value-type="float">
            <text:p>0.46661</text:p>
          </table:table-cell>
          <table:table-cell office:value-type="float" office:value="0.12484" calcext:value-type="float">
            <text:p>0.12484</text:p>
          </table:table-cell>
          <table:table-cell office:value-type="float" office:value="0.01253" calcext:value-type="float">
            <text:p>0.01253</text:p>
          </table:table-cell>
          <table:table-cell office:value-type="float" office:value="1.58183" calcext:value-type="float">
            <text:p>1.58183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1.21945" calcext:value-type="float">
            <text:p>1.21945</text:p>
          </table:table-cell>
          <table:table-cell office:value-type="float" office:value="0.35438" calcext:value-type="float">
            <text:p>0.35438</text:p>
          </table:table-cell>
          <table:table-cell office:value-type="float" office:value="0.26032" calcext:value-type="float">
            <text:p>0.26032</text:p>
          </table:table-cell>
          <table:table-cell office:value-type="float" office:value="0.06278" calcext:value-type="float">
            <text:p>0.06278</text:p>
          </table:table-cell>
          <table:table-cell office:value-type="float" office:value="0.4688" calcext:value-type="float">
            <text:p>0.4688</text:p>
          </table:table-cell>
          <table:table-cell office:value-type="float" office:value="0.12171" calcext:value-type="float">
            <text:p>0.12171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5815" calcext:value-type="float">
            <text:p>0.05815</text:p>
          </table:table-cell>
          <table:table-cell office:value-type="float" office:value="1.00151" calcext:value-type="float">
            <text:p>1.00151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07112" calcext:value-type="float">
            <text:p>0.07112</text:p>
          </table:table-cell>
          <table:table-cell office:value-type="float" office:value="0.31004" calcext:value-type="float">
            <text:p>0.31004</text:p>
          </table:table-cell>
          <table:table-cell office:value-type="float" office:value="0.70603" calcext:value-type="float">
            <text:p>0.70603</text:p>
          </table:table-cell>
          <table:table-cell office:value-type="float" office:value="0.20384" calcext:value-type="float">
            <text:p>0.20384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1</text:p>
          </table:table-cell>
          <table:table-cell office:value-type="string" calcext:value-type="string">
            <text:p>output:</text:p>
          </table:table-cell>
          <table:table-cell office:value-type="float" office:value="0.16632" calcext:value-type="float">
            <text:p>0.16632</text:p>
          </table:table-cell>
          <table:table-cell office:value-type="float" office:value="0.64605" calcext:value-type="float">
            <text:p>0.64605</text:p>
          </table:table-cell>
          <table:table-cell office:value-type="float" office:value="0.03187" calcext:value-type="float">
            <text:p>0.03187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8887" calcext:value-type="float">
            <text:p>0.08887</text:p>
          </table:table-cell>
          <table:table-cell office:value-type="float" office:value="0.11243" calcext:value-type="float">
            <text:p>0.11243</text:p>
          </table:table-cell>
          <table:table-cell office:value-type="float" office:value="0.22413" calcext:value-type="float">
            <text:p>0.22413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0.47104" calcext:value-type="float">
            <text:p>0.47104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2468" calcext:value-type="float">
            <text:p>0.02468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11416" calcext:value-type="float">
            <text:p>0.11416</text:p>
          </table:table-cell>
          <table:table-cell office:value-type="float" office:value="0.09815" calcext:value-type="float">
            <text:p>0.09815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9154" calcext:value-type="float">
            <text:p>0.09154</text:p>
          </table:table-cell>
          <table:table-cell office:value-type="float" office:value="0.22413" calcext:value-type="float">
            <text:p>0.22413</text:p>
          </table:table-cell>
          <table:table-cell office:value-type="float" office:value="0.02336" calcext:value-type="float">
            <text:p>0.02336</text:p>
          </table:table-cell>
          <table:table-cell office:value-type="float" office:value="0.14774" calcext:value-type="float">
            <text:p>0.14774</text:p>
          </table:table-cell>
          <table:table-cell office:value-type="float" office:value="-0.00795" calcext:value-type="float">
            <text:p>-0.00795</text:p>
          </table:table-cell>
          <table:table-cell office:value-type="float" office:value="0.04222" calcext:value-type="float">
            <text:p>0.04222</text:p>
          </table:table-cell>
          <table:table-cell office:value-type="float" office:value="0.18173" calcext:value-type="float">
            <text:p>0.18173</text:p>
          </table:table-cell>
          <table:table-cell office:value-type="float" office:value="0.20259" calcext:value-type="float">
            <text:p>0.20259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54799" calcext:value-type="float">
            <text:p>0.54799</text:p>
          </table:table-cell>
          <table:table-cell office:value-type="float" office:value="0.01658" calcext:value-type="float">
            <text:p>0.01658</text:p>
          </table:table-cell>
          <table:table-cell office:value-type="float" office:value="0.01709" calcext:value-type="float">
            <text:p>0.01709</text:p>
          </table:table-cell>
          <table:table-cell office:value-type="float" office:value="0.20637" calcext:value-type="float">
            <text:p>0.20637</text:p>
          </table:table-cell>
          <table:table-cell office:value-type="float" office:value="0.16671" calcext:value-type="float">
            <text:p>0.16671</text:p>
          </table:table-cell>
          <table:table-cell office:value-type="float" office:value="0.16372" calcext:value-type="float">
            <text:p>0.16372</text:p>
          </table:table-cell>
          <table:table-cell office:value-type="float" office:value="0.12046" calcext:value-type="float">
            <text:p>0.12046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2</text:p>
          </table:table-cell>
          <table:table-cell office:value-type="string" calcext:value-type="string">
            <text:p>output:</text:p>
          </table:table-cell>
          <table:table-cell office:value-type="float" office:value="-6538810.75756" calcext:value-type="float">
            <text:p>-6538810.75756</text:p>
          </table:table-cell>
          <table:table-cell office:value-type="float" office:value="-1458400.76537" calcext:value-type="float">
            <text:p>-1458400.76537</text:p>
          </table:table-cell>
          <table:table-cell office:value-type="float" office:value="-11782417.0278" calcext:value-type="float">
            <text:p>-11782417.0278</text:p>
          </table:table-cell>
          <table:table-cell office:value-type="float" office:value="-4546685.64352" calcext:value-type="float">
            <text:p>-4546685.64352</text:p>
          </table:table-cell>
          <table:table-cell office:value-type="float" office:value="-1094509.32434" calcext:value-type="float">
            <text:p>-1094509.32434</text:p>
          </table:table-cell>
          <table:table-cell office:value-type="float" office:value="4297472.6463" calcext:value-type="float">
            <text:p>4297472.6463</text:p>
          </table:table-cell>
          <table:table-cell office:value-type="float" office:value="700589.30182" calcext:value-type="float">
            <text:p>700589.30182</text:p>
          </table:table-cell>
          <table:table-cell office:value-type="float" office:value="-11559033.83487" calcext:value-type="float">
            <text:p>-11559033.83487</text:p>
          </table:table-cell>
          <table:table-cell office:value-type="float" office:value="-19471114.69496" calcext:value-type="float">
            <text:p>-19471114.69496</text:p>
          </table:table-cell>
          <table:table-cell office:value-type="float" office:value="-42356691.65798" calcext:value-type="float">
            <text:p>-42356691.65798</text:p>
          </table:table-cell>
          <table:table-cell office:value-type="float" office:value="-803564.23275" calcext:value-type="float">
            <text:p>-803564.23275</text:p>
          </table:table-cell>
          <table:table-cell office:value-type="float" office:value="-25754697.05647" calcext:value-type="float">
            <text:p>-25754697.05647</text:p>
          </table:table-cell>
          <table:table-cell office:value-type="float" office:value="563716267.48784" calcext:value-type="float">
            <text:p>563716267.48784</text:p>
          </table:table-cell>
          <table:table-cell office:value-type="float" office:value="25940178.55446" calcext:value-type="float">
            <text:p>25940178.55446</text:p>
          </table:table-cell>
          <table:table-cell office:value-type="float" office:value="-4965122.7291" calcext:value-type="float">
            <text:p>-4965122.7291</text:p>
          </table:table-cell>
          <table:table-cell office:value-type="float" office:value="1803262.30106" calcext:value-type="float">
            <text:p>1803262.30106</text:p>
          </table:table-cell>
          <table:table-cell office:value-type="float" office:value="572956.69648" calcext:value-type="float">
            <text:p>572956.69648</text:p>
          </table:table-cell>
          <table:table-cell office:value-type="float" office:value="-187208.65808" calcext:value-type="float">
            <text:p>-187208.65808</text:p>
          </table:table-cell>
          <table:table-cell office:value-type="float" office:value="-1099356.40102" calcext:value-type="float">
            <text:p>-1099356.40102</text:p>
          </table:table-cell>
          <table:table-cell office:value-type="float" office:value="-137053.6645" calcext:value-type="float">
            <text:p>-137053.6645</text:p>
          </table:table-cell>
          <table:table-cell office:value-type="float" office:value="648668.9841" calcext:value-type="float">
            <text:p>648668.9841</text:p>
          </table:table-cell>
          <table:table-cell office:value-type="float" office:value="143627433.85451" calcext:value-type="float">
            <text:p>143627433.85451</text:p>
          </table:table-cell>
          <table:table-cell office:value-type="float" office:value="-8755810.52782" calcext:value-type="float">
            <text:p>-8755810.52782</text:p>
          </table:table-cell>
          <table:table-cell office:value-type="float" office:value="-1390031.96877" calcext:value-type="float">
            <text:p>-1390031.96877</text:p>
          </table:table-cell>
          <table:table-cell office:value-type="float" office:value="22946824.89905" calcext:value-type="float">
            <text:p>22946824.89905</text:p>
          </table:table-cell>
          <table:table-cell office:value-type="float" office:value="-246310.82438" calcext:value-type="float">
            <text:p>-246310.82438</text:p>
          </table:table-cell>
          <table:table-cell office:value-type="float" office:value="7190230.32894" calcext:value-type="float">
            <text:p>7190230.32894</text:p>
          </table:table-cell>
          <table:table-cell office:value-type="float" office:value="16170619.49936" calcext:value-type="float">
            <text:p>16170619.49936</text:p>
          </table:table-cell>
          <table:table-cell office:value-type="float" office:value="-692498.52212" calcext:value-type="float">
            <text:p>-692498.52212</text:p>
          </table:table-cell>
          <table:table-cell office:value-type="float" office:value="-18834877.87759" calcext:value-type="float">
            <text:p>-18834877.87759</text:p>
          </table:table-cell>
          <table:table-cell office:value-type="float" office:value="6616712.96134" calcext:value-type="float">
            <text:p>6616712.96134</text:p>
          </table:table-cell>
          <table:table-cell office:value-type="float" office:value="10385067.85293" calcext:value-type="float">
            <text:p>10385067.85293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3</text:p>
          </table:table-cell>
          <table:table-cell office:value-type="string" calcext:value-type="string">
            <text:p>output:</text:p>
          </table:table-cell>
          <table:table-cell office:value-type="float" office:value="6.00210944252845E+024" calcext:value-type="float">
            <text:p>6.00210944252845E+024</text:p>
          </table:table-cell>
          <table:table-cell office:value-type="float" office:value="-3.3080260118262E+025" calcext:value-type="float">
            <text:p>-3.3080260118262E+025</text:p>
          </table:table-cell>
          <table:table-cell office:value-type="float" office:value="-4.61040931646521E+024" calcext:value-type="float">
            <text:p>-4.61040931646521E+024</text:p>
          </table:table-cell>
          <table:table-cell office:value-type="float" office:value="2.55779195142221E+023" calcext:value-type="float">
            <text:p>2.55779195142221E+023</text:p>
          </table:table-cell>
          <table:table-cell office:value-type="float" office:value="-3.49854155265566E+022" calcext:value-type="float">
            <text:p>-3.49854155265566E+022</text:p>
          </table:table-cell>
          <table:table-cell office:value-type="float" office:value="-3.30643379784246E+025" calcext:value-type="float">
            <text:p>-3.30643379784246E+025</text:p>
          </table:table-cell>
          <table:table-cell office:value-type="float" office:value="2.73965871424252E+025" calcext:value-type="float">
            <text:p>2.73965871424252E+025</text:p>
          </table:table-cell>
          <table:table-cell office:value-type="float" office:value="-3.47432246519261E+024" calcext:value-type="float">
            <text:p>-3.47432246519261E+024</text:p>
          </table:table-cell>
          <table:table-cell office:value-type="float" office:value="-2.48440303022203E+026" calcext:value-type="float">
            <text:p>-2.48440303022203E+026</text:p>
          </table:table-cell>
          <table:table-cell office:value-type="float" office:value="1.06831055634079E+024" calcext:value-type="float">
            <text:p>1.06831055634079E+024</text:p>
          </table:table-cell>
          <table:table-cell office:value-type="float" office:value="5.54098911294802E+024" calcext:value-type="float">
            <text:p>5.54098911294802E+024</text:p>
          </table:table-cell>
          <table:table-cell office:value-type="float" office:value="1.03184684957958E+023" calcext:value-type="float">
            <text:p>1.03184684957958E+023</text:p>
          </table:table-cell>
          <table:table-cell office:value-type="float" office:value="3.14573273026658E+024" calcext:value-type="float">
            <text:p>3.14573273026658E+024</text:p>
          </table:table-cell>
          <table:table-cell office:value-type="float" office:value="5.57228985750619E+024" calcext:value-type="float">
            <text:p>5.57228985750619E+024</text:p>
          </table:table-cell>
          <table:table-cell office:value-type="float" office:value="2.36262042275756E+026" calcext:value-type="float">
            <text:p>2.36262042275756E+026</text:p>
          </table:table-cell>
          <table:table-cell office:value-type="float" office:value="6.5622790193421E+025" calcext:value-type="float">
            <text:p>6.5622790193421E+025</text:p>
          </table:table-cell>
          <table:table-cell office:value-type="float" office:value="-4.76372423004151E+022" calcext:value-type="float">
            <text:p>-4.76372423004151E+022</text:p>
          </table:table-cell>
          <table:table-cell office:value-type="float" office:value="1.91455739263185E+024" calcext:value-type="float">
            <text:p>1.91455739263185E+024</text:p>
          </table:table-cell>
          <table:table-cell office:value-type="float" office:value="-8.3328483656264E+023" calcext:value-type="float">
            <text:p>-8.3328483656264E+023</text:p>
          </table:table-cell>
          <table:table-cell office:value-type="float" office:value="5.71058885515038E+021" calcext:value-type="float">
            <text:p>5.71058885515038E+021</text:p>
          </table:table-cell>
          <table:table-cell office:value-type="float" office:value="-2.3859962144811E+024" calcext:value-type="float">
            <text:p>-2.3859962144811E+024</text:p>
          </table:table-cell>
          <table:table-cell office:value-type="float" office:value="4.88382877359005E+024" calcext:value-type="float">
            <text:p>4.88382877359005E+024</text:p>
          </table:table-cell>
          <table:table-cell office:value-type="float" office:value="1.46201254485024E+024" calcext:value-type="float">
            <text:p>1.46201254485024E+024</text:p>
          </table:table-cell>
          <table:table-cell office:value-type="float" office:value="-3.37532911309949E+025" calcext:value-type="float">
            <text:p>-3.37532911309949E+025</text:p>
          </table:table-cell>
          <table:table-cell office:value-type="float" office:value="-6.87111090351961E+023" calcext:value-type="float">
            <text:p>-6.87111090351961E+023</text:p>
          </table:table-cell>
          <table:table-cell office:value-type="float" office:value="1.01153461692581E+023" calcext:value-type="float">
            <text:p>1.01153461692581E+023</text:p>
          </table:table-cell>
          <table:table-cell office:value-type="float" office:value="-2.21897484065587E+023" calcext:value-type="float">
            <text:p>-2.21897484065587E+023</text:p>
          </table:table-cell>
          <table:table-cell office:value-type="float" office:value="7.37448756088034E+024" calcext:value-type="float">
            <text:p>7.37448756088034E+024</text:p>
          </table:table-cell>
          <table:table-cell office:value-type="float" office:value="-1.55716071206928E+026" calcext:value-type="float">
            <text:p>-1.55716071206928E+026</text:p>
          </table:table-cell>
          <table:table-cell office:value-type="float" office:value="-2.26701089894862E+023" calcext:value-type="float">
            <text:p>-2.26701089894862E+023</text:p>
          </table:table-cell>
          <table:table-cell office:value-type="float" office:value="-3.28446723813985E+022" calcext:value-type="float">
            <text:p>-3.28446723813985E+022</text:p>
          </table:table-cell>
          <table:table-cell office:value-type="float" office:value="-1.77169473686878E+025" calcext:value-type="float">
            <text:p>-1.77169473686878E+025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4</text:p>
          </table:table-cell>
          <table:table-cell office:value-type="string" calcext:value-type="string">
            <text:p>output:</text:p>
          </table:table-cell>
          <table:table-cell office:value-type="float" office:value="-1.40016338855137E+061" calcext:value-type="float">
            <text:p>-1.40016338855137E+061</text:p>
          </table:table-cell>
          <table:table-cell office:value-type="float" office:value="-8.86653466918983E+059" calcext:value-type="float">
            <text:p>-8.86653466918983E+059</text:p>
          </table:table-cell>
          <table:table-cell office:value-type="float" office:value="1.86641783416184E+062" calcext:value-type="float">
            <text:p>1.86641783416184E+062</text:p>
          </table:table-cell>
          <table:table-cell office:value-type="float" office:value="2.46332560168662E+059" calcext:value-type="float">
            <text:p>2.46332560168662E+059</text:p>
          </table:table-cell>
          <table:table-cell office:value-type="float" office:value="-1.74140621320033E+060" calcext:value-type="float">
            <text:p>-1.74140621320033E+060</text:p>
          </table:table-cell>
          <table:table-cell office:value-type="float" office:value="1.96497106414386E+062" calcext:value-type="float">
            <text:p>1.96497106414386E+062</text:p>
          </table:table-cell>
          <table:table-cell office:value-type="float" office:value="2.9123322121845E+059" calcext:value-type="float">
            <text:p>2.9123322121845E+059</text:p>
          </table:table-cell>
          <table:table-cell office:value-type="float" office:value="5.86640009810903E+061" calcext:value-type="float">
            <text:p>5.86640009810903E+061</text:p>
          </table:table-cell>
          <table:table-cell office:value-type="float" office:value="5.85135131637697E+061" calcext:value-type="float">
            <text:p>5.85135131637697E+061</text:p>
          </table:table-cell>
          <table:table-cell office:value-type="float" office:value="-1.91602615261158E+058" calcext:value-type="float">
            <text:p>-1.91602615261158E+058</text:p>
          </table:table-cell>
          <table:table-cell office:value-type="float" office:value="-1.08409157267864E+059" calcext:value-type="float">
            <text:p>-1.08409157267864E+059</text:p>
          </table:table-cell>
          <table:table-cell office:value-type="float" office:value="1.92441878089046E+058" calcext:value-type="float">
            <text:p>1.92441878089046E+058</text:p>
          </table:table-cell>
          <table:table-cell office:value-type="float" office:value="-3.84863676134118E+061" calcext:value-type="float">
            <text:p>-3.84863676134118E+061</text:p>
          </table:table-cell>
          <table:table-cell office:value-type="float" office:value="6.66242714215534E+059" calcext:value-type="float">
            <text:p>6.66242714215534E+059</text:p>
          </table:table-cell>
          <table:table-cell office:value-type="float" office:value="6.45946881678959E+060" calcext:value-type="float">
            <text:p>6.45946881678959E+060</text:p>
          </table:table-cell>
          <table:table-cell office:value-type="float" office:value="-5.51116925845843E+059" calcext:value-type="float">
            <text:p>-5.51116925845843E+059</text:p>
          </table:table-cell>
          <table:table-cell office:value-type="float" office:value="2.17274262340699E+060" calcext:value-type="float">
            <text:p>2.17274262340699E+060</text:p>
          </table:table-cell>
          <table:table-cell office:value-type="float" office:value="-1.12095085494104E+061" calcext:value-type="float">
            <text:p>-1.12095085494104E+061</text:p>
          </table:table-cell>
          <table:table-cell office:value-type="float" office:value="2.71101744859081E+061" calcext:value-type="float">
            <text:p>2.71101744859081E+061</text:p>
          </table:table-cell>
          <table:table-cell office:value-type="float" office:value="-2.66554165483051E+060" calcext:value-type="float">
            <text:p>-2.66554165483051E+060</text:p>
          </table:table-cell>
          <table:table-cell office:value-type="float" office:value="8.83372868061194E+058" calcext:value-type="float">
            <text:p>8.83372868061194E+058</text:p>
          </table:table-cell>
          <table:table-cell office:value-type="float" office:value="-1.03646884519137E+059" calcext:value-type="float">
            <text:p>-1.03646884519137E+059</text:p>
          </table:table-cell>
          <table:table-cell office:value-type="float" office:value="1.4005147623611E+061" calcext:value-type="float">
            <text:p>1.4005147623611E+061</text:p>
          </table:table-cell>
          <table:table-cell office:value-type="float" office:value="1.69621373367313E+061" calcext:value-type="float">
            <text:p>1.69621373367313E+061</text:p>
          </table:table-cell>
          <table:table-cell office:value-type="float" office:value="-1.4679872313596E+062" calcext:value-type="float">
            <text:p>-1.4679872313596E+062</text:p>
          </table:table-cell>
          <table:table-cell office:value-type="float" office:value="3.59620621525224E+060" calcext:value-type="float">
            <text:p>3.59620621525224E+060</text:p>
          </table:table-cell>
          <table:table-cell office:value-type="float" office:value="-1.35889985237571E+060" calcext:value-type="float">
            <text:p>-1.35889985237571E+060</text:p>
          </table:table-cell>
          <table:table-cell office:value-type="float" office:value="1.44913084227215E+059" calcext:value-type="float">
            <text:p>1.44913084227215E+059</text:p>
          </table:table-cell>
          <table:table-cell office:value-type="float" office:value="6.04809520560236E+061" calcext:value-type="float">
            <text:p>6.04809520560236E+061</text:p>
          </table:table-cell>
          <table:table-cell office:value-type="float" office:value="2.58551245384711E+061" calcext:value-type="float">
            <text:p>2.58551245384711E+061</text:p>
          </table:table-cell>
          <table:table-cell office:value-type="float" office:value="2.77369469270197E+059" calcext:value-type="float">
            <text:p>2.77369469270197E+059</text:p>
          </table:table-cell>
          <table:table-cell office:value-type="float" office:value="-2.80422881252713E+060" calcext:value-type="float">
            <text:p>-2.80422881252713E+060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5</text:p>
          </table:table-cell>
          <table:table-cell office:value-type="string" calcext:value-type="string">
            <text:p>output:</text:p>
          </table:table-cell>
          <table:table-cell office:value-type="float" office:value="1.52125546612276E+130" calcext:value-type="float">
            <text:p>1.52125546612276E+130</text:p>
          </table:table-cell>
          <table:table-cell office:value-type="float" office:value="-1.12492529114215E+129" calcext:value-type="float">
            <text:p>-1.12492529114215E+129</text:p>
          </table:table-cell>
          <table:table-cell office:value-type="float" office:value="4.22755213951921E+129" calcext:value-type="float">
            <text:p>4.22755213951921E+129</text:p>
          </table:table-cell>
          <table:table-cell office:value-type="float" office:value="7.22082743964872E+128" calcext:value-type="float">
            <text:p>7.22082743964872E+128</text:p>
          </table:table-cell>
          <table:table-cell office:value-type="float" office:value="1.10059701919936E+129" calcext:value-type="float">
            <text:p>1.10059701919936E+129</text:p>
          </table:table-cell>
          <table:table-cell office:value-type="float" office:value="2.43597542153051E+129" calcext:value-type="float">
            <text:p>2.43597542153051E+129</text:p>
          </table:table-cell>
          <table:table-cell office:value-type="float" office:value="-2.90366892054086E+128" calcext:value-type="float">
            <text:p>-2.90366892054086E+128</text:p>
          </table:table-cell>
          <table:table-cell office:value-type="float" office:value="-6.50786644335704E+128" calcext:value-type="float">
            <text:p>-6.50786644335704E+128</text:p>
          </table:table-cell>
          <table:table-cell office:value-type="float" office:value="-4.55388783997273E+129" calcext:value-type="float">
            <text:p>-4.55388783997273E+129</text:p>
          </table:table-cell>
          <table:table-cell office:value-type="float" office:value="-8.21975646469219E+128" calcext:value-type="float">
            <text:p>-8.21975646469219E+128</text:p>
          </table:table-cell>
          <table:table-cell office:value-type="float" office:value="2.87957319535334E+130" calcext:value-type="float">
            <text:p>2.87957319535334E+130</text:p>
          </table:table-cell>
          <table:table-cell office:value-type="float" office:value="-4.31928241314564E+129" calcext:value-type="float">
            <text:p>-4.31928241314564E+129</text:p>
          </table:table-cell>
          <table:table-cell office:value-type="float" office:value="-4.08786091996967E+129" calcext:value-type="float">
            <text:p>-4.08786091996967E+129</text:p>
          </table:table-cell>
          <table:table-cell office:value-type="float" office:value="1.95555407248231E+129" calcext:value-type="float">
            <text:p>1.95555407248231E+129</text:p>
          </table:table-cell>
          <table:table-cell office:value-type="float" office:value="1.1084612416188E+129" calcext:value-type="float">
            <text:p>1.1084612416188E+129</text:p>
          </table:table-cell>
          <table:table-cell office:value-type="float" office:value="-7.54933960249018E+127" calcext:value-type="float">
            <text:p>-7.54933960249018E+127</text:p>
          </table:table-cell>
          <table:table-cell office:value-type="float" office:value="-2.37132701583522E+129" calcext:value-type="float">
            <text:p>-2.37132701583522E+129</text:p>
          </table:table-cell>
          <table:table-cell office:value-type="float" office:value="2.5587741772725E+129" calcext:value-type="float">
            <text:p>2.5587741772725E+129</text:p>
          </table:table-cell>
          <table:table-cell office:value-type="float" office:value="-2.50186661156433E+129" calcext:value-type="float">
            <text:p>-2.50186661156433E+129</text:p>
          </table:table-cell>
          <table:table-cell office:value-type="float" office:value="-1.52433466229712E+130" calcext:value-type="float">
            <text:p>-1.52433466229712E+130</text:p>
          </table:table-cell>
          <table:table-cell office:value-type="float" office:value="7.56921883726692E+127" calcext:value-type="float">
            <text:p>7.56921883726692E+127</text:p>
          </table:table-cell>
          <table:table-cell office:value-type="float" office:value="-5.7961912440598E+128" calcext:value-type="float">
            <text:p>-5.7961912440598E+128</text:p>
          </table:table-cell>
          <table:table-cell office:value-type="float" office:value="-1.39824170089173E+129" calcext:value-type="float">
            <text:p>-1.39824170089173E+129</text:p>
          </table:table-cell>
          <table:table-cell office:value-type="float" office:value="2.85060310227989E+129" calcext:value-type="float">
            <text:p>2.85060310227989E+129</text:p>
          </table:table-cell>
          <table:table-cell office:value-type="float" office:value="3.18020083999961E+128" calcext:value-type="float">
            <text:p>3.18020083999961E+128</text:p>
          </table:table-cell>
          <table:table-cell office:value-type="float" office:value="1.12036191345179E+128" calcext:value-type="float">
            <text:p>1.12036191345179E+128</text:p>
          </table:table-cell>
          <table:table-cell office:value-type="float" office:value="6.03721471943463E+126" calcext:value-type="float">
            <text:p>6.03721471943463E+126</text:p>
          </table:table-cell>
          <table:table-cell office:value-type="float" office:value="4.15110063665642E+129" calcext:value-type="float">
            <text:p>4.15110063665642E+129</text:p>
          </table:table-cell>
          <table:table-cell office:value-type="float" office:value="-3.06146194304524E+129" calcext:value-type="float">
            <text:p>-3.06146194304524E+129</text:p>
          </table:table-cell>
          <table:table-cell office:value-type="float" office:value="2.80777961647521E+129" calcext:value-type="float">
            <text:p>2.80777961647521E+129</text:p>
          </table:table-cell>
          <table:table-cell office:value-type="float" office:value="2.12914323258302E+129" calcext:value-type="float">
            <text:p>2.12914323258302E+129</text:p>
          </table:table-cell>
          <table:table-cell office:value-type="float" office:value="-4.15117268186181E+128" calcext:value-type="float">
            <text:p>-4.15117268186181E+128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6</text:p>
          </table:table-cell>
          <table:table-cell office:value-type="string" calcext:value-type="string">
            <text:p>output:</text:p>
          </table:table-cell>
          <table:table-cell office:value-type="float" office:value="-1.33572193455745E+267" calcext:value-type="float">
            <text:p>-1.33572193455745E+267</text:p>
          </table:table-cell>
          <table:table-cell office:value-type="float" office:value="-1.38262826161032E+268" calcext:value-type="float">
            <text:p>-1.38262826161032E+268</text:p>
          </table:table-cell>
          <table:table-cell office:value-type="float" office:value="-2.28548406704263E+268" calcext:value-type="float">
            <text:p>-2.28548406704263E+268</text:p>
          </table:table-cell>
          <table:table-cell office:value-type="float" office:value="5.99368264965015E+265" calcext:value-type="float">
            <text:p>5.99368264965015E+265</text:p>
          </table:table-cell>
          <table:table-cell office:value-type="float" office:value="1.18649642313679E+268" calcext:value-type="float">
            <text:p>1.18649642313679E+268</text:p>
          </table:table-cell>
          <table:table-cell office:value-type="float" office:value="3.14784745884812E+268" calcext:value-type="float">
            <text:p>3.14784745884812E+268</text:p>
          </table:table-cell>
          <table:table-cell office:value-type="float" office:value="8.99533374807473E+268" calcext:value-type="float">
            <text:p>8.99533374807473E+268</text:p>
          </table:table-cell>
          <table:table-cell office:value-type="float" office:value="-1.54452322458755E+268" calcext:value-type="float">
            <text:p>-1.54452322458755E+268</text:p>
          </table:table-cell>
          <table:table-cell office:value-type="float" office:value="1.04283694529821E+268" calcext:value-type="float">
            <text:p>1.04283694529821E+268</text:p>
          </table:table-cell>
          <table:table-cell office:value-type="float" office:value="-8.3321885564835E+267" calcext:value-type="float">
            <text:p>-8.3321885564835E+267</text:p>
          </table:table-cell>
          <table:table-cell office:value-type="float" office:value="-1.7611415079888E+266" calcext:value-type="float">
            <text:p>-1.7611415079888E+266</text:p>
          </table:table-cell>
          <table:table-cell office:value-type="float" office:value="-7.40404649111107E+267" calcext:value-type="float">
            <text:p>-7.40404649111107E+267</text:p>
          </table:table-cell>
          <table:table-cell office:value-type="float" office:value="6.27713770437798E+268" calcext:value-type="float">
            <text:p>6.27713770437798E+268</text:p>
          </table:table-cell>
          <table:table-cell office:value-type="float" office:value="2.32167516608161E+268" calcext:value-type="float">
            <text:p>2.32167516608161E+268</text:p>
          </table:table-cell>
          <table:table-cell office:value-type="float" office:value="-1.11197786213879E+269" calcext:value-type="float">
            <text:p>-1.11197786213879E+269</text:p>
          </table:table-cell>
          <table:table-cell office:value-type="float" office:value="-6.53171346786652E+267" calcext:value-type="float">
            <text:p>-6.53171346786652E+267</text:p>
          </table:table-cell>
          <table:table-cell office:value-type="float" office:value="2.2718200745584E+267" calcext:value-type="float">
            <text:p>2.2718200745584E+267</text:p>
          </table:table-cell>
          <table:table-cell office:value-type="float" office:value="3.52750054765735E+268" calcext:value-type="float">
            <text:p>3.52750054765735E+268</text:p>
          </table:table-cell>
          <table:table-cell office:value-type="float" office:value="-2.95392354455585E+268" calcext:value-type="float">
            <text:p>-2.95392354455585E+268</text:p>
          </table:table-cell>
          <table:table-cell office:value-type="float" office:value="-6.24197773779112E+267" calcext:value-type="float">
            <text:p>-6.24197773779112E+267</text:p>
          </table:table-cell>
          <table:table-cell office:value-type="float" office:value="9.93557585309471E+268" calcext:value-type="float">
            <text:p>9.93557585309471E+268</text:p>
          </table:table-cell>
          <table:table-cell office:value-type="float" office:value="-7.48293944014069E+268" calcext:value-type="float">
            <text:p>-7.48293944014069E+268</text:p>
          </table:table-cell>
          <table:table-cell office:value-type="float" office:value="3.32076671448895E+268" calcext:value-type="float">
            <text:p>3.32076671448895E+268</text:p>
          </table:table-cell>
          <table:table-cell office:value-type="float" office:value="-3.13665693472196E+268" calcext:value-type="float">
            <text:p>-3.13665693472196E+268</text:p>
          </table:table-cell>
          <table:table-cell office:value-type="float" office:value="-4.78630161499027E+268" calcext:value-type="float">
            <text:p>-4.78630161499027E+268</text:p>
          </table:table-cell>
          <table:table-cell office:value-type="float" office:value="-4.33261697390506E+268" calcext:value-type="float">
            <text:p>-4.33261697390506E+268</text:p>
          </table:table-cell>
          <table:table-cell office:value-type="float" office:value="-7.91579578580136E+266" calcext:value-type="float">
            <text:p>-7.91579578580136E+266</text:p>
          </table:table-cell>
          <table:table-cell office:value-type="float" office:value="2.01747947977678E+268" calcext:value-type="float">
            <text:p>2.01747947977678E+268</text:p>
          </table:table-cell>
          <table:table-cell office:value-type="float" office:value="-5.29317293314303E+269" calcext:value-type="float">
            <text:p>-5.29317293314303E+269</text:p>
          </table:table-cell>
          <table:table-cell office:value-type="float" office:value="1.10083890182273E+268" calcext:value-type="float">
            <text:p>1.10083890182273E+268</text:p>
          </table:table-cell>
          <table:table-cell office:value-type="float" office:value="1.63942793624298E+267" calcext:value-type="float">
            <text:p>1.63942793624298E+267</text:p>
          </table:table-cell>
          <table:table-cell office:value-type="float" office:value="-2.72016793261037E+267" calcext:value-type="float">
            <text:p>-2.72016793261037E+267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7</text:p>
          </table:table-cell>
          <table:table-cell office:value-type="string" calcext:value-type="string">
            <text:p>output:</text:p>
          </table:table-cell>
          <table:table-cell office:value-type="string" calcext:value-type="string">
            <text:p>-inf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table:number-columns-repeated="2"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table:number-columns-repeated="3" office:value-type="string" calcext:value-type="string">
            <text:p>inf</text:p>
          </table:table-cell>
          <table:table-cell table:number-columns-repeated="5" office:value-type="string" calcext:value-type="string">
            <text:p>-inf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office:value-type="string" calcext:value-type="string">
            <text:p>inf</text:p>
          </table:table-cell>
          <table:table-cell table:number-columns-repeated="2" office:value-type="string" calcext:value-type="string">
            <text:p>-inf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8</text:p>
          </table:table-cell>
          <table:table-cell office:value-type="string" calcext:value-type="string">
            <text:p>output:</text:p>
          </table:table-cell>
          <table:table-cell office:value-type="string" calcext:value-type="string">
            <text:p>-inf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table:number-columns-repeated="4" office:value-type="string" calcext:value-type="string">
            <text:p>inf</text:p>
          </table:table-cell>
          <table:table-cell office:value-type="string" calcext:value-type="string">
            <text:p>-inf</text:p>
          </table:table-cell>
          <table:table-cell table:number-columns-repeated="3" office:value-type="string" calcext:value-type="string">
            <text:p>inf</text:p>
          </table:table-cell>
          <table:table-cell table:number-columns-repeated="3" office:value-type="string" calcext:value-type="string">
            <text:p>-inf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./arrhythmia/arrhythmia 8 32 1 1 seal 32768 60 10 25 25</text:p>
          </table:table-cell>
          <table:table-cell table:number-columns-repeated="3"/>
          <table:table-cell office:value-type="string" calcext:value-type="string">
            <text:p>--&gt; CRAPA</text:p>
          </table:table-cell>
          <table:table-cell table:number-columns-repeated="31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 calcext:value-type="string">
            <text:p>./arrhythmia/arrhythmia 4 32 1 1 helib 65536 717 8 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0</text:p>
          </table:table-cell>
          <table:table-cell office:value-type="string" calcext:value-type="string">
            <text:p>output: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93465" calcext:value-type="float">
            <text:p>0.93465</text:p>
          </table:table-cell>
          <table:table-cell office:value-type="float" office:value="2.55542" calcext:value-type="float">
            <text:p>2.55542</text:p>
          </table:table-cell>
          <table:table-cell office:value-type="float" office:value="0.23847" calcext:value-type="float">
            <text:p>0.23847</text:p>
          </table:table-cell>
          <table:table-cell office:value-type="float" office:value="0.02734" calcext:value-type="float">
            <text:p>0.02734</text:p>
          </table:table-cell>
          <table:table-cell office:value-type="float" office:value="1.91699" calcext:value-type="float">
            <text:p>1.91699</text:p>
          </table:table-cell>
          <table:table-cell office:value-type="float" office:value="1.02713" calcext:value-type="float">
            <text:p>1.02713</text:p>
          </table:table-cell>
          <table:table-cell office:value-type="float" office:value="0.03399" calcext:value-type="float">
            <text:p>0.03399</text:p>
          </table:table-cell>
          <table:table-cell office:value-type="float" office:value="0.35827" calcext:value-type="float">
            <text:p>0.35827</text:p>
          </table:table-cell>
          <table:table-cell office:value-type="float" office:value="0.98232" calcext:value-type="float">
            <text:p>0.98232</text:p>
          </table:table-cell>
          <table:table-cell office:value-type="float" office:value="0.12317" calcext:value-type="float">
            <text:p>0.12317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57184" calcext:value-type="float">
            <text:p>0.57184</text:p>
          </table:table-cell>
          <table:table-cell office:value-type="float" office:value="0.74598" calcext:value-type="float">
            <text:p>0.74598</text:p>
          </table:table-cell>
          <table:table-cell office:value-type="float" office:value="1.41487" calcext:value-type="float">
            <text:p>1.41487</text:p>
          </table:table-cell>
          <table:table-cell office:value-type="float" office:value="2.50794" calcext:value-type="float">
            <text:p>2.50794</text:p>
          </table:table-cell>
          <table:table-cell office:value-type="float" office:value="0.15561" calcext:value-type="float">
            <text:p>0.15561</text:p>
          </table:table-cell>
          <table:table-cell office:value-type="float" office:value="0.25514" calcext:value-type="float">
            <text:p>0.25514</text:p>
          </table:table-cell>
          <table:table-cell office:value-type="float" office:value="0.68009" calcext:value-type="float">
            <text:p>0.68009</text:p>
          </table:table-cell>
          <table:table-cell office:value-type="float" office:value="0.99788" calcext:value-type="float">
            <text:p>0.99788</text:p>
          </table:table-cell>
          <table:table-cell office:value-type="float" office:value="0.76743" calcext:value-type="float">
            <text:p>0.76743</text:p>
          </table:table-cell>
          <table:table-cell office:value-type="float" office:value="0.50102" calcext:value-type="float">
            <text:p>0.50102</text:p>
          </table:table-cell>
          <table:table-cell office:value-type="float" office:value="0.18" calcext:value-type="float">
            <text:p>0.18</text:p>
          </table:table-cell>
          <table:table-cell office:value-type="float" office:value="0.13696" calcext:value-type="float">
            <text:p>0.13696</text:p>
          </table:table-cell>
          <table:table-cell office:value-type="float" office:value="1.02139" calcext:value-type="float">
            <text:p>1.02139</text:p>
          </table:table-cell>
          <table:table-cell office:value-type="float" office:value="1.52611" calcext:value-type="float">
            <text:p>1.526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58001" calcext:value-type="float">
            <text:p>0.58001</text:p>
          </table:table-cell>
          <table:table-cell office:value-type="float" office:value="1.03898" calcext:value-type="float">
            <text:p>1.03898</text:p>
          </table:table-cell>
          <table:table-cell office:value-type="float" office:value="0.49567" calcext:value-type="float">
            <text:p>0.49567</text:p>
          </table:table-cell>
          <table:table-cell office:value-type="float" office:value="0.01728" calcext:value-type="float">
            <text:p>0.01728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1</text:p>
          </table:table-cell>
          <table:table-cell office:value-type="string" calcext:value-type="string">
            <text:p>output:</text:p>
          </table:table-cell>
          <table:table-cell office:value-type="float" office:value="0.78347" calcext:value-type="float">
            <text:p>0.78347</text:p>
          </table:table-cell>
          <table:table-cell office:value-type="float" office:value="0.04556" calcext:value-type="float">
            <text:p>0.04556</text:p>
          </table:table-cell>
          <table:table-cell office:value-type="float" office:value="-0.00487" calcext:value-type="float">
            <text:p>-0.00487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51574" calcext:value-type="float">
            <text:p>0.51574</text:p>
          </table:table-cell>
          <table:table-cell office:value-type="float" office:value="0.57923" calcext:value-type="float">
            <text:p>0.57923</text:p>
          </table:table-cell>
          <table:table-cell office:value-type="float" office:value="1.71406" calcext:value-type="float">
            <text:p>1.71406</text:p>
          </table:table-cell>
          <table:table-cell office:value-type="float" office:value="-0.01003" calcext:value-type="float">
            <text:p>-0.01003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19189" calcext:value-type="float">
            <text:p>0.19189</text:p>
          </table:table-cell>
          <table:table-cell office:value-type="float" office:value="0.50698" calcext:value-type="float">
            <text:p>0.50698</text:p>
          </table:table-cell>
          <table:table-cell office:value-type="float" office:value="0.10091" calcext:value-type="float">
            <text:p>0.10091</text:p>
          </table:table-cell>
          <table:table-cell office:value-type="float" office:value="1.27116" calcext:value-type="float">
            <text:p>1.27116</text:p>
          </table:table-cell>
          <table:table-cell office:value-type="float" office:value="0.82602" calcext:value-type="float">
            <text:p>0.82602</text:p>
          </table:table-cell>
          <table:table-cell office:value-type="float" office:value="0.20485" calcext:value-type="float">
            <text:p>0.20485</text:p>
          </table:table-cell>
          <table:table-cell office:value-type="float" office:value="1.57889" calcext:value-type="float">
            <text:p>1.57889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10653" calcext:value-type="float">
            <text:p>0.10653</text:p>
          </table:table-cell>
          <table:table-cell office:value-type="float" office:value="0.22926" calcext:value-type="float">
            <text:p>0.22926</text:p>
          </table:table-cell>
          <table:table-cell office:value-type="float" office:value="0.41676" calcext:value-type="float">
            <text:p>0.41676</text:p>
          </table:table-cell>
          <table:table-cell office:value-type="float" office:value="0.07812" calcext:value-type="float">
            <text:p>0.07812</text:p>
          </table:table-cell>
          <table:table-cell office:value-type="float" office:value="0.07132" calcext:value-type="float">
            <text:p>0.07132</text:p>
          </table:table-cell>
          <table:table-cell office:value-type="float" office:value="1.07352" calcext:value-type="float">
            <text:p>1.07352</text:p>
          </table:table-cell>
          <table:table-cell office:value-type="float" office:value="0.09581" calcext:value-type="float">
            <text:p>0.09581</text:p>
          </table:table-cell>
          <table:table-cell office:value-type="float" office:value="0.20562" calcext:value-type="float">
            <text:p>0.20562</text:p>
          </table:table-cell>
          <table:table-cell office:value-type="float" office:value="0.12511" calcext:value-type="float">
            <text:p>0.12511</text:p>
          </table:table-cell>
          <table:table-cell office:value-type="float" office:value="0.54864" calcext:value-type="float">
            <text:p>0.54864</text:p>
          </table:table-cell>
          <table:table-cell office:value-type="float" office:value="0.07752" calcext:value-type="float">
            <text:p>0.07752</text:p>
          </table:table-cell>
          <table:table-cell office:value-type="float" office:value="0.16273" calcext:value-type="float">
            <text:p>0.16273</text:p>
          </table:table-cell>
          <table:table-cell office:value-type="float" office:value="0.21708" calcext:value-type="float">
            <text:p>0.21708</text:p>
          </table:table-cell>
          <table:table-cell office:value-type="float" office:value="0.50679" calcext:value-type="float">
            <text:p>0.50679</text:p>
          </table:table-cell>
          <table:table-cell office:value-type="float" office:value="-0.00247" calcext:value-type="float">
            <text:p>-0.00247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2</text:p>
          </table:table-cell>
          <table:table-cell office:value-type="string" calcext:value-type="string">
            <text:p>output:</text:p>
          </table:table-cell>
          <table:table-cell office:value-type="float" office:value="45236602.87058" calcext:value-type="float">
            <text:p>45236602.87058</text:p>
          </table:table-cell>
          <table:table-cell office:value-type="float" office:value="40375306.56872" calcext:value-type="float">
            <text:p>40375306.56872</text:p>
          </table:table-cell>
          <table:table-cell office:value-type="float" office:value="-353473.80145" calcext:value-type="float">
            <text:p>-353473.80145</text:p>
          </table:table-cell>
          <table:table-cell office:value-type="float" office:value="-514767201.16178" calcext:value-type="float">
            <text:p>-514767201.16178</text:p>
          </table:table-cell>
          <table:table-cell office:value-type="float" office:value="-143342063.27661" calcext:value-type="float">
            <text:p>-143342063.27661</text:p>
          </table:table-cell>
          <table:table-cell office:value-type="float" office:value="-16718858.95884" calcext:value-type="float">
            <text:p>-16718858.95884</text:p>
          </table:table-cell>
          <table:table-cell office:value-type="float" office:value="-7330563.13873" calcext:value-type="float">
            <text:p>-7330563.13873</text:p>
          </table:table-cell>
          <table:table-cell office:value-type="float" office:value="-5954614.2895" calcext:value-type="float">
            <text:p>-5954614.2895</text:p>
          </table:table-cell>
          <table:table-cell office:value-type="float" office:value="-3057138.74055" calcext:value-type="float">
            <text:p>-3057138.74055</text:p>
          </table:table-cell>
          <table:table-cell office:value-type="float" office:value="1713227.21867" calcext:value-type="float">
            <text:p>1713227.21867</text:p>
          </table:table-cell>
          <table:table-cell office:value-type="float" office:value="-8241358.2661" calcext:value-type="float">
            <text:p>-8241358.2661</text:p>
          </table:table-cell>
          <table:table-cell office:value-type="float" office:value="8134156.82801" calcext:value-type="float">
            <text:p>8134156.82801</text:p>
          </table:table-cell>
          <table:table-cell office:value-type="float" office:value="-24504911.50609" calcext:value-type="float">
            <text:p>-24504911.50609</text:p>
          </table:table-cell>
          <table:table-cell office:value-type="float" office:value="-79410580.73533" calcext:value-type="float">
            <text:p>-79410580.73533</text:p>
          </table:table-cell>
          <table:table-cell office:value-type="float" office:value="9612759.09" calcext:value-type="float">
            <text:p>9612759.09</text:p>
          </table:table-cell>
          <table:table-cell office:value-type="float" office:value="63605143.71211" calcext:value-type="float">
            <text:p>63605143.71211</text:p>
          </table:table-cell>
          <table:table-cell office:value-type="float" office:value="4500903.99822" calcext:value-type="float">
            <text:p>4500903.99822</text:p>
          </table:table-cell>
          <table:table-cell office:value-type="float" office:value="-59470279.74787" calcext:value-type="float">
            <text:p>-59470279.74787</text:p>
          </table:table-cell>
          <table:table-cell office:value-type="float" office:value="-283240555.00316" calcext:value-type="float">
            <text:p>-283240555.00316</text:p>
          </table:table-cell>
          <table:table-cell office:value-type="float" office:value="-2099616.51223" calcext:value-type="float">
            <text:p>-2099616.51223</text:p>
          </table:table-cell>
          <table:table-cell office:value-type="float" office:value="12388059.7078" calcext:value-type="float">
            <text:p>12388059.7078</text:p>
          </table:table-cell>
          <table:table-cell office:value-type="float" office:value="38896520.92114" calcext:value-type="float">
            <text:p>38896520.92114</text:p>
          </table:table-cell>
          <table:table-cell office:value-type="float" office:value="-466513.74208" calcext:value-type="float">
            <text:p>-466513.74208</text:p>
          </table:table-cell>
          <table:table-cell office:value-type="float" office:value="-567249773.81225" calcext:value-type="float">
            <text:p>-567249773.81225</text:p>
          </table:table-cell>
          <table:table-cell office:value-type="float" office:value="-2162313.63261" calcext:value-type="float">
            <text:p>-2162313.63261</text:p>
          </table:table-cell>
          <table:table-cell office:value-type="float" office:value="-8384704.49631" calcext:value-type="float">
            <text:p>-8384704.49631</text:p>
          </table:table-cell>
          <table:table-cell office:value-type="float" office:value="41961065.29199" calcext:value-type="float">
            <text:p>41961065.29199</text:p>
          </table:table-cell>
          <table:table-cell office:value-type="float" office:value="225494304.30283" calcext:value-type="float">
            <text:p>225494304.30283</text:p>
          </table:table-cell>
          <table:table-cell office:value-type="float" office:value="3130037.26273" calcext:value-type="float">
            <text:p>3130037.26273</text:p>
          </table:table-cell>
          <table:table-cell office:value-type="float" office:value="333862170.62912" calcext:value-type="float">
            <text:p>333862170.62912</text:p>
          </table:table-cell>
          <table:table-cell office:value-type="float" office:value="-5359092.93969" calcext:value-type="float">
            <text:p>-5359092.93969</text:p>
          </table:table-cell>
          <table:table-cell office:value-type="float" office:value="211570829.89399" calcext:value-type="float">
            <text:p>211570829.89399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3</text:p>
          </table:table-cell>
          <table:table-cell office:value-type="string" calcext:value-type="string">
            <text:p>output:</text:p>
          </table:table-cell>
          <table:table-cell office:value-type="float" office:value="3.35740664078223E+025" calcext:value-type="float">
            <text:p>3.35740664078223E+025</text:p>
          </table:table-cell>
          <table:table-cell office:value-type="float" office:value="-3.40912930805019E+025" calcext:value-type="float">
            <text:p>-3.40912930805019E+025</text:p>
          </table:table-cell>
          <table:table-cell office:value-type="float" office:value="3.65090496797572E+025" calcext:value-type="float">
            <text:p>3.65090496797572E+025</text:p>
          </table:table-cell>
          <table:table-cell office:value-type="float" office:value="-4.56376327499273E+025" calcext:value-type="float">
            <text:p>-4.56376327499273E+025</text:p>
          </table:table-cell>
          <table:table-cell office:value-type="float" office:value="-5.77901296749589E+025" calcext:value-type="float">
            <text:p>-5.77901296749589E+025</text:p>
          </table:table-cell>
          <table:table-cell office:value-type="float" office:value="-7.17439602819599E+025" calcext:value-type="float">
            <text:p>-7.17439602819599E+025</text:p>
          </table:table-cell>
          <table:table-cell office:value-type="float" office:value="1.26044921791306E+026" calcext:value-type="float">
            <text:p>1.26044921791306E+026</text:p>
          </table:table-cell>
          <table:table-cell office:value-type="float" office:value="1.34529329415927E+025" calcext:value-type="float">
            <text:p>1.34529329415927E+025</text:p>
          </table:table-cell>
          <table:table-cell office:value-type="float" office:value="-3.20192204047548E+025" calcext:value-type="float">
            <text:p>-3.20192204047548E+025</text:p>
          </table:table-cell>
          <table:table-cell office:value-type="float" office:value="3.11640964910959E+025" calcext:value-type="float">
            <text:p>3.11640964910959E+025</text:p>
          </table:table-cell>
          <table:table-cell office:value-type="float" office:value="-8.71617025770991E+025" calcext:value-type="float">
            <text:p>-8.71617025770991E+025</text:p>
          </table:table-cell>
          <table:table-cell office:value-type="float" office:value="7.56979940134118E+025" calcext:value-type="float">
            <text:p>7.56979940134118E+025</text:p>
          </table:table-cell>
          <table:table-cell office:value-type="float" office:value="-5.32460220904142E+024" calcext:value-type="float">
            <text:p>-5.32460220904142E+024</text:p>
          </table:table-cell>
          <table:table-cell office:value-type="float" office:value="-2.68730266069957E+026" calcext:value-type="float">
            <text:p>-2.68730266069957E+026</text:p>
          </table:table-cell>
          <table:table-cell office:value-type="float" office:value="4.00247566547829E+025" calcext:value-type="float">
            <text:p>4.00247566547829E+025</text:p>
          </table:table-cell>
          <table:table-cell office:value-type="float" office:value="5.9038870369045E+025" calcext:value-type="float">
            <text:p>5.9038870369045E+025</text:p>
          </table:table-cell>
          <table:table-cell office:value-type="float" office:value="1.73354580959236E+025" calcext:value-type="float">
            <text:p>1.73354580959236E+025</text:p>
          </table:table-cell>
          <table:table-cell office:value-type="float" office:value="2.08644814556347E+025" calcext:value-type="float">
            <text:p>2.08644814556347E+025</text:p>
          </table:table-cell>
          <table:table-cell office:value-type="float" office:value="-9.50787579881066E+025" calcext:value-type="float">
            <text:p>-9.50787579881066E+025</text:p>
          </table:table-cell>
          <table:table-cell office:value-type="float" office:value="-6.47890599752244E+026" calcext:value-type="float">
            <text:p>-6.47890599752244E+026</text:p>
          </table:table-cell>
          <table:table-cell office:value-type="float" office:value="8.07497557219414E+026" calcext:value-type="float">
            <text:p>8.07497557219414E+026</text:p>
          </table:table-cell>
          <table:table-cell office:value-type="float" office:value="-2.55533908188264E+026" calcext:value-type="float">
            <text:p>-2.55533908188264E+026</text:p>
          </table:table-cell>
          <table:table-cell office:value-type="float" office:value="3.94839995127118E+025" calcext:value-type="float">
            <text:p>3.94839995127118E+025</text:p>
          </table:table-cell>
          <table:table-cell office:value-type="float" office:value="3.83443216161959E+023" calcext:value-type="float">
            <text:p>3.83443216161959E+023</text:p>
          </table:table-cell>
          <table:table-cell office:value-type="float" office:value="1.55638151439861E+025" calcext:value-type="float">
            <text:p>1.55638151439861E+025</text:p>
          </table:table-cell>
          <table:table-cell office:value-type="float" office:value="-3.35967622876797E+025" calcext:value-type="float">
            <text:p>-3.35967622876797E+025</text:p>
          </table:table-cell>
          <table:table-cell office:value-type="float" office:value="2.95880156334543E+025" calcext:value-type="float">
            <text:p>2.95880156334543E+025</text:p>
          </table:table-cell>
          <table:table-cell office:value-type="float" office:value="-2.4658568180067E+027" calcext:value-type="float">
            <text:p>-2.4658568180067E+027</text:p>
          </table:table-cell>
          <table:table-cell office:value-type="float" office:value="-1.46330736117865E+024" calcext:value-type="float">
            <text:p>-1.46330736117865E+024</text:p>
          </table:table-cell>
          <table:table-cell office:value-type="float" office:value="1.77703838568215E+025" calcext:value-type="float">
            <text:p>1.77703838568215E+025</text:p>
          </table:table-cell>
          <table:table-cell office:value-type="float" office:value="1.71596698537562E+026" calcext:value-type="float">
            <text:p>1.71596698537562E+026</text:p>
          </table:table-cell>
          <table:table-cell office:value-type="float" office:value="-3.73134760537752E+025" calcext:value-type="float">
            <text:p>-3.73134760537752E+025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4</text:p>
          </table:table-cell>
          <table:table-cell office:value-type="string" calcext:value-type="string">
            <text:p>output:</text:p>
          </table:table-cell>
          <table:table-cell office:value-type="float" office:value="-6.80369120875469E+026" calcext:value-type="float">
            <text:p>-6.80369120875469E+026</text:p>
          </table:table-cell>
          <table:table-cell office:value-type="float" office:value="-7.2039919022933E+026" calcext:value-type="float">
            <text:p>-7.2039919022933E+026</text:p>
          </table:table-cell>
          <table:table-cell office:value-type="float" office:value="1.58275912157478E+026" calcext:value-type="float">
            <text:p>1.58275912157478E+026</text:p>
          </table:table-cell>
          <table:table-cell office:value-type="float" office:value="1.7613077521016E+026" calcext:value-type="float">
            <text:p>1.7613077521016E+026</text:p>
          </table:table-cell>
          <table:table-cell office:value-type="float" office:value="-5.71531670702725E+026" calcext:value-type="float">
            <text:p>-5.71531670702725E+026</text:p>
          </table:table-cell>
          <table:table-cell office:value-type="float" office:value="1.01214518707271E+026" calcext:value-type="float">
            <text:p>1.01214518707271E+026</text:p>
          </table:table-cell>
          <table:table-cell office:value-type="float" office:value="3.13693624037028E+026" calcext:value-type="float">
            <text:p>3.13693624037028E+026</text:p>
          </table:table-cell>
          <table:table-cell office:value-type="float" office:value="4.48786795022988E+026" calcext:value-type="float">
            <text:p>4.48786795022988E+026</text:p>
          </table:table-cell>
          <table:table-cell office:value-type="float" office:value="-8.74711003697884E+026" calcext:value-type="float">
            <text:p>-8.74711003697884E+026</text:p>
          </table:table-cell>
          <table:table-cell office:value-type="float" office:value="-7.79525794944415E+026" calcext:value-type="float">
            <text:p>-7.79525794944415E+026</text:p>
          </table:table-cell>
          <table:table-cell office:value-type="float" office:value="8.09463510261384E+026" calcext:value-type="float">
            <text:p>8.09463510261384E+026</text:p>
          </table:table-cell>
          <table:table-cell office:value-type="float" office:value="6.1974848448481E+026" calcext:value-type="float">
            <text:p>6.1974848448481E+026</text:p>
          </table:table-cell>
          <table:table-cell office:value-type="float" office:value="2.15573567478066E+026" calcext:value-type="float">
            <text:p>2.15573567478066E+026</text:p>
          </table:table-cell>
          <table:table-cell office:value-type="float" office:value="-9.07982404425663E+025" calcext:value-type="float">
            <text:p>-9.07982404425663E+025</text:p>
          </table:table-cell>
          <table:table-cell office:value-type="float" office:value="7.56322352453549E+026" calcext:value-type="float">
            <text:p>7.56322352453549E+026</text:p>
          </table:table-cell>
          <table:table-cell office:value-type="float" office:value="-4.98291980859835E+026" calcext:value-type="float">
            <text:p>-4.98291980859835E+026</text:p>
          </table:table-cell>
          <table:table-cell table:number-columns-repeated="17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 calcext:value-type="string">
            <text:p>./arrhythmia/arrhythmia 4 32 1 1 seal 32768 60 10 25 2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0</text:p>
          </table:table-cell>
          <table:table-cell office:value-type="string" calcext:value-type="string">
            <text:p>output: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92829" calcext:value-type="float">
            <text:p>0.92829</text:p>
          </table:table-cell>
          <table:table-cell office:value-type="float" office:value="2.55891" calcext:value-type="float">
            <text:p>2.55891</text:p>
          </table:table-cell>
          <table:table-cell office:value-type="float" office:value="0.24488" calcext:value-type="float">
            <text:p>0.24488</text:p>
          </table:table-cell>
          <table:table-cell office:value-type="float" office:value="0.02674" calcext:value-type="float">
            <text:p>0.02674</text:p>
          </table:table-cell>
          <table:table-cell office:value-type="float" office:value="1.93144" calcext:value-type="float">
            <text:p>1.93144</text:p>
          </table:table-cell>
          <table:table-cell office:value-type="float" office:value="1.01309" calcext:value-type="float">
            <text:p>1.01309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35812" calcext:value-type="float">
            <text:p>0.35812</text:p>
          </table:table-cell>
          <table:table-cell office:value-type="float" office:value="0.98651" calcext:value-type="float">
            <text:p>0.98651</text:p>
          </table:table-cell>
          <table:table-cell office:value-type="float" office:value="0.12768" calcext:value-type="float">
            <text:p>0.12768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06033" calcext:value-type="float">
            <text:p>0.06033</text:p>
          </table:table-cell>
          <table:table-cell office:value-type="float" office:value="0.57423" calcext:value-type="float">
            <text:p>0.57423</text:p>
          </table:table-cell>
          <table:table-cell office:value-type="float" office:value="0.73785" calcext:value-type="float">
            <text:p>0.73785</text:p>
          </table:table-cell>
          <table:table-cell office:value-type="float" office:value="1.41663" calcext:value-type="float">
            <text:p>1.41663</text:p>
          </table:table-cell>
          <table:table-cell office:value-type="float" office:value="2.50701" calcext:value-type="float">
            <text:p>2.50701</text:p>
          </table:table-cell>
          <table:table-cell office:value-type="float" office:value="0.16088" calcext:value-type="float">
            <text:p>0.16088</text:p>
          </table:table-cell>
          <table:table-cell office:value-type="float" office:value="0.25453" calcext:value-type="float">
            <text:p>0.25453</text:p>
          </table:table-cell>
          <table:table-cell office:value-type="float" office:value="0.67778" calcext:value-type="float">
            <text:p>0.67778</text:p>
          </table:table-cell>
          <table:table-cell office:value-type="float" office:value="1.00427" calcext:value-type="float">
            <text:p>1.00427</text:p>
          </table:table-cell>
          <table:table-cell office:value-type="float" office:value="0.76741" calcext:value-type="float">
            <text:p>0.76741</text:p>
          </table:table-cell>
          <table:table-cell office:value-type="float" office:value="0.50314" calcext:value-type="float">
            <text:p>0.50314</text:p>
          </table:table-cell>
          <table:table-cell office:value-type="float" office:value="0.18078" calcext:value-type="float">
            <text:p>0.18078</text:p>
          </table:table-cell>
          <table:table-cell office:value-type="float" office:value="0.13611" calcext:value-type="float">
            <text:p>0.13611</text:p>
          </table:table-cell>
          <table:table-cell office:value-type="float" office:value="1.01388" calcext:value-type="float">
            <text:p>1.01388</text:p>
          </table:table-cell>
          <table:table-cell office:value-type="float" office:value="1.50769" calcext:value-type="float">
            <text:p>1.50769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57984" calcext:value-type="float">
            <text:p>0.57984</text:p>
          </table:table-cell>
          <table:table-cell office:value-type="float" office:value="1.03314" calcext:value-type="float">
            <text:p>1.03314</text:p>
          </table:table-cell>
          <table:table-cell office:value-type="float" office:value="0.49751" calcext:value-type="float">
            <text:p>0.49751</text:p>
          </table:table-cell>
          <table:table-cell office:value-type="float" office:value="0.0171" calcext:value-type="float">
            <text:p>0.0171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1</text:p>
          </table:table-cell>
          <table:table-cell office:value-type="string" calcext:value-type="string">
            <text:p>output:</text:p>
          </table:table-cell>
          <table:table-cell office:value-type="float" office:value="0.96849" calcext:value-type="float">
            <text:p>0.96849</text:p>
          </table:table-cell>
          <table:table-cell office:value-type="float" office:value="0.03461" calcext:value-type="float">
            <text:p>0.03461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0.299" calcext:value-type="float">
            <text:p>0.299</text:p>
          </table:table-cell>
          <table:table-cell office:value-type="float" office:value="0.63711" calcext:value-type="float">
            <text:p>0.63711</text:p>
          </table:table-cell>
          <table:table-cell office:value-type="float" office:value="1.71365" calcext:value-type="float">
            <text:p>1.71365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5529" calcext:value-type="float">
            <text:p>0.05529</text:p>
          </table:table-cell>
          <table:table-cell office:value-type="float" office:value="0.19514" calcext:value-type="float">
            <text:p>0.19514</text:p>
          </table:table-cell>
          <table:table-cell office:value-type="float" office:value="0.65898" calcext:value-type="float">
            <text:p>0.65898</text:p>
          </table:table-cell>
          <table:table-cell office:value-type="float" office:value="0.05552" calcext:value-type="float">
            <text:p>0.05552</text:p>
          </table:table-cell>
          <table:table-cell office:value-type="float" office:value="1.35024" calcext:value-type="float">
            <text:p>1.35024</text:p>
          </table:table-cell>
          <table:table-cell office:value-type="float" office:value="0.74148" calcext:value-type="float">
            <text:p>0.74148</text:p>
          </table:table-cell>
          <table:table-cell office:value-type="float" office:value="0.09838" calcext:value-type="float">
            <text:p>0.09838</text:p>
          </table:table-cell>
          <table:table-cell office:value-type="float" office:value="1.60381" calcext:value-type="float">
            <text:p>1.60381</text:p>
          </table:table-cell>
          <table:table-cell office:value-type="float" office:value="0.26491" calcext:value-type="float">
            <text:p>0.26491</text:p>
          </table:table-cell>
          <table:table-cell office:value-type="float" office:value="0.11198" calcext:value-type="float">
            <text:p>0.11198</text:p>
          </table:table-cell>
          <table:table-cell office:value-type="float" office:value="0.28812" calcext:value-type="float">
            <text:p>0.28812</text:p>
          </table:table-cell>
          <table:table-cell office:value-type="float" office:value="0.38088" calcext:value-type="float">
            <text:p>0.38088</text:p>
          </table:table-cell>
          <table:table-cell office:value-type="float" office:value="0.05346" calcext:value-type="float">
            <text:p>0.05346</text:p>
          </table:table-cell>
          <table:table-cell office:value-type="float" office:value="0.07054" calcext:value-type="float">
            <text:p>0.07054</text:p>
          </table:table-cell>
          <table:table-cell office:value-type="float" office:value="0.86545" calcext:value-type="float">
            <text:p>0.86545</text:p>
          </table:table-cell>
          <table:table-cell office:value-type="float" office:value="0.19405" calcext:value-type="float">
            <text:p>0.19405</text:p>
          </table:table-cell>
          <table:table-cell office:value-type="float" office:value="0.24174" calcext:value-type="float">
            <text:p>0.24174</text:p>
          </table:table-cell>
          <table:table-cell office:value-type="float" office:value="0.12663" calcext:value-type="float">
            <text:p>0.12663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13814" calcext:value-type="float">
            <text:p>0.13814</text:p>
          </table:table-cell>
          <table:table-cell office:value-type="float" office:value="0.17333" calcext:value-type="float">
            <text:p>0.17333</text:p>
          </table:table-cell>
          <table:table-cell office:value-type="float" office:value="0.52593" calcext:value-type="float">
            <text:p>0.52593</text:p>
          </table:table-cell>
          <table:table-cell office:value-type="float" office:value="0.03617" calcext:value-type="float">
            <text:p>0.03617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2</text:p>
          </table:table-cell>
          <table:table-cell office:value-type="string" calcext:value-type="string">
            <text:p>output: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15599" calcext:value-type="float">
            <text:p>0.15599</text:p>
          </table:table-cell>
          <table:table-cell office:value-type="float" office:value="0.57337" calcext:value-type="float">
            <text:p>0.57337</text:p>
          </table:table-cell>
          <table:table-cell office:value-type="float" office:value="1.26481" calcext:value-type="float">
            <text:p>1.26481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88188" calcext:value-type="float">
            <text:p>0.88188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2969" calcext:value-type="float">
            <text:p>0.02969</text:p>
          </table:table-cell>
          <table:table-cell office:value-type="float" office:value="0.83633" calcext:value-type="float">
            <text:p>0.83633</text:p>
          </table:table-cell>
          <table:table-cell office:value-type="float" office:value="1.10885" calcext:value-type="float">
            <text:p>1.10885</text:p>
          </table:table-cell>
          <table:table-cell office:value-type="float" office:value="0.47837" calcext:value-type="float">
            <text:p>0.47837</text:p>
          </table:table-cell>
          <table:table-cell office:value-type="float" office:value="0.08983" calcext:value-type="float">
            <text:p>0.08983</text:p>
          </table:table-cell>
          <table:table-cell office:value-type="float" office:value="0.24166" calcext:value-type="float">
            <text:p>0.24166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89654" calcext:value-type="float">
            <text:p>0.89654</text:p>
          </table:table-cell>
          <table:table-cell office:value-type="float" office:value="0.29532" calcext:value-type="float">
            <text:p>0.29532</text:p>
          </table:table-cell>
          <table:table-cell office:value-type="float" office:value="0.18247" calcext:value-type="float">
            <text:p>0.18247</text:p>
          </table:table-cell>
          <table:table-cell office:value-type="float" office:value="0.06352" calcext:value-type="float">
            <text:p>0.06352</text:p>
          </table:table-cell>
          <table:table-cell office:value-type="float" office:value="0.15405" calcext:value-type="float">
            <text:p>0.15405</text:p>
          </table:table-cell>
          <table:table-cell office:value-type="float" office:value="0.53207" calcext:value-type="float">
            <text:p>0.53207</text:p>
          </table:table-cell>
          <table:table-cell office:value-type="float" office:value="0.57609" calcext:value-type="float">
            <text:p>0.57609</text:p>
          </table:table-cell>
          <table:table-cell office:value-type="float" office:value="1.15845" calcext:value-type="float">
            <text:p>1.15845</text:p>
          </table:table-cell>
          <table:table-cell office:value-type="float" office:value="0.51146" calcext:value-type="float">
            <text:p>0.51146</text:p>
          </table:table-cell>
          <table:table-cell office:value-type="float" office:value="0.17693" calcext:value-type="float">
            <text:p>0.17693</text:p>
          </table:table-cell>
          <table:table-cell office:value-type="float" office:value="0.15023" calcext:value-type="float">
            <text:p>0.15023</text:p>
          </table:table-cell>
          <table:table-cell office:value-type="float" office:value="0.65377" calcext:value-type="float">
            <text:p>0.65377</text:p>
          </table:table-cell>
          <table:table-cell office:value-type="float" office:value="0.02804" calcext:value-type="float">
            <text:p>0.02804</text:p>
          </table:table-cell>
          <table:table-cell office:value-type="float" office:value="0.16579" calcext:value-type="float">
            <text:p>0.16579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3</text:p>
          </table:table-cell>
          <table:table-cell office:value-type="string" calcext:value-type="string">
            <text:p>output:</text:p>
          </table:table-cell>
          <table:table-cell office:value-type="float" office:value="0.22583" calcext:value-type="float">
            <text:p>0.22583</text:p>
          </table:table-cell>
          <table:table-cell office:value-type="float" office:value="0.02943" calcext:value-type="float">
            <text:p>0.0294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0.41725" calcext:value-type="float">
            <text:p>0.41725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03494" calcext:value-type="float">
            <text:p>0.03494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1723" calcext:value-type="float">
            <text:p>0.01723</text:p>
          </table:table-cell>
          <table:table-cell office:value-type="float" office:value="0.05037" calcext:value-type="float">
            <text:p>0.05037</text:p>
          </table:table-cell>
          <table:table-cell office:value-type="float" office:value="0.10557" calcext:value-type="float">
            <text:p>0.10557</text:p>
          </table:table-cell>
          <table:table-cell office:value-type="float" office:value="0.34236" calcext:value-type="float">
            <text:p>0.34236</text:p>
          </table:table-cell>
          <table:table-cell office:value-type="float" office:value="0.43755" calcext:value-type="float">
            <text:p>0.43755</text:p>
          </table:table-cell>
          <table:table-cell office:value-type="float" office:value="0.50445" calcext:value-type="float">
            <text:p>0.50445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9365" calcext:value-type="float">
            <text:p>0.09365</text:p>
          </table:table-cell>
          <table:table-cell office:value-type="float" office:value="0.20544" calcext:value-type="float">
            <text:p>0.20544</text:p>
          </table:table-cell>
          <table:table-cell office:value-type="float" office:value="0.63545" calcext:value-type="float">
            <text:p>0.63545</text:p>
          </table:table-cell>
          <table:table-cell office:value-type="float" office:value="0.46469" calcext:value-type="float">
            <text:p>0.46469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5946" calcext:value-type="float">
            <text:p>0.05946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0.09055" calcext:value-type="float">
            <text:p>0.09055</text:p>
          </table:table-cell>
          <table:table-cell office:value-type="float" office:value="0.07601" calcext:value-type="float">
            <text:p>0.07601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44038" calcext:value-type="float">
            <text:p>0.44038</text:p>
          </table:table-cell>
          <table:table-cell office:value-type="float" office:value="0.23683" calcext:value-type="float">
            <text:p>0.23683</text:p>
          </table:table-cell>
          <table:table-cell office:value-type="float" office:value="1.35237" calcext:value-type="float">
            <text:p>1.35237</text:p>
          </table:table-cell>
          <table:table-cell office:value-type="float" office:value="0.19774" calcext:value-type="float">
            <text:p>0.19774</text:p>
          </table:table-cell>
          <table:table-cell office:value-type="float" office:value="0.19398" calcext:value-type="float">
            <text:p>0.19398</text:p>
          </table:table-cell>
          <table:table-cell office:value-type="float" office:value="0.07079" calcext:value-type="float">
            <text:p>0.07079</text:p>
          </table:table-cell>
          <table:table-cell office:value-type="float" office:value="0.17163" calcext:value-type="float">
            <text:p>0.17163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dense_4</text:p>
          </table:table-cell>
          <table:table-cell office:value-type="string" calcext:value-type="string">
            <text:p>output:</text:p>
          </table:table-cell>
          <table:table-cell office:value-type="float" office:value="1.01852" calcext:value-type="float">
            <text:p>1.01852</text:p>
          </table:table-cell>
          <table:table-cell office:value-type="float" office:value="0.64987" calcext:value-type="float">
            <text:p>0.64987</text:p>
          </table:table-cell>
          <table:table-cell office:value-type="float" office:value="-0.12345" calcext:value-type="float">
            <text:p>-0.12345</text:p>
          </table:table-cell>
          <table:table-cell office:value-type="float" office:value="-0.52802" calcext:value-type="float">
            <text:p>-0.52802</text:p>
          </table:table-cell>
          <table:table-cell office:value-type="float" office:value="-0.11776" calcext:value-type="float">
            <text:p>-0.11776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-0.68387" calcext:value-type="float">
            <text:p>-0.68387</text:p>
          </table:table-cell>
          <table:table-cell office:value-type="float" office:value="-0.92849" calcext:value-type="float">
            <text:p>-0.92849</text:p>
          </table:table-cell>
          <table:table-cell office:value-type="float" office:value="-0.37499" calcext:value-type="float">
            <text:p>-0.37499</text:p>
          </table:table-cell>
          <table:table-cell office:value-type="float" office:value="0.79034" calcext:value-type="float">
            <text:p>0.79034</text:p>
          </table:table-cell>
          <table:table-cell office:value-type="float" office:value="-4.09777" calcext:value-type="float">
            <text:p>-4.09777</text:p>
          </table:table-cell>
          <table:table-cell office:value-type="float" office:value="-4.23132" calcext:value-type="float">
            <text:p>-4.23132</text:p>
          </table:table-cell>
          <table:table-cell office:value-type="float" office:value="-3.5467" calcext:value-type="float">
            <text:p>-3.5467</text:p>
          </table:table-cell>
          <table:table-cell office:value-type="float" office:value="-0.25212" calcext:value-type="float">
            <text:p>-0.25212</text:p>
          </table:table-cell>
          <table:table-cell office:value-type="float" office:value="-0.40839" calcext:value-type="float">
            <text:p>-0.40839</text:p>
          </table:table-cell>
          <table:table-cell office:value-type="float" office:value="0.37014" calcext:value-type="float">
            <text:p>0.37014</text:p>
          </table:table-cell>
          <table:table-cell table:number-columns-repeated="17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3"/>
          <table:table-cell table:formula="of:=ABS([.D58]-[.D50])" office:value-type="float" office:value="0.000700000000000001" calcext:value-type="float">
            <text:p>0.000700000000000001</text:p>
          </table:table-cell>
          <table:table-cell table:formula="of:=ABS([.E58]-[.E50])" office:value-type="float" office:value="0.00636000000000003" calcext:value-type="float">
            <text:p>0.00636000000000003</text:p>
          </table:table-cell>
          <table:table-cell table:formula="of:=ABS([.F58]-[.F50])" office:value-type="float" office:value="0.00349000000000022" calcext:value-type="float">
            <text:p>0.00349000000000022</text:p>
          </table:table-cell>
          <table:table-cell table:formula="of:=ABS([.G58]-[.G50])" office:value-type="float" office:value="0.00641" calcext:value-type="float">
            <text:p>0.00641</text:p>
          </table:table-cell>
          <table:table-cell table:formula="of:=ABS([.H58]-[.H50])" office:value-type="float" office:value="0.0006" calcext:value-type="float">
            <text:p>0.0006</text:p>
          </table:table-cell>
          <table:table-cell table:formula="of:=ABS([.I58]-[.I50])" office:value-type="float" office:value="0.0144500000000001" calcext:value-type="float">
            <text:p>0.0144500000000001</text:p>
          </table:table-cell>
          <table:table-cell table:formula="of:=ABS([.J58]-[.J50])" office:value-type="float" office:value="0.0140400000000001" calcext:value-type="float">
            <text:p>0.0140400000000001</text:p>
          </table:table-cell>
          <table:table-cell table:formula="of:=ABS([.K58]-[.K50])" office:value-type="float" office:value="0.000940000000000003" calcext:value-type="float">
            <text:p>0.000940000000000003</text:p>
          </table:table-cell>
          <table:table-cell table:formula="of:=ABS([.L58]-[.L50])" office:value-type="float" office:value="0.000149999999999983" calcext:value-type="float">
            <text:p>0.000149999999999983</text:p>
          </table:table-cell>
          <table:table-cell table:formula="of:=ABS([.M58]-[.M50])" office:value-type="float" office:value="0.00419000000000003" calcext:value-type="float">
            <text:p>0.00419000000000003</text:p>
          </table:table-cell>
          <table:table-cell table:formula="of:=ABS([.N58]-[.N50])" office:value-type="float" office:value="0.00450999999999999" calcext:value-type="float">
            <text:p>0.00450999999999999</text:p>
          </table:table-cell>
          <table:table-cell table:formula="of:=ABS([.O58]-[.O50])" office:value-type="float" office:value="0.00067" calcext:value-type="float">
            <text:p>0.00067</text:p>
          </table:table-cell>
          <table:table-cell table:formula="of:=ABS([.P58]-[.P50])" office:value-type="float" office:value="0.0000300000000000022" calcext:value-type="float">
            <text:p>3.00000000000022E-05</text:p>
          </table:table-cell>
          <table:table-cell table:formula="of:=ABS([.Q58]-[.Q50])" office:value-type="float" office:value="0.00239" calcext:value-type="float">
            <text:p>0.00239</text:p>
          </table:table-cell>
          <table:table-cell table:formula="of:=ABS([.R58]-[.R50])" office:value-type="float" office:value="0.00812999999999997" calcext:value-type="float">
            <text:p>0.00812999999999997</text:p>
          </table:table-cell>
          <table:table-cell table:formula="of:=ABS([.S58]-[.S50])" office:value-type="float" office:value="0.00175999999999998" calcext:value-type="float">
            <text:p>0.00175999999999998</text:p>
          </table:table-cell>
          <table:table-cell table:formula="of:=ABS([.T58]-[.T50])" office:value-type="float" office:value="0.000929999999999875" calcext:value-type="float">
            <text:p>0.000929999999999875</text:p>
          </table:table-cell>
          <table:table-cell table:formula="of:=ABS([.U58]-[.U50])" office:value-type="float" office:value="0.00527" calcext:value-type="float">
            <text:p>0.00527</text:p>
          </table:table-cell>
          <table:table-cell table:formula="of:=ABS([.V58]-[.V50])" office:value-type="float" office:value="0.000609999999999999" calcext:value-type="float">
            <text:p>0.000609999999999999</text:p>
          </table:table-cell>
          <table:table-cell table:formula="of:=ABS([.W58]-[.W50])" office:value-type="float" office:value="0.00230999999999992" calcext:value-type="float">
            <text:p>0.00230999999999992</text:p>
          </table:table-cell>
          <table:table-cell table:formula="of:=ABS([.X58]-[.X50])" office:value-type="float" office:value="0.00639000000000001" calcext:value-type="float">
            <text:p>0.00639000000000001</text:p>
          </table:table-cell>
          <table:table-cell table:formula="of:=ABS([.Y58]-[.Y50])" office:value-type="float" office:value="0.000019999999999909" calcext:value-type="float">
            <text:p>1.9999999999909E-05</text:p>
          </table:table-cell>
          <table:table-cell table:formula="of:=ABS([.Z58]-[.Z50])" office:value-type="float" office:value="0.00212000000000001" calcext:value-type="float">
            <text:p>0.00212000000000001</text:p>
          </table:table-cell>
          <table:table-cell table:formula="of:=ABS([.AA58]-[.AA50])" office:value-type="float" office:value="0.000780000000000003" calcext:value-type="float">
            <text:p>0.000780000000000003</text:p>
          </table:table-cell>
          <table:table-cell table:formula="of:=ABS([.AB58]-[.AB50])" office:value-type="float" office:value="0.00084999999999999" calcext:value-type="float">
            <text:p>0.00084999999999999</text:p>
          </table:table-cell>
          <table:table-cell table:formula="of:=ABS([.AC58]-[.AC50])" office:value-type="float" office:value="0.00751000000000013" calcext:value-type="float">
            <text:p>0.00751000000000013</text:p>
          </table:table-cell>
          <table:table-cell table:formula="of:=ABS([.AD58]-[.AD50])" office:value-type="float" office:value="0.0184200000000001" calcext:value-type="float">
            <text:p>0.0184200000000001</text:p>
          </table:table-cell>
          <table:table-cell table:formula="of:=ABS([.AE58]-[.AE50])" office:value-type="float" office:value="0.00011" calcext:value-type="float">
            <text:p>0.00011</text:p>
          </table:table-cell>
          <table:table-cell table:formula="of:=ABS([.AF58]-[.AF50])" office:value-type="float" office:value="0.000170000000000003" calcext:value-type="float">
            <text:p>0.000170000000000003</text:p>
          </table:table-cell>
          <table:table-cell table:formula="of:=ABS([.AG58]-[.AG50])" office:value-type="float" office:value="0.00584000000000007" calcext:value-type="float">
            <text:p>0.00584000000000007</text:p>
          </table:table-cell>
          <table:table-cell table:formula="of:=ABS([.AH58]-[.AH50])" office:value-type="float" office:value="0.00184000000000001" calcext:value-type="float">
            <text:p>0.00184000000000001</text:p>
          </table:table-cell>
          <table:table-cell table:formula="of:=ABS([.AI58]-[.AI50])" office:value-type="float" office:value="0.00018" calcext:value-type="float">
            <text:p>0.00018</text:p>
          </table:table-cell>
          <table:table-cell table:formula="of:=AVERAGE([.D66];[.AI66])" office:value-type="float" office:value="0.00044" calcext:value-type="float">
            <text:p>0.00044</text:p>
          </table:table-cell>
        </table:table-row>
        <table:table-row table:style-name="ro1">
          <table:table-cell table:number-columns-repeated="3"/>
          <table:table-cell table:formula="of:=ABS([.D59]-[.D51])" office:value-type="float" office:value="0.18502" calcext:value-type="float">
            <text:p>0.18502</text:p>
          </table:table-cell>
          <table:table-cell table:formula="of:=ABS([.E59]-[.E51])" office:value-type="float" office:value="0.01095" calcext:value-type="float">
            <text:p>0.01095</text:p>
          </table:table-cell>
          <table:table-cell table:formula="of:=ABS([.F59]-[.F51])" office:value-type="float" office:value="0.0176" calcext:value-type="float">
            <text:p>0.0176</text:p>
          </table:table-cell>
          <table:table-cell table:formula="of:=ABS([.G59]-[.G51])" office:value-type="float" office:value="0.00459" calcext:value-type="float">
            <text:p>0.00459</text:p>
          </table:table-cell>
          <table:table-cell table:formula="of:=ABS([.H59]-[.H51])" office:value-type="float" office:value="0.21674" calcext:value-type="float">
            <text:p>0.21674</text:p>
          </table:table-cell>
          <table:table-cell table:formula="of:=ABS([.I59]-[.I51])" office:value-type="float" office:value="0.0578799999999999" calcext:value-type="float">
            <text:p>0.0578799999999999</text:p>
          </table:table-cell>
          <table:table-cell table:formula="of:=ABS([.J59]-[.J51])" office:value-type="float" office:value="0.000410000000000021" calcext:value-type="float">
            <text:p>0.000410000000000021</text:p>
          </table:table-cell>
          <table:table-cell table:formula="of:=ABS([.K59]-[.K51])" office:value-type="float" office:value="0.02069" calcext:value-type="float">
            <text:p>0.02069</text:p>
          </table:table-cell>
          <table:table-cell table:formula="of:=ABS([.L59]-[.L51])" office:value-type="float" office:value="0.01431" calcext:value-type="float">
            <text:p>0.01431</text:p>
          </table:table-cell>
          <table:table-cell table:formula="of:=ABS([.M59]-[.M51])" office:value-type="float" office:value="0.00325" calcext:value-type="float">
            <text:p>0.00325</text:p>
          </table:table-cell>
          <table:table-cell table:formula="of:=ABS([.N59]-[.N51])" office:value-type="float" office:value="0.152" calcext:value-type="float">
            <text:p>0.152</text:p>
          </table:table-cell>
          <table:table-cell table:formula="of:=ABS([.O59]-[.O51])" office:value-type="float" office:value="0.04539" calcext:value-type="float">
            <text:p>0.04539</text:p>
          </table:table-cell>
          <table:table-cell table:formula="of:=ABS([.P59]-[.P51])" office:value-type="float" office:value="0.07908" calcext:value-type="float">
            <text:p>0.07908</text:p>
          </table:table-cell>
          <table:table-cell table:formula="of:=ABS([.Q59]-[.Q51])" office:value-type="float" office:value="0.08454" calcext:value-type="float">
            <text:p>0.08454</text:p>
          </table:table-cell>
          <table:table-cell table:formula="of:=ABS([.R59]-[.R51])" office:value-type="float" office:value="0.10647" calcext:value-type="float">
            <text:p>0.10647</text:p>
          </table:table-cell>
          <table:table-cell table:formula="of:=ABS([.S59]-[.S51])" office:value-type="float" office:value="0.0249200000000001" calcext:value-type="float">
            <text:p>0.0249200000000001</text:p>
          </table:table-cell>
          <table:table-cell table:formula="of:=ABS([.T59]-[.T51])" office:value-type="float" office:value="0.00740999999999997" calcext:value-type="float">
            <text:p>0.00740999999999997</text:p>
          </table:table-cell>
          <table:table-cell table:formula="of:=ABS([.U59]-[.U51])" office:value-type="float" office:value="0.00545" calcext:value-type="float">
            <text:p>0.00545</text:p>
          </table:table-cell>
          <table:table-cell table:formula="of:=ABS([.V59]-[.V51])" office:value-type="float" office:value="0.05886" calcext:value-type="float">
            <text:p>0.05886</text:p>
          </table:table-cell>
          <table:table-cell table:formula="of:=ABS([.W59]-[.W51])" office:value-type="float" office:value="0.03588" calcext:value-type="float">
            <text:p>0.03588</text:p>
          </table:table-cell>
          <table:table-cell table:formula="of:=ABS([.X59]-[.X51])" office:value-type="float" office:value="0.02466" calcext:value-type="float">
            <text:p>0.02466</text:p>
          </table:table-cell>
          <table:table-cell table:formula="of:=ABS([.Y59]-[.Y51])" office:value-type="float" office:value="0.000779999999999989" calcext:value-type="float">
            <text:p>0.000779999999999989</text:p>
          </table:table-cell>
          <table:table-cell table:formula="of:=ABS([.Z59]-[.Z51])" office:value-type="float" office:value="0.20807" calcext:value-type="float">
            <text:p>0.20807</text:p>
          </table:table-cell>
          <table:table-cell table:formula="of:=ABS([.AA59]-[.AA51])" office:value-type="float" office:value="0.09824" calcext:value-type="float">
            <text:p>0.09824</text:p>
          </table:table-cell>
          <table:table-cell table:formula="of:=ABS([.AB59]-[.AB51])" office:value-type="float" office:value="0.03612" calcext:value-type="float">
            <text:p>0.03612</text:p>
          </table:table-cell>
          <table:table-cell table:formula="of:=ABS([.AC59]-[.AC51])" office:value-type="float" office:value="0.00151999999999999" calcext:value-type="float">
            <text:p>0.00151999999999999</text:p>
          </table:table-cell>
          <table:table-cell table:formula="of:=ABS([.AD59]-[.AD51])" office:value-type="float" office:value="0.01816" calcext:value-type="float">
            <text:p>0.01816</text:p>
          </table:table-cell>
          <table:table-cell table:formula="of:=ABS([.AE59]-[.AE51])" office:value-type="float" office:value="0.01934" calcext:value-type="float">
            <text:p>0.01934</text:p>
          </table:table-cell>
          <table:table-cell table:formula="of:=ABS([.AF59]-[.AF51])" office:value-type="float" office:value="0.02459" calcext:value-type="float">
            <text:p>0.02459</text:p>
          </table:table-cell>
          <table:table-cell table:formula="of:=ABS([.AG59]-[.AG51])" office:value-type="float" office:value="0.04375" calcext:value-type="float">
            <text:p>0.04375</text:p>
          </table:table-cell>
          <table:table-cell table:formula="of:=ABS([.AH59]-[.AH51])" office:value-type="float" office:value="0.01914" calcext:value-type="float">
            <text:p>0.01914</text:p>
          </table:table-cell>
          <table:table-cell table:formula="of:=ABS([.AI59]-[.AI51])" office:value-type="float" office:value="0.03864" calcext:value-type="float">
            <text:p>0.03864</text:p>
          </table:table-cell>
          <table:table-cell table:formula="of:=AVERAGE([.D67];[.AI67])" office:value-type="float" office:value="0.11183" calcext:value-type="float">
            <text:p>0.11183</text:p>
          </table:table-cell>
        </table:table-row>
        <table:table-row table:style-name="ro1">
          <table:table-cell table:number-columns-repeated="3"/>
          <table:table-cell table:formula="of:=ABS([.D60]-[.D52])" office:value-type="float" office:value="45236602.86745" calcext:value-type="float">
            <text:p>45236602.86745</text:p>
          </table:table-cell>
          <table:table-cell table:formula="of:=ABS([.E60]-[.E52])" office:value-type="float" office:value="40375306.41273" calcext:value-type="float">
            <text:p>40375306.41273</text:p>
          </table:table-cell>
          <table:table-cell table:formula="of:=ABS([.F60]-[.F52])" office:value-type="float" office:value="353474.37482" calcext:value-type="float">
            <text:p>353474.37482</text:p>
          </table:table-cell>
          <table:table-cell table:formula="of:=ABS([.G60]-[.G52])" office:value-type="float" office:value="514767202.42659" calcext:value-type="float">
            <text:p>514767202.42659</text:p>
          </table:table-cell>
          <table:table-cell table:formula="of:=ABS([.H60]-[.H52])" office:value-type="float" office:value="143342063.28097" calcext:value-type="float">
            <text:p>143342063.28097</text:p>
          </table:table-cell>
          <table:table-cell table:formula="of:=ABS([.I60]-[.I52])" office:value-type="float" office:value="16718858.96485" calcext:value-type="float">
            <text:p>16718858.96485</text:p>
          </table:table-cell>
          <table:table-cell table:formula="of:=ABS([.J60]-[.J52])" office:value-type="float" office:value="7330564.02061" calcext:value-type="float">
            <text:p>7330564.02061</text:p>
          </table:table-cell>
          <table:table-cell table:formula="of:=ABS([.K60]-[.K52])" office:value-type="float" office:value="5954614.29083" calcext:value-type="float">
            <text:p>5954614.29083</text:p>
          </table:table-cell>
          <table:table-cell table:formula="of:=ABS([.L60]-[.L52])" office:value-type="float" office:value="3057138.74057" calcext:value-type="float">
            <text:p>3057138.74057</text:p>
          </table:table-cell>
          <table:table-cell table:formula="of:=ABS([.M60]-[.M52])" office:value-type="float" office:value="1713227.21552" calcext:value-type="float">
            <text:p>1713227.21552</text:p>
          </table:table-cell>
          <table:table-cell table:formula="of:=ABS([.N60]-[.N52])" office:value-type="float" office:value="8241358.28604" calcext:value-type="float">
            <text:p>8241358.28604</text:p>
          </table:table-cell>
          <table:table-cell table:formula="of:=ABS([.O60]-[.O52])" office:value-type="float" office:value="8134156.79832" calcext:value-type="float">
            <text:p>8134156.79832</text:p>
          </table:table-cell>
          <table:table-cell table:formula="of:=ABS([.P60]-[.P52])" office:value-type="float" office:value="24504912.34242" calcext:value-type="float">
            <text:p>24504912.34242</text:p>
          </table:table-cell>
          <table:table-cell table:formula="of:=ABS([.Q60]-[.Q52])" office:value-type="float" office:value="79410581.84418" calcext:value-type="float">
            <text:p>79410581.84418</text:p>
          </table:table-cell>
          <table:table-cell table:formula="of:=ABS([.R60]-[.R52])" office:value-type="float" office:value="9612758.61163" calcext:value-type="float">
            <text:p>9612758.61163</text:p>
          </table:table-cell>
          <table:table-cell table:formula="of:=ABS([.S60]-[.S52])" office:value-type="float" office:value="63605143.62228" calcext:value-type="float">
            <text:p>63605143.62228</text:p>
          </table:table-cell>
          <table:table-cell table:formula="of:=ABS([.T60]-[.T52])" office:value-type="float" office:value="4500903.75656" calcext:value-type="float">
            <text:p>4500903.75656</text:p>
          </table:table-cell>
          <table:table-cell table:formula="of:=ABS([.U60]-[.U52])" office:value-type="float" office:value="59470280.04257" calcext:value-type="float">
            <text:p>59470280.04257</text:p>
          </table:table-cell>
          <table:table-cell table:formula="of:=ABS([.V60]-[.V52])" office:value-type="float" office:value="283240555.8997" calcext:value-type="float">
            <text:p>283240555.8997</text:p>
          </table:table-cell>
          <table:table-cell table:formula="of:=ABS([.W60]-[.W52])" office:value-type="float" office:value="2099616.80755" calcext:value-type="float">
            <text:p>2099616.80755</text:p>
          </table:table-cell>
          <table:table-cell table:formula="of:=ABS([.X60]-[.X52])" office:value-type="float" office:value="12388059.52533" calcext:value-type="float">
            <text:p>12388059.52533</text:p>
          </table:table-cell>
          <table:table-cell table:formula="of:=ABS([.Y60]-[.Y52])" office:value-type="float" office:value="38896520.85762" calcext:value-type="float">
            <text:p>38896520.85762</text:p>
          </table:table-cell>
          <table:table-cell table:formula="of:=ABS([.Z60]-[.Z52])" office:value-type="float" office:value="466513.89613" calcext:value-type="float">
            <text:p>466513.89613</text:p>
          </table:table-cell>
          <table:table-cell table:formula="of:=ABS([.AA60]-[.AA52])" office:value-type="float" office:value="567249774.34432" calcext:value-type="float">
            <text:p>567249774.34432</text:p>
          </table:table-cell>
          <table:table-cell table:formula="of:=ABS([.AB60]-[.AB52])" office:value-type="float" office:value="2162314.2087" calcext:value-type="float">
            <text:p>2162314.2087</text:p>
          </table:table-cell>
          <table:table-cell table:formula="of:=ABS([.AC60]-[.AC52])" office:value-type="float" office:value="8384705.65476" calcext:value-type="float">
            <text:p>8384705.65476</text:p>
          </table:table-cell>
          <table:table-cell table:formula="of:=ABS([.AD60]-[.AD52])" office:value-type="float" office:value="41961064.78053" calcext:value-type="float">
            <text:p>41961064.78053</text:p>
          </table:table-cell>
          <table:table-cell table:formula="of:=ABS([.AE60]-[.AE52])" office:value-type="float" office:value="225494304.1259" calcext:value-type="float">
            <text:p>225494304.1259</text:p>
          </table:table-cell>
          <table:table-cell table:formula="of:=ABS([.AF60]-[.AF52])" office:value-type="float" office:value="3130037.1125" calcext:value-type="float">
            <text:p>3130037.1125</text:p>
          </table:table-cell>
          <table:table-cell table:formula="of:=ABS([.AG60]-[.AG52])" office:value-type="float" office:value="333862169.97535" calcext:value-type="float">
            <text:p>333862169.97535</text:p>
          </table:table-cell>
          <table:table-cell table:formula="of:=ABS([.AH60]-[.AH52])" office:value-type="float" office:value="5359092.96773" calcext:value-type="float">
            <text:p>5359092.96773</text:p>
          </table:table-cell>
          <table:table-cell table:formula="of:=ABS([.AI60]-[.AI52])" office:value-type="float" office:value="211570829.7282" calcext:value-type="float">
            <text:p>211570829.7282</text:p>
          </table:table-cell>
          <table:table-cell table:formula="of:=AVERAGE([.D68];[.AI68])" office:value-type="float" office:value="128403716.297825" calcext:value-type="float">
            <text:p>128403716.297825</text:p>
          </table:table-cell>
        </table:table-row>
        <table:table-row table:style-name="ro1">
          <table:table-cell table:number-columns-repeated="3"/>
          <table:table-cell table:formula="of:=ABS([.D61]-[.D53])" office:value-type="float" office:value="3.35740664078223E+025" calcext:value-type="float">
            <text:p>3.35740664078223E+025</text:p>
          </table:table-cell>
          <table:table-cell table:formula="of:=ABS([.E61]-[.E53])" office:value-type="float" office:value="3.40912930805019E+025" calcext:value-type="float">
            <text:p>3.40912930805019E+025</text:p>
          </table:table-cell>
          <table:table-cell table:formula="of:=ABS([.F61]-[.F53])" office:value-type="float" office:value="3.65090496797572E+025" calcext:value-type="float">
            <text:p>3.65090496797572E+025</text:p>
          </table:table-cell>
          <table:table-cell table:formula="of:=ABS([.G61]-[.G53])" office:value-type="float" office:value="4.56376327499273E+025" calcext:value-type="float">
            <text:p>4.56376327499273E+025</text:p>
          </table:table-cell>
          <table:table-cell table:formula="of:=ABS([.H61]-[.H53])" office:value-type="float" office:value="5.77901296749589E+025" calcext:value-type="float">
            <text:p>5.77901296749589E+025</text:p>
          </table:table-cell>
          <table:table-cell table:formula="of:=ABS([.I61]-[.I53])" office:value-type="float" office:value="7.17439602819599E+025" calcext:value-type="float">
            <text:p>7.17439602819599E+025</text:p>
          </table:table-cell>
          <table:table-cell table:formula="of:=ABS([.J61]-[.J53])" office:value-type="float" office:value="1.26044921791306E+026" calcext:value-type="float">
            <text:p>1.26044921791306E+026</text:p>
          </table:table-cell>
          <table:table-cell table:formula="of:=ABS([.K61]-[.K53])" office:value-type="float" office:value="1.34529329415927E+025" calcext:value-type="float">
            <text:p>1.34529329415927E+025</text:p>
          </table:table-cell>
          <table:table-cell table:formula="of:=ABS([.L61]-[.L53])" office:value-type="float" office:value="3.20192204047548E+025" calcext:value-type="float">
            <text:p>3.20192204047548E+025</text:p>
          </table:table-cell>
          <table:table-cell table:formula="of:=ABS([.M61]-[.M53])" office:value-type="float" office:value="3.11640964910959E+025" calcext:value-type="float">
            <text:p>3.11640964910959E+025</text:p>
          </table:table-cell>
          <table:table-cell table:formula="of:=ABS([.N61]-[.N53])" office:value-type="float" office:value="8.71617025770991E+025" calcext:value-type="float">
            <text:p>8.71617025770991E+025</text:p>
          </table:table-cell>
          <table:table-cell table:formula="of:=ABS([.O61]-[.O53])" office:value-type="float" office:value="7.56979940134118E+025" calcext:value-type="float">
            <text:p>7.56979940134118E+025</text:p>
          </table:table-cell>
          <table:table-cell table:formula="of:=ABS([.P61]-[.P53])" office:value-type="float" office:value="5.32460220904142E+024" calcext:value-type="float">
            <text:p>5.32460220904142E+024</text:p>
          </table:table-cell>
          <table:table-cell table:formula="of:=ABS([.Q61]-[.Q53])" office:value-type="float" office:value="2.68730266069957E+026" calcext:value-type="float">
            <text:p>2.68730266069957E+026</text:p>
          </table:table-cell>
          <table:table-cell table:formula="of:=ABS([.R61]-[.R53])" office:value-type="float" office:value="4.00247566547829E+025" calcext:value-type="float">
            <text:p>4.00247566547829E+025</text:p>
          </table:table-cell>
          <table:table-cell table:formula="of:=ABS([.S61]-[.S53])" office:value-type="float" office:value="5.9038870369045E+025" calcext:value-type="float">
            <text:p>5.9038870369045E+025</text:p>
          </table:table-cell>
          <table:table-cell table:formula="of:=ABS([.T61]-[.T53])" office:value-type="float" office:value="1.73354580959236E+025" calcext:value-type="float">
            <text:p>1.73354580959236E+025</text:p>
          </table:table-cell>
          <table:table-cell table:formula="of:=ABS([.U61]-[.U53])" office:value-type="float" office:value="2.08644814556347E+025" calcext:value-type="float">
            <text:p>2.08644814556347E+025</text:p>
          </table:table-cell>
          <table:table-cell table:formula="of:=ABS([.V61]-[.V53])" office:value-type="float" office:value="9.50787579881066E+025" calcext:value-type="float">
            <text:p>9.50787579881066E+025</text:p>
          </table:table-cell>
          <table:table-cell table:formula="of:=ABS([.W61]-[.W53])" office:value-type="float" office:value="6.47890599752244E+026" calcext:value-type="float">
            <text:p>6.47890599752244E+026</text:p>
          </table:table-cell>
          <table:table-cell table:formula="of:=ABS([.X61]-[.X53])" office:value-type="float" office:value="8.07497557219414E+026" calcext:value-type="float">
            <text:p>8.07497557219414E+026</text:p>
          </table:table-cell>
          <table:table-cell table:formula="of:=ABS([.Y61]-[.Y53])" office:value-type="float" office:value="2.55533908188264E+026" calcext:value-type="float">
            <text:p>2.55533908188264E+026</text:p>
          </table:table-cell>
          <table:table-cell table:formula="of:=ABS([.Z61]-[.Z53])" office:value-type="float" office:value="3.94839995127118E+025" calcext:value-type="float">
            <text:p>3.94839995127118E+025</text:p>
          </table:table-cell>
          <table:table-cell table:formula="of:=ABS([.AA61]-[.AA53])" office:value-type="float" office:value="3.83443216161959E+023" calcext:value-type="float">
            <text:p>3.83443216161959E+023</text:p>
          </table:table-cell>
          <table:table-cell table:formula="of:=ABS([.AB61]-[.AB53])" office:value-type="float" office:value="1.55638151439861E+025" calcext:value-type="float">
            <text:p>1.55638151439861E+025</text:p>
          </table:table-cell>
          <table:table-cell table:formula="of:=ABS([.AC61]-[.AC53])" office:value-type="float" office:value="3.35967622876797E+025" calcext:value-type="float">
            <text:p>3.35967622876797E+025</text:p>
          </table:table-cell>
          <table:table-cell table:formula="of:=ABS([.AD61]-[.AD53])" office:value-type="float" office:value="2.95880156334543E+025" calcext:value-type="float">
            <text:p>2.95880156334543E+025</text:p>
          </table:table-cell>
          <table:table-cell table:formula="of:=ABS([.AE61]-[.AE53])" office:value-type="float" office:value="2.4658568180067E+027" calcext:value-type="float">
            <text:p>2.4658568180067E+027</text:p>
          </table:table-cell>
          <table:table-cell table:formula="of:=ABS([.AF61]-[.AF53])" office:value-type="float" office:value="1.46330736117865E+024" calcext:value-type="float">
            <text:p>1.46330736117865E+024</text:p>
          </table:table-cell>
          <table:table-cell table:formula="of:=ABS([.AG61]-[.AG53])" office:value-type="float" office:value="1.77703838568215E+025" calcext:value-type="float">
            <text:p>1.77703838568215E+025</text:p>
          </table:table-cell>
          <table:table-cell table:formula="of:=ABS([.AH61]-[.AH53])" office:value-type="float" office:value="1.71596698537562E+026" calcext:value-type="float">
            <text:p>1.71596698537562E+026</text:p>
          </table:table-cell>
          <table:table-cell table:formula="of:=ABS([.AI61]-[.AI53])" office:value-type="float" office:value="3.73134760537752E+025" calcext:value-type="float">
            <text:p>3.73134760537752E+025</text:p>
          </table:table-cell>
          <table:table-cell table:formula="of:=AVERAGE([.D69];[.AI69])" office:value-type="float" office:value="3.54437712307987E+025" calcext:value-type="float">
            <text:p>3.54437712307987E+025</text:p>
          </table:table-cell>
        </table:table-row>
        <table:table-row table:style-name="ro1">
          <table:table-cell table:number-columns-repeated="3"/>
          <table:table-cell table:formula="of:=ABS([.D62]-[.D54])" office:value-type="float" office:value="6.80369120875469E+026" calcext:value-type="float">
            <text:p>6.80369120875469E+026</text:p>
          </table:table-cell>
          <table:table-cell table:formula="of:=ABS([.E62]-[.E54])" office:value-type="float" office:value="7.2039919022933E+026" calcext:value-type="float">
            <text:p>7.2039919022933E+026</text:p>
          </table:table-cell>
          <table:table-cell table:formula="of:=ABS([.F62]-[.F54])" office:value-type="float" office:value="1.58275912157478E+026" calcext:value-type="float">
            <text:p>1.58275912157478E+026</text:p>
          </table:table-cell>
          <table:table-cell table:formula="of:=ABS([.G62]-[.G54])" office:value-type="float" office:value="1.7613077521016E+026" calcext:value-type="float">
            <text:p>1.7613077521016E+026</text:p>
          </table:table-cell>
          <table:table-cell table:formula="of:=ABS([.H62]-[.H54])" office:value-type="float" office:value="5.71531670702725E+026" calcext:value-type="float">
            <text:p>5.71531670702725E+026</text:p>
          </table:table-cell>
          <table:table-cell table:formula="of:=ABS([.I62]-[.I54])" office:value-type="float" office:value="1.01214518707271E+026" calcext:value-type="float">
            <text:p>1.01214518707271E+026</text:p>
          </table:table-cell>
          <table:table-cell table:formula="of:=ABS([.J62]-[.J54])" office:value-type="float" office:value="3.13693624037028E+026" calcext:value-type="float">
            <text:p>3.13693624037028E+026</text:p>
          </table:table-cell>
          <table:table-cell table:formula="of:=ABS([.K62]-[.K54])" office:value-type="float" office:value="4.48786795022988E+026" calcext:value-type="float">
            <text:p>4.48786795022988E+026</text:p>
          </table:table-cell>
          <table:table-cell table:formula="of:=ABS([.L62]-[.L54])" office:value-type="float" office:value="8.74711003697884E+026" calcext:value-type="float">
            <text:p>8.74711003697884E+026</text:p>
          </table:table-cell>
          <table:table-cell table:formula="of:=ABS([.M62]-[.M54])" office:value-type="float" office:value="7.79525794944415E+026" calcext:value-type="float">
            <text:p>7.79525794944415E+026</text:p>
          </table:table-cell>
          <table:table-cell table:formula="of:=ABS([.N62]-[.N54])" office:value-type="float" office:value="8.09463510261384E+026" calcext:value-type="float">
            <text:p>8.09463510261384E+026</text:p>
          </table:table-cell>
          <table:table-cell table:formula="of:=ABS([.O62]-[.O54])" office:value-type="float" office:value="6.1974848448481E+026" calcext:value-type="float">
            <text:p>6.1974848448481E+026</text:p>
          </table:table-cell>
          <table:table-cell table:formula="of:=ABS([.P62]-[.P54])" office:value-type="float" office:value="2.15573567478066E+026" calcext:value-type="float">
            <text:p>2.15573567478066E+026</text:p>
          </table:table-cell>
          <table:table-cell table:formula="of:=ABS([.Q62]-[.Q54])" office:value-type="float" office:value="9.07982404425663E+025" calcext:value-type="float">
            <text:p>9.07982404425663E+025</text:p>
          </table:table-cell>
          <table:table-cell table:formula="of:=ABS([.R62]-[.R54])" office:value-type="float" office:value="7.56322352453549E+026" calcext:value-type="float">
            <text:p>7.56322352453549E+026</text:p>
          </table:table-cell>
          <table:table-cell table:formula="of:=ABS([.S62]-[.S54])" office:value-type="float" office:value="4.98291980859835E+026" calcext:value-type="float">
            <text:p>4.98291980859835E+026</text:p>
          </table:table-cell>
          <table:table-cell table:number-columns-repeated="17"/>
        </table:table-row>
        <table:table-row table:style-name="ro1" table:number-rows-repeated="4">
          <table:table-cell table:number-columns-repeated="36"/>
        </table:table-row>
        <table:table-row table:style-name="ro1">
          <table:table-cell office:value-type="string" calcext:value-type="string">
            <text:p>ADD_TO_SELF_TEST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4.199" calcext:value-type="float">
            <text:p>164.199</text:p>
          </table:table-cell>
          <table:table-cell office:value-type="float" office:value="156.229" calcext:value-type="float">
            <text:p>156.229</text:p>
          </table:table-cell>
          <table:table-cell office:value-type="float" office:value="860964" calcext:value-type="float">
            <text:p>860964</text:p>
          </table:table-cell>
          <table:table-cell office:value-type="float" office:value="33039" calcext:value-type="float">
            <text:p>33039</text:p>
          </table:table-cell>
          <table:table-cell office:value-type="float" office:value="40437" calcext:value-type="float">
            <text:p>40437</text:p>
          </table:table-cell>
          <table:table-cell office:value-type="float" office:value="21677" calcext:value-type="float">
            <text:p>21677</text:p>
          </table:table-cell>
          <table:table-cell office:value-type="float" office:value="1379050000000" calcext:value-type="float">
            <text:p>137905000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4.091" calcext:value-type="float">
            <text:p>164.091</text:p>
          </table:table-cell>
          <table:table-cell office:value-type="float" office:value="156.089" calcext:value-type="float">
            <text:p>156.089</text:p>
          </table:table-cell>
          <table:table-cell office:value-type="float" office:value="880637" calcext:value-type="float">
            <text:p>880637</text:p>
          </table:table-cell>
          <table:table-cell office:value-type="float" office:value="34984" calcext:value-type="float">
            <text:p>34984</text:p>
          </table:table-cell>
          <table:table-cell office:value-type="float" office:value="21309" calcext:value-type="float">
            <text:p>21309</text:p>
          </table:table-cell>
          <table:table-cell office:value-type="float" office:value="23112" calcext:value-type="float">
            <text:p>23112</text:p>
          </table:table-cell>
          <table:table-cell office:value-type="float" office:value="324.089" calcext:value-type="float">
            <text:p>324.0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0.856" calcext:value-type="float">
            <text:p>520.856</text:p>
          </table:table-cell>
          <table:table-cell office:value-type="float" office:value="466.957" calcext:value-type="float">
            <text:p>466.957</text:p>
          </table:table-cell>
          <table:table-cell office:value-type="float" office:value="365531" calcext:value-type="float">
            <text:p>365531</text:p>
          </table:table-cell>
          <table:table-cell office:value-type="float" office:value="15596" calcext:value-type="float">
            <text:p>15596</text:p>
          </table:table-cell>
          <table:table-cell office:value-type="float" office:value="3173" calcext:value-type="float">
            <text:p>3173</text:p>
          </table:table-cell>
          <table:table-cell office:value-type="float" office:value="14293" calcext:value-type="float">
            <text:p>14293</text:p>
          </table:table-cell>
          <table:table-cell office:value-type="float" office:value="114.095" calcext:value-type="float">
            <text:p>114.09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20.856" calcext:value-type="float">
            <text:p>520.856</text:p>
          </table:table-cell>
          <table:table-cell office:value-type="float" office:value="467.043" calcext:value-type="float">
            <text:p>467.043</text:p>
          </table:table-cell>
          <table:table-cell office:value-type="float" office:value="368531" calcext:value-type="float">
            <text:p>368531</text:p>
          </table:table-cell>
          <table:table-cell office:value-type="float" office:value="15358" calcext:value-type="float">
            <text:p>15358</text:p>
          </table:table-cell>
          <table:table-cell office:value-type="float" office:value="4702" calcext:value-type="float">
            <text:p>4702</text:p>
          </table:table-cell>
          <table:table-cell office:value-type="float" office:value="14035" calcext:value-type="float">
            <text:p>14035</text:p>
          </table:table-cell>
          <table:table-cell office:value-type="float" office:value="492912000000" calcext:value-type="float">
            <text:p>49291200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0.814" calcext:value-type="float">
            <text:p>530.814</text:p>
          </table:table-cell>
          <table:table-cell office:value-type="float" office:value="471.571" calcext:value-type="float">
            <text:p>471.571</text:p>
          </table:table-cell>
          <table:table-cell office:value-type="float" office:value="367933" calcext:value-type="float">
            <text:p>367933</text:p>
          </table:table-cell>
          <table:table-cell office:value-type="float" office:value="30040" calcext:value-type="float">
            <text:p>30040</text:p>
          </table:table-cell>
          <table:table-cell office:value-type="float" office:value="15262" calcext:value-type="float">
            <text:p>15262</text:p>
          </table:table-cell>
          <table:table-cell office:value-type="float" office:value="14339" calcext:value-type="float">
            <text:p>14339</text:p>
          </table:table-cell>
          <table:table-cell office:value-type="float" office:value="0.0000270735" calcext:value-type="float">
            <text:p>0.0000270735</text:p>
          </table:table-cell>
          <table:table-cell table:number-columns-repeated="18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ADD_TO_INITIAL_VEC_TEST</text:p>
          </table:table-cell>
          <table:table-cell table:number-columns-repeated="8"/>
          <table:table-cell office:value-type="string" calcext:value-type="string">
            <text:p>num_additions</text:p>
          </table:table-cell>
          <table:table-cell table:number-columns-repeated="9"/>
          <table:table-cell office:value-type="string" calcext:value-type="string">
            <text:p>log10(mse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4.203" calcext:value-type="float">
            <text:p>164.203</text:p>
          </table:table-cell>
          <table:table-cell office:value-type="float" office:value="156.268" calcext:value-type="float">
            <text:p>156.268</text:p>
          </table:table-cell>
          <table:table-cell office:value-type="float" office:value="879626" calcext:value-type="float">
            <text:p>879626</text:p>
          </table:table-cell>
          <table:table-cell office:value-type="float" office:value="67920" calcext:value-type="float">
            <text:p>67920</text:p>
          </table:table-cell>
          <table:table-cell office:value-type="float" office:value="21108" calcext:value-type="float">
            <text:p>21108</text:p>
          </table:table-cell>
          <table:table-cell office:value-type="float" office:value="21705" calcext:value-type="float">
            <text:p>21705</text:p>
          </table:table-cell>
          <table:table-cell office:value-type="float" office:value="0.0000206461" calcext:value-type="float">
            <text:p>0.0000206461</text:p>
          </table:table-cell>
          <table:table-cell/>
          <table:table-cell table:formula="of:=LOG10([.R83])" office:value-type="float" office:value="-4.68516197347208" calcext:value-type="float">
            <text:p>-4.685161973472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4.303" calcext:value-type="float">
            <text:p>164.303</text:p>
          </table:table-cell>
          <table:table-cell office:value-type="float" office:value="156.274" calcext:value-type="float">
            <text:p>156.274</text:p>
          </table:table-cell>
          <table:table-cell office:value-type="float" office:value="856824" calcext:value-type="float">
            <text:p>856824</text:p>
          </table:table-cell>
          <table:table-cell office:value-type="float" office:value="65816" calcext:value-type="float">
            <text:p>65816</text:p>
          </table:table-cell>
          <table:table-cell office:value-type="float" office:value="41394" calcext:value-type="float">
            <text:p>41394</text:p>
          </table:table-cell>
          <table:table-cell office:value-type="float" office:value="21825" calcext:value-type="float">
            <text:p>21825</text:p>
          </table:table-cell>
          <table:table-cell office:value-type="float" office:value="0.0000799411" calcext:value-type="float">
            <text:p>0.0000799411</text:p>
          </table:table-cell>
          <table:table-cell/>
          <table:table-cell table:formula="of:=LOG10([.R84])" office:value-type="float" office:value="-4.09722988008588" calcext:value-type="float">
            <text:p>-4.097229880085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4.253" calcext:value-type="float">
            <text:p>164.253</text:p>
          </table:table-cell>
          <table:table-cell office:value-type="float" office:value="156.21" calcext:value-type="float">
            <text:p>156.21</text:p>
          </table:table-cell>
          <table:table-cell office:value-type="float" office:value="861232" calcext:value-type="float">
            <text:p>861232</text:p>
          </table:table-cell>
          <table:table-cell office:value-type="float" office:value="65058" calcext:value-type="float">
            <text:p>65058</text:p>
          </table:table-cell>
          <table:table-cell office:value-type="float" office:value="83178" calcext:value-type="float">
            <text:p>83178</text:p>
          </table:table-cell>
          <table:table-cell office:value-type="float" office:value="21635" calcext:value-type="float">
            <text:p>21635</text:p>
          </table:table-cell>
          <table:table-cell office:value-type="float" office:value="0.000313541" calcext:value-type="float">
            <text:p>0.000313541</text:p>
          </table:table-cell>
          <table:table-cell/>
          <table:table-cell table:formula="of:=LOG10([.R85])" office:value-type="float" office:value="-3.50370566086355" calcext:value-type="float">
            <text:p>-3.503705660863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64.203" calcext:value-type="float">
            <text:p>164.203</text:p>
          </table:table-cell>
          <table:table-cell office:value-type="float" office:value="156.365" calcext:value-type="float">
            <text:p>156.365</text:p>
          </table:table-cell>
          <table:table-cell office:value-type="float" office:value="865660" calcext:value-type="float">
            <text:p>865660</text:p>
          </table:table-cell>
          <table:table-cell office:value-type="float" office:value="67412" calcext:value-type="float">
            <text:p>67412</text:p>
          </table:table-cell>
          <table:table-cell office:value-type="float" office:value="164091" calcext:value-type="float">
            <text:p>164091</text:p>
          </table:table-cell>
          <table:table-cell office:value-type="float" office:value="21733" calcext:value-type="float">
            <text:p>21733</text:p>
          </table:table-cell>
          <table:table-cell office:value-type="float" office:value="0.00123716" calcext:value-type="float">
            <text:p>0.00123716</text:p>
          </table:table-cell>
          <table:table-cell/>
          <table:table-cell table:formula="of:=LOG10([.R86])" office:value-type="float" office:value="-2.90757413010121" calcext:value-type="float">
            <text:p>-2.907574130101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64.353" calcext:value-type="float">
            <text:p>164.353</text:p>
          </table:table-cell>
          <table:table-cell office:value-type="float" office:value="156.551" calcext:value-type="float">
            <text:p>156.551</text:p>
          </table:table-cell>
          <table:table-cell office:value-type="float" office:value="855352" calcext:value-type="float">
            <text:p>855352</text:p>
          </table:table-cell>
          <table:table-cell office:value-type="float" office:value="69823" calcext:value-type="float">
            <text:p>69823</text:p>
          </table:table-cell>
          <table:table-cell office:value-type="float" office:value="329417" calcext:value-type="float">
            <text:p>329417</text:p>
          </table:table-cell>
          <table:table-cell office:value-type="float" office:value="20910" calcext:value-type="float">
            <text:p>20910</text:p>
          </table:table-cell>
          <table:table-cell office:value-type="float" office:value="0.00497248" calcext:value-type="float">
            <text:p>0.00497248</text:p>
          </table:table-cell>
          <table:table-cell/>
          <table:table-cell table:formula="of:=LOG10([.R87])" office:value-type="float" office:value="-2.30342695499229" calcext:value-type="float">
            <text:p>-2.30342695499229</text:p>
          </table:table-cell>
          <table:table-cell table:number-columns-repeated="16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30.814" calcext:value-type="float">
            <text:p>530.814</text:p>
          </table:table-cell>
          <table:table-cell office:value-type="float" office:value="471.581" calcext:value-type="float">
            <text:p>471.581</text:p>
          </table:table-cell>
          <table:table-cell office:value-type="float" office:value="368836" calcext:value-type="float">
            <text:p>368836</text:p>
          </table:table-cell>
          <table:table-cell office:value-type="float" office:value="30037" calcext:value-type="float">
            <text:p>30037</text:p>
          </table:table-cell>
          <table:table-cell office:value-type="float" office:value="7829" calcext:value-type="float">
            <text:p>7829</text:p>
          </table:table-cell>
          <table:table-cell office:value-type="float" office:value="14043" calcext:value-type="float">
            <text:p>14043</text:p>
          </table:table-cell>
          <table:table-cell office:value-type="float" office:value="0.00000682752" calcext:value-type="float">
            <text:p>0.00000682752</text:p>
          </table:table-cell>
          <table:table-cell table:formula="of:=ABS([.R89]-[.R83])" office:value-type="float" office:value="0.00001381858" calcext:value-type="float">
            <text:p>0.00001381858</text:p>
          </table:table-cell>
          <table:table-cell table:formula="of:=LOG10([.R89])" office:value-type="float" office:value="-5.16573701899827" calcext:value-type="float">
            <text:p>-5.165737018998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0.814" calcext:value-type="float">
            <text:p>530.814</text:p>
          </table:table-cell>
          <table:table-cell office:value-type="float" office:value="471.63" calcext:value-type="float">
            <text:p>471.63</text:p>
          </table:table-cell>
          <table:table-cell office:value-type="float" office:value="366199" calcext:value-type="float">
            <text:p>366199</text:p>
          </table:table-cell>
          <table:table-cell office:value-type="float" office:value="29913" calcext:value-type="float">
            <text:p>29913</text:p>
          </table:table-cell>
          <table:table-cell office:value-type="float" office:value="15363" calcext:value-type="float">
            <text:p>15363</text:p>
          </table:table-cell>
          <table:table-cell office:value-type="float" office:value="14654" calcext:value-type="float">
            <text:p>14654</text:p>
          </table:table-cell>
          <table:table-cell office:value-type="float" office:value="0.0000272285" calcext:value-type="float">
            <text:p>0.0000272285</text:p>
          </table:table-cell>
          <table:table-cell table:formula="of:=ABS([.R90]-[.R84])" office:value-type="float" office:value="0.0000527126" calcext:value-type="float">
            <text:p>0.0000527126</text:p>
          </table:table-cell>
          <table:table-cell table:formula="of:=LOG10([.R90])" office:value-type="float" office:value="-4.56497628299593" calcext:value-type="float">
            <text:p>-4.564976282995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30.814" calcext:value-type="float">
            <text:p>530.814</text:p>
          </table:table-cell>
          <table:table-cell office:value-type="float" office:value="471.555" calcext:value-type="float">
            <text:p>471.555</text:p>
          </table:table-cell>
          <table:table-cell office:value-type="float" office:value="368141" calcext:value-type="float">
            <text:p>368141</text:p>
          </table:table-cell>
          <table:table-cell office:value-type="float" office:value="30012" calcext:value-type="float">
            <text:p>30012</text:p>
          </table:table-cell>
          <table:table-cell office:value-type="float" office:value="31242" calcext:value-type="float">
            <text:p>31242</text:p>
          </table:table-cell>
          <table:table-cell office:value-type="float" office:value="14079" calcext:value-type="float">
            <text:p>14079</text:p>
          </table:table-cell>
          <table:table-cell office:value-type="float" office:value="0.000107985" calcext:value-type="float">
            <text:p>0.000107985</text:p>
          </table:table-cell>
          <table:table-cell table:formula="of:=ABS([.R91]-[.R85])" office:value-type="float" office:value="0.000205556" calcext:value-type="float">
            <text:p>0.000205556</text:p>
          </table:table-cell>
          <table:table-cell table:formula="of:=LOG10([.R91])" office:value-type="float" office:value="-3.96663656738028" calcext:value-type="float">
            <text:p>-3.966636567380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30.814" calcext:value-type="float">
            <text:p>530.814</text:p>
          </table:table-cell>
          <table:table-cell office:value-type="float" office:value="471.637" calcext:value-type="float">
            <text:p>471.637</text:p>
          </table:table-cell>
          <table:table-cell office:value-type="float" office:value="367954" calcext:value-type="float">
            <text:p>367954</text:p>
          </table:table-cell>
          <table:table-cell office:value-type="float" office:value="30172" calcext:value-type="float">
            <text:p>30172</text:p>
          </table:table-cell>
          <table:table-cell office:value-type="float" office:value="61545" calcext:value-type="float">
            <text:p>61545</text:p>
          </table:table-cell>
          <table:table-cell office:value-type="float" office:value="14260" calcext:value-type="float">
            <text:p>14260</text:p>
          </table:table-cell>
          <table:table-cell office:value-type="float" office:value="0.000433991" calcext:value-type="float">
            <text:p>0.000433991</text:p>
          </table:table-cell>
          <table:table-cell table:formula="of:=ABS([.R92]-[.R86])" office:value-type="float" office:value="0.000803169" calcext:value-type="float">
            <text:p>0.000803169</text:p>
          </table:table-cell>
          <table:table-cell table:formula="of:=LOG10([.R92])" office:value-type="float" office:value="-3.36251927668764" calcext:value-type="float">
            <text:p>-3.362519276687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530.814" calcext:value-type="float">
            <text:p>530.814</text:p>
          </table:table-cell>
          <table:table-cell office:value-type="float" office:value="471.626" calcext:value-type="float">
            <text:p>471.626</text:p>
          </table:table-cell>
          <table:table-cell office:value-type="float" office:value="375256" calcext:value-type="float">
            <text:p>375256</text:p>
          </table:table-cell>
          <table:table-cell office:value-type="float" office:value="30746" calcext:value-type="float">
            <text:p>30746</text:p>
          </table:table-cell>
          <table:table-cell office:value-type="float" office:value="122849" calcext:value-type="float">
            <text:p>122849</text:p>
          </table:table-cell>
          <table:table-cell office:value-type="float" office:value="14463" calcext:value-type="float">
            <text:p>14463</text:p>
          </table:table-cell>
          <table:table-cell office:value-type="float" office:value="0.00173309" calcext:value-type="float">
            <text:p>0.00173309</text:p>
          </table:table-cell>
          <table:table-cell table:formula="of:=ABS([.R93]-[.R87])" office:value-type="float" office:value="0.00323939" calcext:value-type="float">
            <text:p>0.00323939</text:p>
          </table:table-cell>
          <table:table-cell table:formula="of:=LOG10([.R93])" office:value-type="float" office:value="-2.76117888362857" calcext:value-type="float">
            <text:p>-2.76117888362857</text:p>
          </table:table-cell>
          <table:table-cell table:number-columns-repeated="16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9"/>
          <table:table-cell office:value-type="string" calcext:value-type="string">
            <text:p>num_additions</text:p>
          </table:table-cell>
          <table:table-cell office:value-type="string" calcext:value-type="string">
            <text:p>HELib mse</text:p>
          </table:table-cell>
          <table:table-cell office:value-type="string" calcext:value-type="string">
            <text:p>SEAL mse</text:p>
          </table:table-cell>
          <table:table-cell office:value-type="string" calcext:value-type="string">
            <text:p>HELib</text:p>
          </table:table-cell>
          <table:table-cell office:value-type="string" calcext:value-type="string">
            <text:p>SEAL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16" calcext:value-type="float">
            <text:p>16</text:p>
          </table:table-cell>
          <table:table-cell table:formula="of:=[.R83]" office:value-type="float" office:value="0.0000206461" calcext:value-type="float">
            <text:p>0.0000206461</text:p>
          </table:table-cell>
          <table:table-cell table:formula="of:=[.R89]" office:value-type="float" office:value="0.00000682752" calcext:value-type="float">
            <text:p>0.00000682752</text:p>
          </table:table-cell>
          <table:table-cell table:formula="of:=[.K97]/[.J97]" office:value-type="float" office:value="0.00000129038125" calcext:value-type="float">
            <text:p>0.00000129038125</text:p>
          </table:table-cell>
          <table:table-cell table:formula="of:=[.L97]/[.J97]" office:value-type="float" office:value="0.00000042672" calcext:value-type="float">
            <text:p>0.00000042672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32" calcext:value-type="float">
            <text:p>32</text:p>
          </table:table-cell>
          <table:table-cell table:formula="of:=[.R84]" office:value-type="float" office:value="0.0000799411" calcext:value-type="float">
            <text:p>0.0000799411</text:p>
          </table:table-cell>
          <table:table-cell table:formula="of:=[.R90]" office:value-type="float" office:value="0.0000272285" calcext:value-type="float">
            <text:p>0.0000272285</text:p>
          </table:table-cell>
          <table:table-cell table:formula="of:=[.K98]/[.J98]" office:value-type="float" office:value="0.000002498159375" calcext:value-type="float">
            <text:p>0.000002498159375</text:p>
          </table:table-cell>
          <table:table-cell table:formula="of:=[.L98]/[.J98]" office:value-type="float" office:value="0.000000850890625" calcext:value-type="float">
            <text:p>0.000000850890625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table:formula="of:=[.R85]" office:value-type="float" office:value="0.000313541" calcext:value-type="float">
            <text:p>0.000313541</text:p>
          </table:table-cell>
          <table:table-cell table:formula="of:=[.R91]" office:value-type="float" office:value="0.000107985" calcext:value-type="float">
            <text:p>0.000107985</text:p>
          </table:table-cell>
          <table:table-cell table:formula="of:=[.K99]/[.J99]" office:value-type="float" office:value="0.000004899078125" calcext:value-type="float">
            <text:p>0.000004899078125</text:p>
          </table:table-cell>
          <table:table-cell table:formula="of:=[.L99]/[.J99]" office:value-type="float" office:value="0.000001687265625" calcext:value-type="float">
            <text:p>0.000001687265625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128" calcext:value-type="float">
            <text:p>128</text:p>
          </table:table-cell>
          <table:table-cell table:formula="of:=[.R86]" office:value-type="float" office:value="0.00123716" calcext:value-type="float">
            <text:p>0.00123716</text:p>
          </table:table-cell>
          <table:table-cell table:formula="of:=[.R92]" office:value-type="float" office:value="0.000433991" calcext:value-type="float">
            <text:p>0.000433991</text:p>
          </table:table-cell>
          <table:table-cell table:formula="of:=[.K100]/[.J100]" office:value-type="float" office:value="0.0000096653125" calcext:value-type="float">
            <text:p>0.0000096653125</text:p>
          </table:table-cell>
          <table:table-cell table:formula="of:=[.L100]/[.J100]" office:value-type="float" office:value="0.0000033905546875" calcext:value-type="float">
            <text:p>0.0000033905546875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256" calcext:value-type="float">
            <text:p>256</text:p>
          </table:table-cell>
          <table:table-cell table:formula="of:=[.R87]" office:value-type="float" office:value="0.00497248" calcext:value-type="float">
            <text:p>0.00497248</text:p>
          </table:table-cell>
          <table:table-cell table:formula="of:=[.R93]" office:value-type="float" office:value="0.00173309" calcext:value-type="float">
            <text:p>0.00173309</text:p>
          </table:table-cell>
          <table:table-cell table:formula="of:=[.K101]/[.J101]" office:value-type="float" office:value="0.00001942375" calcext:value-type="float">
            <text:p>0.00001942375</text:p>
          </table:table-cell>
          <table:table-cell table:formula="of:=[.L101]/[.J101]" office:value-type="float" office:value="0.0000067698828125" calcext:value-type="float">
            <text:p>0.0000067698828125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0:20:54.7326651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07:24:52.073490322</meta:creation-date>
    <dc:date>2022-06-29T10:48:43.001736027</dc:date>
    <meta:editing-duration>PT55M11S</meta:editing-duration>
    <meta:editing-cycles>7</meta:editing-cycles>
    <meta:generator>LibreOffice/7.3.3.2$Linux_X86_64 LibreOffice_project/30$Build-2</meta:generator>
    <meta:document-statistic meta:table-count="1" meta:cell-count="190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cm" svg:y="0.316cm" chart:style-name="ch2">
          <text:p>Eroarea medie a unei adunări</text:p>
        </chart:title>
        <chart:legend chart:legend-position="end" svg:x="13.73cm" svg:y="3.952cm" style:legend-expansion="high" chart:style-name="ch3"/>
        <chart:plot-area chart:style-name="ch4" table:cell-range-address="Sheet1.J97:Sheet1.J101 Sheet1.M96:Sheet1.N101" chart:data-source-has-labels="both" svg:x="1.331cm" svg:y="1.275cm" svg:width="12.079cm" svg:height="6.564cm">
          <chart:coordinate-region svg:x="2.984cm" svg:y="1.474cm" svg:width="10.146cm" svg:height="5.718cm"/>
          <chart:axis chart:dimension="x" chart:name="primary-x" chart:style-name="ch5" chartooo:axis-type="auto">
            <chartooo:date-scale/>
            <chart:title svg:x="5.91cm" svg:y="8.019cm" chart:style-name="ch6">
              <text:p>număr total adunări</text:p>
            </chart:title>
            <chart:categories table:cell-range-address="Sheet1.J97:Sheet1.J101"/>
          </chart:axis>
          <chart:axis chart:dimension="y" chart:name="primary-y" chart:style-name="ch5">
            <chart:title svg:x="0.451cm" svg:y="6.136cm" chart:style-name="ch7">
              <text:p>eroarea unei adunări</text:p>
            </chart:title>
            <chart:grid chart:style-name="ch8" chart:class="major"/>
          </chart:axis>
          <chart:series chart:style-name="ch9" chart:values-cell-range-address="Sheet1.M97:Sheet1.M101" chart:label-cell-address="Sheet1.M96:Sheet1.M96" chart:class="chart:line">
            <chart:data-point chart:repeated="5"/>
          </chart:series>
          <chart:series chart:style-name="ch10" chart:values-cell-range-address="Sheet1.N97:Sheet1.N101" chart:label-cell-address="Sheet1.N96:Sheet1.N96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Lib</text:p>
                <draw:g>
                  <svg:desc>Sheet1.M96:Sheet1.M96</svg:desc>
                </draw:g>
              </table:table-cell>
              <table:table-cell office:value-type="string">
                <text:p>SEAL</text:p>
                <draw:g>
                  <svg:desc>Sheet1.N96:Sheet1.N96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J97:Sheet1.J101</svg:desc>
                </draw:g>
              </table:table-cell>
              <table:table-cell office:value-type="float" office:value="0.00000129038125">
                <text:p>0.00000129038125</text:p>
                <draw:g>
                  <svg:desc>Sheet1.M97:Sheet1.M101</svg:desc>
                </draw:g>
              </table:table-cell>
              <table:table-cell office:value-type="float" office:value="0.00000042672">
                <text:p>0.00000042672</text:p>
                <draw:g>
                  <svg:desc>Sheet1.N97:Sheet1.N101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2498159375">
                <text:p>0.000002498159375</text:p>
              </table:table-cell>
              <table:table-cell office:value-type="float" office:value="0.000000850890625">
                <text:p>0.0000008508906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4899078125">
                <text:p>0.000004899078125</text:p>
              </table:table-cell>
              <table:table-cell office:value-type="float" office:value="0.000001687265625">
                <text:p>0.0000016872656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096653125">
                <text:p>0.0000096653125</text:p>
              </table:table-cell>
              <table:table-cell office:value-type="float" office:value="0.0000033905546875">
                <text:p>0.00000339055468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1942375">
                <text:p>0.00001942375</text:p>
              </table:table-cell>
              <table:table-cell office:value-type="float" office:value="0.0000067698828125">
                <text:p>0.000006769882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1" chart:style-name="ch1">
        <chart:title svg:x="5.02cm" svg:y="0.316cm" chart:style-name="ch2">
          <text:p>Eroarea medie a unei adunări</text:p>
        </chart:title>
        <chart:legend chart:legend-position="end" svg:x="13.73cm" svg:y="3.952cm" style:legend-expansion="high" chart:style-name="ch3"/>
        <chart:plot-area chart:style-name="ch4" table:cell-range-address="Sheet1.M96:Sheet1.N101 Sheet1.J97:Sheet1.J101" chart:data-source-has-labels="row" svg:x="0.32cm" svg:y="1.275cm" svg:width="13.09cm" svg:height="7.545cm">
          <chart:coordinate-region svg:x="1.973cm" svg:y="1.474cm" svg:width="11.157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N97:Sheet1.N101" chart:label-cell-address="Sheet1.N96:Sheet1.N96" chart:class="chart:scatter">
            <chart:domain table:cell-range-address="Sheet1.J97:Sheet1.J101"/>
            <chart:data-point chart:repeated="5"/>
          </chart:series>
          <chart:series chart:style-name="ch9" chart:values-cell-range-address="Sheet1.M97:Sheet1.M101" chart:label-cell-address="Sheet1.M96:Sheet1.M96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EAL</text:p>
                <draw:g>
                  <svg:desc>Sheet1.N96:Sheet1.N96</svg:desc>
                </draw:g>
              </table:table-cell>
              <table:table-cell office:value-type="string">
                <text:p>HELib</text:p>
                <draw:g>
                  <svg:desc>Sheet1.M96:Sheet1.M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J97:Sheet1.J101</svg:desc>
                </draw:g>
              </table:table-cell>
              <table:table-cell office:value-type="float" office:value="0.00000042672">
                <text:p>0.00000042672</text:p>
                <draw:g>
                  <svg:desc>Sheet1.N97:Sheet1.N101</svg:desc>
                </draw:g>
              </table:table-cell>
              <table:table-cell office:value-type="float" office:value="0.00000129038125">
                <text:p>0.00000129038125</text:p>
                <draw:g>
                  <svg:desc>Sheet1.M97:Sheet1.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000000850890625">
                <text:p>0.000000850890625</text:p>
              </table:table-cell>
              <table:table-cell office:value-type="float" office:value="0.000002498159375">
                <text:p>0.0000024981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00001687265625">
                <text:p>0.000001687265625</text:p>
              </table:table-cell>
              <table:table-cell office:value-type="float" office:value="0.000004899078125">
                <text:p>0.00000489907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0.0000033905546875">
                <text:p>0.0000033905546875</text:p>
              </table:table-cell>
              <table:table-cell office:value-type="float" office:value="0.0000096653125">
                <text:p>0.00000966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0.0000067698828125">
                <text:p>0.0000067698828125</text:p>
              </table:table-cell>
              <table:table-cell office:value-type="float" office:value="0.00001942375">
                <text:p>0.00001942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